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1.3898in"/>
    </style:style>
    <style:style style:name="co23" style:family="table-column">
      <style:table-column-properties fo:break-before="auto" style:column-width="1.2484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2563in"/>
    </style:style>
    <style:style style:name="co26" style:family="table-column">
      <style:table-column-properties fo:break-before="auto" style:column-width="1.4299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2.5382in"/>
    </style:style>
    <style:style style:name="co29" style:family="table-column">
      <style:table-column-properties fo:break-before="auto" style:column-width="1.5909in"/>
    </style:style>
    <style:style style:name="co30" style:family="table-column">
      <style:table-column-properties fo:break-before="auto" style:column-width="1.9744in"/>
    </style:style>
    <style:style style:name="co31" style:family="table-column">
      <style:table-column-properties fo:break-before="auto" style:column-width="2.1252in"/>
    </style:style>
    <style:style style:name="co32" style:family="table-column">
      <style:table-column-properties fo:break-before="auto" style:column-width="2.0547in"/>
    </style:style>
    <style:style style:name="co33" style:family="table-column">
      <style:table-column-properties fo:break-before="auto" style:column-width="0.8909in"/>
    </style:style>
    <style:style style:name="co34" style:family="table-column">
      <style:table-column-properties fo:break-before="auto" style:column-width="2.6736in"/>
    </style:style>
    <style:style style:name="co35" style:family="table-column">
      <style:table-column-properties fo:break-before="auto" style:column-width="0.9102in"/>
    </style:style>
    <style:style style:name="co36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4.5264in" fo:break-before="auto" style:use-optimal-row-height="true"/>
    </style:style>
    <style:style style:name="ro9" style:family="table-row">
      <style:table-row-properties style:row-height="0.7043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2.0417in" fo:break-before="auto" style:use-optimal-row-height="true"/>
    </style:style>
    <style:style style:name="ro19" style:family="table-row">
      <style:table-row-properties style:row-height="4.529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8862in" fo:break-before="auto" style:use-optimal-row-height="true"/>
    </style:style>
    <style:style style:name="ro22" style:family="table-row">
      <style:table-row-properties style:row-height="0.9437in" fo:break-before="auto" style:use-optimal-row-height="false"/>
    </style:style>
    <style:style style:name="ro23" style:family="table-row">
      <style:table-row-properties style:row-height="0.7252in" fo:break-before="auto" style:use-optimal-row-height="false"/>
    </style:style>
    <style:style style:name="ro24" style:family="table-row">
      <style:table-row-properties style:row-height="1.278in" fo:break-before="auto" style:use-optimal-row-height="false"/>
    </style:style>
    <style:style style:name="ro25" style:family="table-row">
      <style:table-row-properties style:row-height="2.3528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0.3102in" fo:break-before="auto" style:use-optimal-row-height="true"/>
    </style:style>
    <style:style style:name="ro28" style:family="table-row">
      <style:table-row-properties style:row-height="1.15in" fo:break-before="auto" style:use-optimal-row-height="false"/>
    </style:style>
    <style:style style:name="ro29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2484in" fo:break-before="auto" style:use-optimal-row-height="false"/>
    </style:style>
    <style:style style:name="ro31" style:family="table-row">
      <style:table-row-properties style:row-height="0.4972in" fo:break-before="auto" style:use-optimal-row-height="false"/>
    </style:style>
    <style:style style:name="ro32" style:family="table-row">
      <style:table-row-properties style:row-height="0.4555in" fo:break-before="auto" style:use-optimal-row-height="true"/>
    </style:style>
    <style:style style:name="ro33" style:family="table-row">
      <style:table-row-properties style:row-height="0.4346in" fo:break-before="auto" style:use-optimal-row-height="false"/>
    </style:style>
    <style:style style:name="ro34" style:family="table-row">
      <style:table-row-properties style:row-height="0.328in" fo:break-before="auto" style:use-optimal-row-height="true"/>
    </style:style>
    <style:style style:name="ro35" style:family="table-row">
      <style:table-row-properties style:row-height="0.4862in" fo:break-before="auto" style:use-optimal-row-height="true"/>
    </style:style>
    <style:style style:name="ro36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5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1" style:family="table-cell" style:parent-style-name="Default">
      <style:table-cell-properties fo:wrap-option="wrap"/>
      <style:text-properties style:font-name="Arial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wrap-option="wrap"/>
      <style:text-properties fo:color="#000000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Default">
      <style:table-cell-properties style:vertical-align="top"/>
      <style:text-properties style:font-name="Arial" fo:font-size="10pt"/>
    </style:style>
    <style:style style:name="ce6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ext-properties style:font-name="Arial" fo:font-size="9pt"/>
    </style:style>
    <style:style style:name="ce78" style:family="table-cell" style:parent-style-name="Default">
      <style:text-properties fo:font-size="9pt"/>
    </style:style>
    <style:style style:name="ce79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9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name-complex="Tahoma2" style:font-size-complex="11pt"/>
    </style:style>
    <style:style style:name="ce12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2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2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6" style:family="table-cell" style:parent-style-name="Default">
      <style:text-properties fo:color="#ff0000" fo:font-size="9pt"/>
    </style:style>
    <style:style style:name="ce157" style:family="table-cell" style:parent-style-name="Default">
      <style:text-properties style:use-window-font-color="true" fo:font-size="9pt"/>
    </style:style>
    <style:style style:name="ce158" style:family="table-cell" style:parent-style-name="Default">
      <style:table-cell-properties fo:border="0.0008in solid #000000"/>
      <style:text-properties style:use-window-font-color="true" fo:font-size="9pt"/>
    </style:style>
    <style:style style:name="ce159" style:family="table-cell" style:parent-style-name="Default">
      <style:table-cell-properties fo:border="0.0008in solid #000000"/>
      <style:text-properties fo:font-size="9pt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" style:font-size-asian="10pt"/>
    </style:style>
    <style:style style:name="ce164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" style:font-size-asian="10pt"/>
    </style:style>
    <style:style style:name="ce16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16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4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17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ackground-color="transparent"/>
      <style:text-properties fo:color="#ff0000" fo:font-size="9pt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0" style:family="table-cell" style:parent-style-name="Default">
      <style:text-properties style:font-name="Arial" fo:font-size="10pt"/>
    </style:style>
    <style:style style:name="ce181" style:family="table-cell" style:parent-style-name="Default">
      <style:text-properties fo:color="#000000" style:font-name="Arial" fo:font-size="10pt"/>
    </style:style>
    <style:style style:name="ce182" style:family="table-cell" style:parent-style-name="Default">
      <style:text-properties fo:color="#000000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85" style:family="table-cell" style:parent-style-name="Default">
      <style:text-properties style:font-name="Arial1" fo:font-size="10pt"/>
    </style:style>
    <style:style style:name="ce18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9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4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05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06" style:family="table-cell" style:parent-style-name="Default">
      <style:table-cell-properties fo:background-color="transparent" fo:wrap-option="wrap" style:vertical-align="top"/>
      <style:text-properties style:font-name="Arial1" fo:font-size="10pt" fo:font-weight="normal" style:font-weight-asian="normal" style:font-weight-complex="normal"/>
    </style:style>
    <style:style style:name="ce20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0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209" style:family="table-cell" style:parent-style-name="Default">
      <style:table-cell-properties fo:wrap-option="wrap" style:vertical-align="top"/>
      <style:text-properties style:font-name="Arial1" fo:font-size="10pt"/>
    </style:style>
    <style:style style:name="ce210" style:family="table-cell" style:parent-style-name="Default">
      <style:table-cell-properties fo:background-color="transparent" fo:wrap-option="wrap" style:vertical-align="top"/>
      <style:text-properties style:font-name="Arial1" fo:font-size="10pt"/>
    </style:style>
    <style:style style:name="ce211" style:family="table-cell" style:parent-style-name="Default">
      <style:table-cell-properties fo:wrap-option="wrap"/>
      <style:text-properties style:font-name="Arial1" fo:font-size="10pt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size-complex="11pt"/>
    </style:style>
    <style:style style:name="ce2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21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19" style:family="table-cell" style:parent-style-name="Default">
      <style:table-cell-properties fo:background-color="transparent" fo:wrap-option="wrap"/>
      <style:text-properties style:font-name="Arial1" fo:font-size="10pt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2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5" style:family="table-cell" style:parent-style-name="Default">
      <style:table-cell-properties fo:background-color="transparent"/>
      <style:text-properties style:font-name="Arial1" fo:font-size="10pt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ackground-color="transparent"/>
    </style:style>
    <style:style style:name="ce2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2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3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4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4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24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4" style:family="table-cell" style:parent-style-name="Normal_5f_Sheet1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2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2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265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size-complex="10pt"/>
    </style:style>
    <style:style style:name="ce2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2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1" style:font-size-complex="10pt" style:language-complex="en" style:country-complex="US" style:text-emphasize="none" style:font-relief="none"/>
    </style:style>
    <style:style style:name="ce27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7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color="#000000" style:font-name="Arial" fo:font-size="10pt" style:font-name-asian="Tahoma" style:font-size-asian="10pt" style:font-size-complex="10pt"/>
    </style:style>
    <style:style style:name="ce2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font-name="Arial" fo:font-size="10pt" style:font-name-asian="Tahoma" style:font-size-asian="10pt" style:font-size-complex="10pt"/>
    </style:style>
    <style:style style:name="ce2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style:font-name-asian="Tahoma" style:font-size-asian="10pt" style:font-size-complex="10pt"/>
    </style:style>
    <style:style style:name="ce278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style:font-name-asian="Tahoma" style:font-size-asian="10pt" style:font-size-complex="10pt"/>
    </style:style>
    <style:style style:name="ce2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Arial" fo:font-size="10pt" style:font-size-asian="10pt" style:font-size-complex="10pt"/>
    </style:style>
    <style:style style:name="ce2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3" style:family="table-cell" style:parent-style-name="Default">
      <style:table-cell-properties style:glyph-orientation-vertical="0" fo:background-color="#0047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8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8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8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296" style:family="table-cell" style:parent-style-name="Default">
      <style:table-cell-properties fo:background-color="#000080"/>
      <style:text-properties fo:color="#ffffff" fo:font-size="12pt" fo:font-weight="bold"/>
    </style:style>
    <style:style style:name="ce29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9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0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30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2" style:family="table-cell" style:parent-style-name="Default">
      <style:table-cell-properties fo:background-color="transparent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303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30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language-asian="zh" style:country-asian="CN" style:font-name-complex="Lohit Hindi" style:language-complex="hi" style:country-complex="IN"/>
    </style:style>
    <style:style style:name="T3" style:family="text">
      <style:text-properties fo:font-size="12pt"/>
    </style:style>
    <style:style style:name="T4" style:family="text">
      <style:text-properties style:font-name="Liberation Serif1" style:font-name-asian="DejaVu Sans" style:font-name-complex="Lohit Hindi"/>
    </style:style>
    <style:style style:name="T5" style:family="text">
      <style:text-properties style:font-name="Arial" fo:language="en" fo:country="US" style:font-name-asian="Tahoma" style:font-name-complex="Tahoma2" style:font-size-complex="11pt"/>
    </style:style>
    <style:style style:name="T6" style:family="text">
      <style:text-properties style:font-name="Arial" style:font-name-asian="ＭＳ Ｐゴシック" style:font-name-complex="Tahoma1"/>
    </style:style>
    <style:style style:name="T7" style:family="text">
      <style:text-properties fo:color="#000000" fo:language="en" fo:country="GB" style:font-name-asian="Tahoma" style:font-name-complex="Tahoma2" style:font-size-complex="10pt"/>
    </style:style>
    <style:style style:name="T8" style:family="text">
      <style:text-properties fo:color="#000000" fo:language="en" fo:country="GB" style:font-size-complex="10pt"/>
    </style:style>
    <style:style style:name="T9" style:family="text">
      <style:text-properties style:font-name-asian="Tahoma" style:font-name-complex="Tahoma2"/>
    </style:style>
    <style:style style:name="T10" style:family="text">
      <style:text-properties style:font-name-asian="ＭＳ Ｐゴシック" style:font-name-complex="Tahoma1"/>
    </style:style>
    <style:style style:name="T11" style:family="text">
      <style:text-properties fo:font-weight="bold" style:font-name-asian="ＭＳ Ｐゴシック" style:font-name-complex="Tahoma1"/>
    </style:style>
    <style:style style:name="T12" style:family="text">
      <style:text-properties fo:language="en" fo:country="US" style:font-name-asian="Tahoma" style:font-name-complex="Tahoma2" style:font-size-complex="11pt"/>
    </style:style>
    <style:style style:name="T13" style:family="text">
      <style:text-properties style:font-name="Liberation Sans" style:font-name-asian="DejaVu Sans" style:font-name-complex="Lohit Hindi"/>
    </style:style>
    <style:style style:name="T14" style:family="text">
      <style:text-properties style:font-name-asian="DejaVu Sans" style:font-size-asian="10pt" style:language-asian="zh" style:country-asian="CN" style:font-name-complex="Tahoma2" style:font-size-complex="10pt" style:language-complex="hi" style:country-complex="IN"/>
    </style:style>
    <style:style style:name="T15" style:family="text">
      <style:text-properties style:font-name="Liberation Serif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16" style:family="text">
      <style:text-properties fo:language="en" fo:country="GB" style:font-name-asian="Tahoma" style:language-asian="en" style:country-asian="US" style:font-name-complex="Tahoma2" style:language-complex="en" style:country-complex="US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Arial" style:font-name-asian="ＭＳ Ｐゴシック" style:font-name-complex="Tahoma2"/>
    </style:style>
    <style:style style:name="T19" style:family="text">
      <style:text-properties style:font-name-asian="ＭＳ Ｐゴシック" style:font-name-complex="Tahoma2"/>
    </style:style>
    <style:style style:name="T20" style:family="text">
      <style:text-properties style:font-name-asian="Arial" style:font-name-complex="Tahoma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WCM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'bugs_v1.6.9'.f#ref!#ref!#ref!" office:value-type="string" office:string-value="Err:520">
            <text:p>Err:520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0/Oct/10</text:p>
          </table:table-cell>
          <table:table-cell table:style-name="ce21"/>
          <table:table-cell table:style-name="ce26" office:value-type="string">
            <text:p>ALL-411</text:p>
            <text:p>CCP-496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3"/>
          <table:table-cell table:style-name="ce11"/>
          <table:table-cell table:style-name="ce21"/>
          <table:table-cell table:style-name="ce2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  <text:p><text:span text:style-name="T2"><text:a xlink:href="https://jira.exoplatform.org/browse/WCM-2857">WCM-2857</text:a></text:span><text:span text:style-name="T2"> <text:s/>(1.6.8)</text:span></text:p>
            <text:p><text:span text:style-name="T2"><text:a xlink:href="https://jira.exoplatform.org/browse/WCM-2933">WCM-2933</text:a></text:span><text:span text:style-name="T2"> : required to hide the admin bar for </text:span><text:span text:style-name="T2">1 group but infact it was hidden for any group </text:span><text:span text:style-name="T2">except web-contributor because of WCM-2601</text:span></text:p>
            <text:p><text:span text:style-name="T2"><text:a xlink:href="https://jira.exoplatform.org/browse/WCM-2947">WCM-2947</text:a></text:span><text:span text:style-name="T2">: won't fix</text:span></text:p>
            <text:p><text:span text:style-name="T2"><text:a xlink:href="https://jira.exoplatform.org/browse/WCM-2922">WCM-2922</text:a></text:span><text:span text:style-name="T2"> </text:span></text:p>
            <text:p><text:span text:style-name="T2">WCM-2961: bug found in AIO 1.6.1 from </text:span><text:span text:style-name="T2">1.6.6 the position of portlet are changed → can </text:span><text:span text:style-name="T2">not reproduce</text:span></text:p>
            <text:p><text:span text:style-name="T2">WCM-2993: Errors when importing CSS files </text:span><text:span text:style-name="T2">in fckeditor -&gt; releated to technical</text:span></text:p>
            <text:p><text:span text:style-name="T2">- WCM-2928: won't fix</text:span></text:p>
            <text:p><text:span text:style-name="T2">- WCM-2993</text:span></text:p>
            <text:p><text:span text:style-name="T2">- WCM-2963 (duplicate WCM-2962)</text:span></text:p>
          </table:table-cell>
          <table:table-cell table:style-name="ce28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9/Nov/2010</text:p>
          </table:table-cell>
          <table:table-cell table:style-name="ce22"/>
          <table:table-cell table:style-name="ce28" office:value-type="string">
            <text:p>Remove:</text:p>
            <text:p>- CCP-483 (Do not allow to add document with name contain special characters)</text:p>
          </table:table-cell>
          <table:table-cell table:style-name="ce28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string">
            <text:p>5/Apr/2011</text:p>
          </table:table-cell>
          <table:table-cell table:style-name="ce22"/>
          <table:table-cell table:style-name="ce29" office:value-type="string">
            <text:p>Add 2 first tests for AIO 1.6.9</text:p>
          </table:table-cell>
          <table:table-cell table:style-name="ce36" office:value-type="string">
            <text:p>minh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9">
          <table:table-cell table:style-name="ce3"/>
          <table:table-cell table:style-name="ce12" office:value-type="string">
            <text:p>27/Apr/2011</text:p>
          </table:table-cell>
          <table:table-cell table:style-name="ce22"/>
          <table:table-cell table:style-name="ce29" office:value-type="string">
            <text:p>Add:</text:p>
            <text:p><text:span text:style-name="T3">- WCM-2959 CCP-711</text:span></text:p>
            <text:p><text:span text:style-name="T3">- WCM-2962 CCP-711</text:span></text:p>
            <text:p><text:span text:style-name="T3">- WCM-2997 </text:span>CCP-884</text:p>
          </table:table-cell>
          <table:table-cell table:style-name="ce36" office:value-type="string">
            <text:p>minh.nguyen</text:p>
          </table:table-cell>
          <table:table-cell table:style-name="ce36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52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6" office:value-type="string">
            <text:p>Priority</text:p>
          </table:covered-table-cell>
          <table:covered-table-cell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6"/>
          <table:covered-table-cell table:style-name="ce56"/>
          <table:table-cell table:style-name="ce19" table:number-columns-repeated="252"/>
        </table:table-row>
        <table:table-row table:style-name="ro10">
          <table:table-cell table:style-name="ce47" office:value-type="string">
            <text:p>REG_AIO165_WCM_001</text:p>
          </table:table-cell>
          <table:table-cell table:style-name="ce51" office:value-type="string">
            <text:p>Can not download an uploaded document in PCV portlet </text:p>
          </table:table-cell>
          <table:table-cell table:style-name="ce57" office:value-type="string">
            <text:p>WCM-2157, SST-186, CCP-184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51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3</text:p>
          </table:table-cell>
          <table:table-cell table:style-name="ce51" office:value-type="string">
            <text:p>Cache &amp; Categories with publication errors </text:p>
          </table:table-cell>
          <table:table-cell table:style-name="ce57" office:value-type="string">
            <text:p>WCM-2725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4</text:p>
          </table:table-cell>
          <table:table-cell table:style-name="ce51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1">
          <table:table-cell table:style-name="ce47" office:value-type="string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1">
          <table:table-cell table:style-name="ce47" office:value-type="string">
            <text:p>REG_AIO165_WCM_006</text:p>
          </table:table-cell>
          <table:table-cell table:style-name="ce51" office:value-type="string">
            <text:p>Label categories are not traduced in clv edition </text:p>
          </table:table-cell>
          <table:table-cell table:style-name="ce57" office:value-type="string">
            <text:p>WCM-2787, WCM-2781, WCM-2786 </text:p>
          </table:table-cell>
          <table:table-cell table:style-name="ce57" office:value-type="string">
            <text:p>High </text:p>
          </table:table-cell>
          <table:table-cell table:style-name="ce63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51" office:value-type="string">
            <text:p>Check viewing localised content</text:p>
          </table:table-cell>
          <table:table-cell table:style-name="ce57" office:value-type="string">
            <text:p>WCM-2628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51" office:value-type="string">
            <text:p>Check translation of results' number after search </text:p>
          </table:table-cell>
          <table:table-cell table:style-name="ce57" office:value-type="string">
            <text:p>ALL-328, WCM-2757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51" office:value-type="string">
            <text:p>Search result - wrong traduction when there's no result </text:p>
          </table:table-cell>
          <table:table-cell table:style-name="ce57" office:value-type="string">
            <text:p>ALL-327, WCM-2754 </text:p>
          </table:table-cell>
          <table:table-cell table:style-name="ce57" office:value-type="string">
            <text:p>Low</text:p>
          </table:table-cell>
          <table:table-cell table:style-name="ce64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51" office:value-type="string">
            <text:p>Check translation of label in the “Form Generator” portlet</text:p>
          </table:table-cell>
          <table:table-cell table:style-name="ce57" office:value-type="string">
            <text:p>WCM-2755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51" office:value-type="string">
            <text:p>Check <text:s/>Sorting Mechanism </text:p>
          </table:table-cell>
          <table:table-cell table:style-name="ce57" office:value-type="string">
            <text:p>WCM-2728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2">
          <table:table-cell table:style-name="ce47" office:value-type="string">
            <text:p>REG_AIO165_WCM_013</text:p>
          </table:table-cell>
          <table:table-cell table:style-name="ce51" office:value-type="string">
            <text:p>Check encoding when display Taxonomy in the CLV categories</text:p>
          </table:table-cell>
          <table:table-cell table:style-name="ce57" office:value-type="string">
            <text:p>WCM-2688, WCM-2627, PORTAL-3744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51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51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51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WCM-2746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7" office:value-type="string">
            <text:p>WCM-2717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7" office:value-type="string">
            <text:p>WCM-2723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WCM-2788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7" office:value-type="string">
            <text:p>WCM-2227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7" office:value-type="string">
            <text:p>WCM-2751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WCM-2721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3">
          <table:table-cell table:style-name="ce47" office:value-type="string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WCM-2689, ECM-5237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7" office:value-type="string">
            <text:p>WCM-2822</text:p>
          </table:table-cell>
          <table:table-cell table:style-name="ce57"/>
          <table:table-cell table:style-name="ce62"/>
          <table:table-cell table:style-name="ce61" table:number-columns-repeated="250"/>
          <table:table-cell table:style-name="ce62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49"/>
          <table:covered-table-cell table:style-name="ce49"/>
          <table:covered-table-cell table:style-name="ce61"/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8" office:value-type="string">
            <text:p>WCM-2816 CCP-422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2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9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0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6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9</text:p>
          </table:table-cell>
          <table:table-cell table:style-name="ce53" office:value-type="string">
            <text:p>Download a binary file with name containing an illegal jcr char (using the right popup menu)</text:p>
          </table:table-cell>
          <table:table-cell table:style-name="ce52" office:value-type="string">
            <text:p>WCM-2832 CCP-40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49"/>
          <table:covered-table-cell table:style-name="ce49"/>
          <table:covered-table-cell table:style-name="ce61"/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4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8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9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2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4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49"/>
          <table:covered-table-cell table:style-name="ce49"/>
          <table:covered-table-cell table:style-name="ce61"/>
          <table:table-cell table:style-name="ce61" table:number-columns-repeated="251"/>
          <table:table-cell table:style-name="ce62"/>
        </table:table-row>
        <table:table-row table:style-name="ro7">
          <table:table-cell table:style-name="ce47" office:value-type="string">
            <text:p>REG_AIO169_WCM_001</text:p>
          </table:table-cell>
          <table:table-cell table:style-name="ce55" office:value-type="string">
            <text:p>Links are displayed not underlined when visited </text:p>
          </table:table-cell>
          <table:table-cell table:style-name="ce60" office:value-type="string">
            <text:p>WCM-2992</text:p>
            <text:p>CCP-810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1" table:number-rows-repeated="5">
          <table:table-cell table:style-name="ce49" table:number-columns-repeated="3"/>
          <table:table-cell table:style-name="ce61" table:number-columns-repeated="252"/>
          <table:table-cell table:style-name="ce62"/>
        </table:table-row>
        <table:table-row table:style-name="ro1" table:number-rows-repeated="11">
          <table:table-cell table:style-name="ce50" table:number-columns-repeated="3"/>
          <table:table-cell table:style-name="ce19" table:number-columns-repeated="253"/>
        </table:table-row>
        <table:table-row table:style-name="ro1" table:number-rows-repeated="1048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5" table:style-name="ta2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44" table:default-cell-style-name="Default"/>
        <table:table-column table:style-name="co8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9"/>
          <table:table-cell table:style-name="ce86" table:number-columns-repeated="2"/>
          <table:table-cell/>
          <table:table-cell table:style-name="ce86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942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1"/>
          <table:table-cell table:style-name="ce80"/>
          <table:table-cell table:style-name="ce86" table:number-columns-repeated="2"/>
          <table:table-cell/>
          <table:table-cell table:style-name="ce86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942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8" table:number-columns-repeated="4"/>
          <table:table-cell table:number-columns-repeated="22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81" office:value-type="string" table:number-columns-spanned="3" table:number-rows-spanned="1">
            <text:p>Bugs on WCM 1.2.x for regression test</text:p>
          </table:table-cell>
          <table:covered-table-cell table:style-name="ce87"/>
          <table:covered-table-cell table:style-name="ce82"/>
          <table:table-cell/>
          <table:table-cell table:style-name="ce122"/>
          <table:table-cell table:style-name="ce135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942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2" office:value-type="string">
            <text:p>Total Main Cases:</text:p>
          </table:table-cell>
          <table:table-cell table:style-name="ce82" table:formula="of:=MAX([.A7:.A925])" office:value-type="float" office:value="23" table:number-columns-spanned="3" table:number-rows-spanned="1">
            <text:p>23</text:p>
          </table:table-cell>
          <table:covered-table-cell table:style-name="ce87"/>
          <table:covered-table-cell table:style-name="ce82"/>
          <table:table-cell/>
          <table:table-cell table:style-name="ce122"/>
          <table:table-cell table:style-name="ce135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942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8" table:number-columns-repeated="4"/>
          <table:table-cell table:number-columns-repeated="22"/>
        </table:table-row>
        <table:table-row table:style-name="ro14">
          <table:table-cell/>
          <table:table-cell table:style-name="ce73"/>
          <table:table-cell table:style-name="ce78"/>
          <table:table-cell table:style-name="ce88" table:number-columns-repeated="5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942];[.$L5])" office:value-type="float" office:value="0">
            <text:p>0</text:p>
          </table:table-cell>
          <table:table-cell table:style-name="ce170" table:number-columns-repeated="2"/>
          <table:table-cell table:style-name="ce78" table:number-columns-repeated="219"/>
          <table:table-cell table:number-columns-repeated="22"/>
        </table:table-row>
        <table:table-row table:style-name="ro1">
          <table:table-cell table:style-name="ce65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65" office:value-type="string">
            <text:p>Case ID</text:p>
          </table:table-cell>
          <table:table-cell table:style-name="ce65" office:value-type="string">
            <text:p>Path</text:p>
          </table:table-cell>
          <table:table-cell table:style-name="ce65" office:value-type="string">
            <text:p>Case Description</text:p>
          </table:table-cell>
          <table:table-cell table:style-name="ce65" office:value-type="string">
            <text:p>Step Description</text:p>
          </table:table-cell>
          <table:table-cell table:style-name="ce65" office:value-type="string">
            <text:p>Steps to produce</text:p>
          </table:table-cell>
          <table:table-cell table:style-name="ce65" office:value-type="string">
            <text:p>Expected Output</text:p>
          </table:table-cell>
          <table:table-cell table:style-name="ce65" office:value-type="string">
            <text:p>Priority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Bug description</text:p>
          </table:table-cell>
          <table:table-cell table:style-name="ce65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  <table:table-cell/>
        </table:table-row>
        <table:table-row table:style-name="ro10">
          <table:table-cell table:style-name="ce66" office:value-type="float" office:value="1">
            <text:p>001</text:p>
          </table:table-cell>
          <table:table-cell table:style-name="ce47" office:value-type="string">
            <text:p>REG_AIO165_WCM_001</text:p>
          </table:table-cell>
          <table:table-cell table:style-name="ce83" office:value-type="float" office:value="1">
            <text:p>001</text:p>
          </table:table-cell>
          <table:table-cell table:style-name="ce89" table:formula="of:=[.B7]" office:value-type="string" office:string-value="REG_AIO165_WCM_001">
            <text:p>REG_AIO165_WCM_001</text:p>
          </table:table-cell>
          <table:table-cell table:style-name="ce93" office:value-type="string">
            <text:p>Can not download an uploaded document in PCV portlet </text:p>
          </table:table-cell>
          <table:table-cell table:style-name="ce58" office:value-type="string">
            <text:p>Step 1: Upload file</text:p>
          </table:table-cell>
          <table:table-cell table:style-name="ce58" office:value-type="string">
            <text:p>- Go to Site Explorer, ACME drive</text:p>
            <text:p>- Upload a file (pdf for example) in a category</text:p>
          </table:table-cell>
          <table:table-cell table:style-name="ce124" office:value-type="string">
            <text:p>Upload file successfully</text:p>
          </table:table-cell>
          <table:table-cell table:style-name="ce124" office:value-type="string">
            <text:p>High</text:p>
          </table:table-cell>
          <table:table-cell table:style-name="ce57" office:value-type="string">
            <text:p>WCM-2157, SST-186, CCP-184 </text:p>
          </table:table-cell>
          <table:table-cell table:style-name="ce58" office:value-type="string">
            <text:p>Upload a file (pdf for example) in a category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</table:table-row>
        <table:table-row table:style-name="ro16">
          <table:table-cell table:style-name="ce6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5_WCM_001</text:p>
          </table:table-cell>
          <table:table-cell table:style-name="ce8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9" table:formula="of:=[.B8]" office:value-type="string" office:string-value="REG_AIO165_WCM_001">
            <text:p>REG_AIO165_WCM_001</text:p>
          </table:table-cell>
          <table:table-cell table:style-name="ce58" office:value-type="string">
            <text:p>Can not download an uploaded document in PCV portlet </text:p>
          </table:table-cell>
          <table:table-cell table:style-name="ce58" office:value-type="string">
            <text:p>Step 2: View uploaded file in News page</text:p>
          </table:table-cell>
          <table:table-cell table:style-name="ce58" office:value-type="string">
            <text:p>- Choose News page on ACME site</text:p>
            <text:p><text:span text:style-name="T5">- Select category to view the uploaded file </text:span><text:span text:style-name="T5">before</text:span></text:p>
            <text:p><text:span text:style-name="T5">- Click to open the previously uploaded </text:span><text:span text:style-name="T5">document</text:span></text:p>
            <text:p><text:span text:style-name="T5">- Click Download this file link</text:span></text:p>
          </table:table-cell>
          <table:table-cell table:style-name="ce124" office:value-type="string">
            <text:p>Download file successfully</text:p>
          </table:table-cell>
          <table:table-cell table:style-name="ce124" office:value-type="string">
            <text:p>High</text:p>
          </table:table-cell>
          <table:table-cell table:style-name="ce57" office:value-type="string">
            <text:p>WCM-2157, SST-186, CCP-184 </text:p>
          </table:table-cell>
          <table:table-cell table:style-name="ce58"/>
          <table:table-cell table:style-name="ce168"/>
          <table:table-cell table:style-name="ce173" table:number-columns-repeated="235"/>
          <table:table-cell table:style-name="ce180" table:number-columns-repeated="9"/>
        </table:table-row>
        <table:table-row table:style-name="ro16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_AIO165_WCM_002</text:p>
          </table:table-cell>
          <table:table-cell table:style-name="ce83" office:value-type="float" office:value="1">
            <text:p>001</text:p>
          </table:table-cell>
          <table:table-cell table:style-name="ce89" table:formula="of:=[.B9]" office:value-type="string" office:string-value="REG_AIO165_WCM_002">
            <text:p>REG_AIO165_WCM_002</text:p>
          </table:table-cell>
          <table:table-cell table:style-name="ce93" office:value-type="string">
            <text:p>Check if the content edition is considered after publication </text:p>
          </table:table-cell>
          <table:table-cell table:style-name="ce58" office:value-type="string">
            <text:p>Step 1: Create a free layout web content</text:p>
          </table:table-cell>
          <table:table-cell table:style-name="ce58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58" office:value-type="string">
            <text:p>New Free layout web content is creat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 office:value-type="string">
            <text:p>After step 6: go to /classic/home ==&gt; old content is shown instead of new one (in edit mode you can see the new content)</text:p>
          </table:table-cell>
          <table:table-cell table:style-name="ce168"/>
          <table:table-cell table:style-name="ce173" table:number-columns-repeated="235"/>
          <table:table-cell table:style-name="ce68" table:number-columns-repeated="9"/>
        </table:table-row>
        <table:table-row table:style-name="ro12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5_WCM_002</text:p>
          </table:table-cell>
          <table:table-cell table:style-name="ce8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9" table:formula="of:=[.B10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2: Edit content</text:p>
          </table:table-cell>
          <table:table-cell table:style-name="ce58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58" office:value-type="string">
            <text:p>Changes are sav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 table:style-name="ce168"/>
          <table:table-cell table:style-name="ce173" table:number-columns-repeated="235"/>
          <table:table-cell table:style-name="ce68" table:number-columns-repeated="9"/>
        </table:table-row>
        <table:table-row table:style-name="ro10">
          <table:table-cell table:style-name="ce6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5_WCM_002</text:p>
          </table:table-cell>
          <table:table-cell table:style-name="ce8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9" table:formula="of:=[.B11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3: Edit status to publish</text:p>
          </table:table-cell>
          <table:table-cell table:style-name="ce58" office:value-type="string">
            <text:p>- Click Manage Publication from Action bar</text:p>
            <text:p>- Click Live to change status</text:p>
          </table:table-cell>
          <table:table-cell table:style-name="ce58" office:value-type="string">
            <text:p>Change status successfully (Enrolled is marked)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 table:style-name="ce168"/>
          <table:table-cell table:style-name="ce173" table:number-columns-repeated="235"/>
          <table:table-cell table:style-name="ce68" table:number-columns-repeated="9"/>
        </table:table-row>
        <table:table-row table:style-name="ro10">
          <table:table-cell table:style-name="ce6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5_WCM_002</text:p>
          </table:table-cell>
          <table:table-cell table:style-name="ce8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9" table:formula="of:=[.B12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4: Add node to a page (/classic/home for example)</text:p>
          </table:table-cell>
          <table:table-cell table:style-name="ce58" office:value-type="string">
            <text:p>- Choose Publication Pages tab</text:p>
            <text:p>- Select page from left pane then click → button</text:p>
          </table:table-cell>
          <table:table-cell table:style-name="ce58" office:value-type="string">
            <text:p>Path of selected page is displayed in right pane &amp; the web content is displayed in selected p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 table:style-name="ce168"/>
          <table:table-cell table:style-name="ce173" table:number-columns-repeated="235"/>
          <table:table-cell table:style-name="ce68" table:number-columns-repeated="9"/>
        </table:table-row>
        <table:table-row table:style-name="ro10">
          <table:table-cell table:style-name="ce6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5_WCM_002</text:p>
          </table:table-cell>
          <table:table-cell table:style-name="ce8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9" table:formula="of:=[.B13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5: Edit content again</text:p>
          </table:table-cell>
          <table:table-cell table:style-name="ce58" office:value-type="string">
            <text:p>In Site Explorer: edit content of above web content</text:p>
          </table:table-cell>
          <table:table-cell table:style-name="ce58" office:value-type="string">
            <text:p>Changes is saved (status of current version is draft)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 table:style-name="ce168"/>
          <table:table-cell table:style-name="ce173" table:number-columns-repeated="235"/>
          <table:table-cell table:style-name="ce68" table:number-columns-repeated="9"/>
        </table:table-row>
        <table:table-row table:style-name="ro10">
          <table:table-cell table:style-name="ce6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5_WCM_002</text:p>
          </table:table-cell>
          <table:table-cell table:style-name="ce8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9" table:formula="of:=[.B14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6: Publish the node again</text:p>
          </table:table-cell>
          <table:table-cell table:style-name="ce58" office:value-type="string">
            <text:p>In SIte Explorer:</text:p>
            <text:p>- Click Manage Publication</text:p>
            <text:p>- Click Live to change status</text:p>
          </table:table-cell>
          <table:table-cell table:style-name="ce58" office:value-type="string">
            <text:p>go to /classic/home: the content is updated with the new edited (both view/edit mode)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123"/>
          <table:table-cell table:style-name="ce168"/>
          <table:table-cell table:style-name="ce173" table:number-columns-repeated="235"/>
          <table:table-cell table:style-name="ce68" table:number-columns-repeated="9"/>
        </table:table-row>
        <table:table-row table:style-name="ro11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7" office:value-type="string">
            <text:p>REG_AIO165_WCM_004</text:p>
          </table:table-cell>
          <table:table-cell table:style-name="ce83" office:value-type="float" office:value="1">
            <text:p>001</text:p>
          </table:table-cell>
          <table:table-cell table:style-name="ce89" table:formula="of:=[.B15]" office:value-type="string" office:string-value="REG_AIO165_WCM_004">
            <text:p>REG_AIO165_WCM_004</text:p>
          </table:table-cell>
          <table:table-cell table:style-name="ce93" office:value-type="string">
            <text:p>Check if Newsletter mail's validator allows a multiple domain names in address mail </text:p>
          </table:table-cell>
          <table:table-cell table:style-name="ce58" office:value-type="string">
            <text:p>Step 1: Show Newsletters page</text:p>
          </table:table-cell>
          <table:table-cell table:style-name="ce123" office:value-type="string">
            <text:p>Go to Acme-&gt;newsletters</text:p>
          </table:table-cell>
          <table:table-cell table:style-name="ce136" office:value-type="string">
            <text:p>Newsletters page is shown correctly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63" office:value-type="string">
            <text:p/>
            <text:p/>
            <text:p>A Popup appears with Email address is invalid! message.</text:p>
          </table:table-cell>
          <table:table-cell table:style-name="ce168"/>
          <table:table-cell table:style-name="ce173" table:number-columns-repeated="235"/>
          <table:table-cell table:style-name="ce68" table:number-columns-repeated="9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5_WCM_004</text:p>
          </table:table-cell>
          <table:table-cell table:style-name="ce8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9" table:formula="of:=[.B16]" office:value-type="string" office:string-value="REG_AIO165_WCM_004">
            <text:p>REG_AIO165_WCM_004</text:p>
          </table:table-cell>
          <table:table-cell table:style-name="ce58" office:value-type="string">
            <text:p>Check if Newsletter mail's validator allows a multiple domain names in address mail </text:p>
          </table:table-cell>
          <table:table-cell table:style-name="ce58" office:value-type="string">
            <text:p>Step 2: Subscribe mail</text:p>
          </table:table-cell>
          <table:table-cell table:style-name="ce123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36" office:value-type="string">
            <text:p>Show popup alert subscribe mail successfully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68" table:number-columns-repeated="9"/>
        </table:table-row>
        <table:table-row table:style-name="ro18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5_WCM_005</text:p>
          </table:table-cell>
          <table:table-cell table:style-name="ce83" office:value-type="float" office:value="1">
            <text:p>001</text:p>
          </table:table-cell>
          <table:table-cell table:style-name="ce89" table:formula="of:=[.B17]" office:value-type="string" office:string-value="REG_AIO165_WCM_005">
            <text:p>REG_AIO165_WCM_005</text:p>
          </table:table-cell>
          <table:table-cell table:style-name="ce93" office:value-type="string">
            <text:p>Check when publish content after image resize with Shift button pressed </text:p>
          </table:table-cell>
          <table:table-cell table:style-name="ce58" office:value-type="string">
            <text:p>Step 1: Create new content with image</text:p>
          </table:table-cell>
          <table:table-cell table:style-name="ce124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24" office:value-type="string">
            <text:p>New web content added with im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8" office:value-type="string">
            <text:p>IE 7 crash when publishing content after image resize with Shift button pressed </text:p>
          </table:table-cell>
          <table:table-cell table:style-name="ce168"/>
          <table:table-cell table:style-name="ce173" table:number-columns-repeated="235"/>
          <table:table-cell table:style-name="ce68" table:number-columns-repeated="9"/>
        </table:table-row>
        <table:table-row table:style-name="ro12">
          <table:table-cell table:style-name="ce6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5_WCM_005</text:p>
          </table:table-cell>
          <table:table-cell table:style-name="ce8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9" table:formula="of:=[.B18]" office:value-type="string" office:string-value="REG_AIO165_WCM_005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58" office:value-type="string">
            <text:p>Step 2: Resize the image</text:p>
          </table:table-cell>
          <table:table-cell table:style-name="ce124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24" office:value-type="string">
            <text:p>The image in the content is resiz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8"/>
          <table:table-cell table:style-name="ce168"/>
          <table:table-cell table:style-name="ce173" table:number-columns-repeated="235"/>
          <table:table-cell table:style-name="ce68" table:number-columns-repeated="9"/>
        </table:table-row>
        <table:table-row table:style-name="ro17">
          <table:table-cell table:style-name="ce67" table:formula="of:=IF(VALUE(MID([.F19];6;FIND(&quot;:&quot;;[.F19];1)-FIND(&quot; &quot;;[.F19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7" office:value-type="string">
            <text:p>REG_AIO165_WCM_006</text:p>
          </table:table-cell>
          <table:table-cell table:style-name="ce83" office:value-type="float" office:value="1">
            <text:p>001</text:p>
          </table:table-cell>
          <table:table-cell table:style-name="ce89" table:formula="of:=[.B19]" office:value-type="string" office:string-value="REG_AIO165_WCM_006">
            <text:p>REG_AIO165_WCM_006</text:p>
          </table:table-cell>
          <table:table-cell table:style-name="ce93" office:value-type="string">
            <text:p>Label categories are not traduced in clv edition </text:p>
          </table:table-cell>
          <table:table-cell table:style-name="ce58" office:value-type="string">
            <text:p>Step 1: Change language</text:p>
          </table:table-cell>
          <table:table-cell table:style-name="ce58" office:value-type="string">
            <text:p>Go to Language Setting &amp; select 1 language to display</text:p>
          </table:table-cell>
          <table:table-cell table:style-name="ce58" office:value-type="string">
            <text:p>The site is displayed in new selected language</text:p>
          </table:table-cell>
          <table:table-cell table:style-name="ce124" office:value-type="string">
            <text:p>High</text:p>
          </table:table-cell>
          <table:table-cell table:style-name="ce57" office:value-type="string">
            <text:p>WCM-2787, WCM-2781, WCM-2786 </text:p>
            <text:p>CCP-384</text:p>
          </table:table-cell>
          <table:table-cell table:style-name="ce164" office:value-type="string">
            <text:p>Categories' labels are not translated in CLV edition: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</table:table-row>
        <table:table-row table:style-name="ro17">
          <table:table-cell table:style-name="ce6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5_WCM_006</text:p>
          </table:table-cell>
          <table:table-cell table:style-name="ce8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9" table:formula="of:=[.B20]" office:value-type="string" office:string-value="REG_AIO165_WCM_006">
            <text:p>REG_AIO165_WCM_006</text:p>
          </table:table-cell>
          <table:table-cell table:style-name="ce58" office:value-type="string">
            <text:p>Label categories are not traduced in clv edition </text:p>
          </table:table-cell>
          <table:table-cell table:style-name="ce58" office:value-type="string">
            <text:p>Step 2: Show CLV config form</text:p>
          </table:table-cell>
          <table:table-cell table:style-name="ce58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58" office:value-type="string">
            <text:p>CLV config form is shown</text:p>
          </table:table-cell>
          <table:table-cell table:style-name="ce124" office:value-type="string">
            <text:p>High</text:p>
          </table:table-cell>
          <table:table-cell table:style-name="ce57" office:value-type="string">
            <text:p>WCM-2787, WCM-2781, WCM-2786 </text:p>
            <text:p>CCP-384</text:p>
          </table:table-cell>
          <table:table-cell table:style-name="ce164"/>
          <table:table-cell table:style-name="ce168"/>
          <table:table-cell table:style-name="ce173" table:number-columns-repeated="235"/>
          <table:table-cell table:style-name="ce180" table:number-columns-repeated="9"/>
        </table:table-row>
        <table:table-row table:style-name="ro17">
          <table:table-cell table:style-name="ce6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5_WCM_006</text:p>
          </table:table-cell>
          <table:table-cell table:style-name="ce83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9" table:formula="of:=[.B21]" office:value-type="string" office:string-value="REG_AIO165_WCM_006">
            <text:p>REG_AIO165_WCM_006</text:p>
          </table:table-cell>
          <table:table-cell table:style-name="ce58" office:value-type="string">
            <text:p>Label categories are not traduced in clv edition </text:p>
          </table:table-cell>
          <table:table-cell table:style-name="ce58" office:value-type="string">
            <text:p>Step 3: Check displaying label in new selected language</text:p>
          </table:table-cell>
          <table:table-cell table:style-name="ce58" office:value-type="string">
            <text:p>- Choose Manual mode then click + icon to Select folder part</text:p>
          </table:table-cell>
          <table:table-cell table:style-name="ce58" office:value-type="string">
            <text:p>The every label is well translated</text:p>
          </table:table-cell>
          <table:table-cell table:style-name="ce124" office:value-type="string">
            <text:p>High</text:p>
          </table:table-cell>
          <table:table-cell table:style-name="ce57" office:value-type="string">
            <text:p>WCM-2787, WCM-2781, WCM-2786 </text:p>
            <text:p>CCP-384</text:p>
          </table:table-cell>
          <table:table-cell table:style-name="ce164"/>
          <table:table-cell table:style-name="ce168"/>
          <table:table-cell table:style-name="ce173" table:number-columns-repeated="235"/>
          <table:table-cell table:style-name="ce180" table:number-columns-repeated="9"/>
        </table:table-row>
        <table:table-row table:style-name="ro19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7" office:value-type="string">
            <text:p>REG_AIO165_WCM_007</text:p>
          </table:table-cell>
          <table:table-cell table:style-name="ce83" office:value-type="float" office:value="1">
            <text:p>001</text:p>
          </table:table-cell>
          <table:table-cell table:style-name="ce89" table:formula="of:=[.B22]" office:value-type="string" office:string-value="REG_AIO165_WCM_007">
            <text:p>REG_AIO165_WCM_007</text:p>
          </table:table-cell>
          <table:table-cell table:style-name="ce93" office:value-type="string">
            <text:p>Check viewing localised content</text:p>
          </table:table-cell>
          <table:table-cell table:style-name="ce58" office:value-type="string">
            <text:p>Step 1: Add view into Site Explorer</text:p>
          </table:table-cell>
          <table:table-cell table:style-name="ce124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24" office:value-type="string">
            <text:p>Edi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28 </text:p>
            <text:p>CCP-247</text:p>
          </table:table-cell>
          <table:table-cell table:style-name="ce165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</table:table-row>
        <table:table-row table:style-name="ro13">
          <table:table-cell table:style-name="ce6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5_WCM_007</text:p>
          </table:table-cell>
          <table:table-cell table:style-name="ce83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9" table:formula="of:=[.B23]" office:value-type="string" office:string-value="REG_AIO165_WCM_007">
            <text:p>REG_AIO165_WCM_007</text:p>
          </table:table-cell>
          <table:table-cell table:style-name="ce58" office:value-type="string">
            <text:p>Check viewing localised content</text:p>
          </table:table-cell>
          <table:table-cell table:style-name="ce58" office:value-type="string">
            <text:p>Step 2: Add content</text:p>
          </table:table-cell>
          <table:table-cell table:style-name="ce124" office:value-type="string">
            <text:p>Go to Site Explorer -&gt; Sites Management under /acme create new content</text:p>
          </table:table-cell>
          <table:table-cell table:style-name="ce124" office:value-type="string">
            <text:p>Add new conten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28 </text:p>
            <text:p>CCP-247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</table:table-row>
        <table:table-row table:style-name="ro20">
          <table:table-cell table:style-name="ce6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AIO165_WCM_007</text:p>
          </table:table-cell>
          <table:table-cell table:style-name="ce83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9" table:formula="of:=[.B24]" office:value-type="string" office:string-value="REG_AIO165_WCM_007">
            <text:p>REG_AIO165_WCM_007</text:p>
          </table:table-cell>
          <table:table-cell table:style-name="ce58" office:value-type="string">
            <text:p>Check viewing localised content</text:p>
          </table:table-cell>
          <table:table-cell table:style-name="ce58" office:value-type="string">
            <text:p>Step 3: Set localize for added content</text:p>
          </table:table-cell>
          <table:table-cell table:style-name="ce124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24" office:value-type="string">
            <text:p>New added language is listed in Language drop down list in View Language tab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28 </text:p>
            <text:p>CCP-247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</table:table-row>
        <table:table-row table:style-name="ro13">
          <table:table-cell table:style-name="ce6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5_WCM_007</text:p>
          </table:table-cell>
          <table:table-cell table:style-name="ce84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9" table:formula="of:=[.B25]" office:value-type="string" office:string-value="REG_AIO165_WCM_007">
            <text:p>REG_AIO165_WCM_007</text:p>
          </table:table-cell>
          <table:table-cell table:style-name="ce58" office:value-type="string">
            <text:p>Check viewing localised content</text:p>
          </table:table-cell>
          <table:table-cell table:style-name="ce58" office:value-type="string">
            <text:p>Step 4: View content in new <text:s/>language</text:p>
          </table:table-cell>
          <table:table-cell table:style-name="ce124" office:value-type="string">
            <text:p>- Choose new added language from list then click View</text:p>
          </table:table-cell>
          <table:table-cell table:style-name="ce124" office:value-type="string">
            <text:p>The content is display well in selected language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28 </text:p>
            <text:p>CCP-247</text:p>
          </table:table-cell>
          <table:table-cell table:style-name="ce165" table:number-columns-repeated="2"/>
          <table:table-cell table:style-name="ce164"/>
          <table:table-cell table:style-name="ce176" table:number-columns-repeated="234"/>
          <table:table-cell table:style-name="ce181" table:number-columns-repeated="8"/>
          <table:table-cell table:style-name="ce182"/>
        </table:table-row>
        <table:table-row table:style-name="ro21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7" office:value-type="string">
            <text:p>REG_AIO165_WCM_008</text:p>
          </table:table-cell>
          <table:table-cell table:style-name="ce83" office:value-type="float" office:value="1">
            <text:p>001</text:p>
          </table:table-cell>
          <table:table-cell table:style-name="ce89" table:formula="of:=[.B26]" office:value-type="string" office:string-value="REG_AIO165_WCM_008">
            <text:p>REG_AIO165_WCM_008</text:p>
          </table:table-cell>
          <table:table-cell table:style-name="ce93" office:value-type="string">
            <text:p>Check translation of results' number after search </text:p>
          </table:table-cell>
          <table:table-cell table:style-name="ce58" office:value-type="string">
            <text:p>Step 1: Change language</text:p>
          </table:table-cell>
          <table:table-cell table:style-name="ce58" office:value-type="string">
            <text:p>- Go to Language Settings &amp; select a language to view</text:p>
          </table:table-cell>
          <table:table-cell table:style-name="ce58" office:value-type="string">
            <text:p>The site is displayed in new selected language</text:p>
          </table:table-cell>
          <table:table-cell table:style-name="ce124" office:value-type="string">
            <text:p>Low</text:p>
          </table:table-cell>
          <table:table-cell table:style-name="ce57" office:value-type="string">
            <text:p>ALL-328, WCM-2757 </text:p>
            <text:p>CCP-377</text:p>
          </table:table-cell>
          <table:table-cell table:style-name="ce165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</table:table-row>
        <table:table-row table:style-name="ro10">
          <table:table-cell table:style-name="ce6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AIO165_WCM_008</text:p>
          </table:table-cell>
          <table:table-cell table:style-name="ce83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9" table:formula="of:=[.B27]" office:value-type="string" office:string-value="REG_AIO165_WCM_008">
            <text:p>REG_AIO165_WCM_008</text:p>
          </table:table-cell>
          <table:table-cell table:style-name="ce58" office:value-type="string">
            <text:p>Check translation of results' number after search </text:p>
          </table:table-cell>
          <table:table-cell table:style-name="ce58" office:value-type="string">
            <text:p>Step 2: Search</text:p>
          </table:table-cell>
          <table:table-cell table:style-name="ce123" office:value-type="string">
            <text:p>Make a search which results take many pages by input text into quick search textbox &amp; enter</text:p>
          </table:table-cell>
          <table:table-cell table:style-name="ce58" office:value-type="string">
            <text:p>The message at right top is correctly in new selected language</text:p>
          </table:table-cell>
          <table:table-cell table:style-name="ce124" office:value-type="string">
            <text:p>Low</text:p>
          </table:table-cell>
          <table:table-cell table:style-name="ce57" office:value-type="string">
            <text:p>ALL-328, WCM-2757 </text:p>
            <text:p>CCP-377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</table:table-row>
        <table:table-row table:style-name="ro21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7" office:value-type="string">
            <text:p>REG_AIO165_WCM_009</text:p>
          </table:table-cell>
          <table:table-cell table:style-name="ce83" office:value-type="float" office:value="1">
            <text:p>001</text:p>
          </table:table-cell>
          <table:table-cell table:style-name="ce89" table:formula="of:=[.B28]" office:value-type="string" office:string-value="REG_AIO165_WCM_009">
            <text:p>REG_AIO165_WCM_009</text:p>
          </table:table-cell>
          <table:table-cell table:style-name="ce93" office:value-type="string">
            <text:p>Search result - wrong traduction when there's no result </text:p>
          </table:table-cell>
          <table:table-cell table:style-name="ce58" office:value-type="string">
            <text:p>Step 1: Change language</text:p>
          </table:table-cell>
          <table:table-cell table:style-name="ce58" office:value-type="string">
            <text:p>- Go to Language Settings &amp; select a language to view</text:p>
          </table:table-cell>
          <table:table-cell table:style-name="ce58" office:value-type="string">
            <text:p>The site is displayed in new selected language</text:p>
          </table:table-cell>
          <table:table-cell table:style-name="ce124" office:value-type="string">
            <text:p>Low</text:p>
          </table:table-cell>
          <table:table-cell table:style-name="ce57" office:value-type="string">
            <text:p>ALL-327, WCM-2754 </text:p>
            <text:p>CCP-373</text:p>
          </table:table-cell>
          <table:table-cell table:style-name="ce165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68"/>
          <table:table-cell table:style-name="ce174" table:number-columns-repeated="235"/>
          <table:table-cell table:style-name="ce180" table:number-columns-repeated="9"/>
        </table:table-row>
        <table:table-row table:style-name="ro10">
          <table:table-cell table:style-name="ce6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AIO165_WCM_009</text:p>
          </table:table-cell>
          <table:table-cell table:style-name="ce83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9" table:formula="of:=[.B29]" office:value-type="string" office:string-value="REG_AIO165_WCM_009">
            <text:p>REG_AIO165_WCM_009</text:p>
          </table:table-cell>
          <table:table-cell table:style-name="ce58" office:value-type="string">
            <text:p>Search result - wrong traduction when there's no result </text:p>
          </table:table-cell>
          <table:table-cell table:style-name="ce58" office:value-type="string">
            <text:p>Step 2: Search</text:p>
          </table:table-cell>
          <table:table-cell table:style-name="ce58" office:value-type="string">
            <text:p>Make a search that return no result</text:p>
          </table:table-cell>
          <table:table-cell table:style-name="ce58" office:value-type="string">
            <text:p>Message is display correctly</text:p>
          </table:table-cell>
          <table:table-cell table:style-name="ce124" office:value-type="string">
            <text:p>Low</text:p>
          </table:table-cell>
          <table:table-cell table:style-name="ce57" office:value-type="string">
            <text:p>ALL-327, WCM-2754 </text:p>
            <text:p>CCP-373</text:p>
          </table:table-cell>
          <table:table-cell table:style-name="ce165"/>
          <table:table-cell table:style-name="ce168"/>
          <table:table-cell table:style-name="ce174" table:number-columns-repeated="235"/>
          <table:table-cell table:style-name="ce180" table:number-columns-repeated="9"/>
        </table:table-row>
        <table:table-row table:style-name="ro12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7" office:value-type="string">
            <text:p>REG_AIO165_WCM_010</text:p>
          </table:table-cell>
          <table:table-cell table:style-name="ce83" office:value-type="float" office:value="1">
            <text:p>001</text:p>
          </table:table-cell>
          <table:table-cell table:style-name="ce89" table:formula="of:=[.B30]" office:value-type="string" office:string-value="REG_AIO165_WCM_010">
            <text:p>REG_AIO165_WCM_010</text:p>
          </table:table-cell>
          <table:table-cell table:style-name="ce93" office:value-type="string">
            <text:p>Check translation of label in the “Form Generator” portlet</text:p>
          </table:table-cell>
          <table:table-cell table:style-name="ce58" office:value-type="string">
            <text:p>Step 1: Change language</text:p>
          </table:table-cell>
          <table:table-cell table:style-name="ce58" office:value-type="string">
            <text:p>- Go to Language Settings &amp; select a language to view</text:p>
          </table:table-cell>
          <table:table-cell table:style-name="ce58" office:value-type="string">
            <text:p>The site is displayed in new selected language</text:p>
          </table:table-cell>
          <table:table-cell table:style-name="ce124" office:value-type="string">
            <text:p>Low</text:p>
          </table:table-cell>
          <table:table-cell table:style-name="ce57" office:value-type="string">
            <text:p>WCM-2755 </text:p>
            <text:p>CCP-374</text:p>
          </table:table-cell>
          <table:table-cell table:style-name="ce165" office:value-type="string">
            <text:p>The title of the tab should be "Constructeur de formulaire" instead of "Formulaire de constructeur".</text:p>
          </table:table-cell>
          <table:table-cell table:style-name="ce168"/>
          <table:table-cell table:style-name="ce174" table:number-columns-repeated="235"/>
          <table:table-cell table:style-name="ce180" table:number-columns-repeated="9"/>
        </table:table-row>
        <table:table-row table:style-name="ro13">
          <table:table-cell table:style-name="ce6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5_WCM_010</text:p>
          </table:table-cell>
          <table:table-cell table:style-name="ce83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9" table:formula="of:=[.B31]" office:value-type="string" office:string-value="REG_AIO165_WCM_010">
            <text:p>REG_AIO165_WCM_010</text:p>
          </table:table-cell>
          <table:table-cell table:style-name="ce58" office:value-type="string">
            <text:p>Check translation of label in the “Form Generator” portlet</text:p>
          </table:table-cell>
          <table:table-cell table:style-name="ce58" office:value-type="string">
            <text:p>Step 2: Show “Form Generator” portlet</text:p>
          </table:table-cell>
          <table:table-cell table:style-name="ce58" office:value-type="string">
            <text:p>Go to Groups → Form Generator</text:p>
          </table:table-cell>
          <table:table-cell table:style-name="ce136" office:value-type="string">
            <text:p>The labels are well translated</text:p>
          </table:table-cell>
          <table:table-cell table:style-name="ce124" office:value-type="string">
            <text:p>Low</text:p>
          </table:table-cell>
          <table:table-cell table:style-name="ce57" office:value-type="string">
            <text:p>WCM-2755 </text:p>
            <text:p>CCP-374</text:p>
          </table:table-cell>
          <table:table-cell table:style-name="ce165"/>
          <table:table-cell table:style-name="ce168"/>
          <table:table-cell table:style-name="ce174" table:number-columns-repeated="235"/>
          <table:table-cell table:style-name="ce180" table:number-columns-repeated="9"/>
        </table:table-row>
        <table:table-row table:style-name="ro22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table:style-name="ce47" office:value-type="string">
            <text:p>REG_AIO165_WCM_011</text:p>
          </table:table-cell>
          <table:table-cell table:style-name="ce83" office:value-type="float" office:value="1">
            <text:p>001</text:p>
          </table:table-cell>
          <table:table-cell table:style-name="ce89" table:formula="of:=[.B32]" office:value-type="string" office:string-value="REG_AIO165_WCM_011">
            <text:p>REG_AIO165_WCM_011</text:p>
          </table:table-cell>
          <table:table-cell table:style-name="ce93" office:value-type="string">
            <text:p>Mistakes in french internationalization</text:p>
          </table:table-cell>
          <table:table-cell table:style-name="ce58" office:value-type="string">
            <text:p>Step 1: Check translation of label in some forms when add new SCV</text:p>
          </table:table-cell>
          <table:table-cell table:style-name="ce124" office:value-type="string">
            <text:p>- Go to Language Setting then select a language to display</text:p>
            <text:p>- Go to Site Editor --&gt; Add content</text:p>
          </table:table-cell>
          <table:table-cell table:style-name="ce124" office:value-type="string">
            <text:p>Add new content form is shown. Do some next steps to complete adding new SCV to check if all labels are well translated in selected langu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table-cell table:style-name="ce166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68"/>
          <table:table-cell table:style-name="ce175" table:number-columns-repeated="235"/>
          <table:table-cell table:style-name="ce68" table:number-columns-repeated="9"/>
        </table:table-row>
        <table:table-row table:style-name="ro23">
          <table:table-cell table:style-name="ce6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5_WCM_011</text:p>
          </table:table-cell>
          <table:table-cell table:style-name="ce83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9" table:formula="of:=[.B33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8" office:value-type="string">
            <text:p>Step 2: Check translation of label in Add new subscription form (Newsletter)</text:p>
          </table:table-cell>
          <table:table-cell table:style-name="ce124" office:value-type="string">
            <text:p>- Go to Newsletter Manager</text:p>
            <text:p>- Click New subscription</text:p>
          </table:table-cell>
          <table:table-cell table:style-name="ce124" office:value-type="string">
            <text:p>Add new subscription form is shown with all labels are well translated in selected langu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67"/>
          <table:table-cell table:style-name="ce168"/>
          <table:table-cell table:style-name="ce175" table:number-columns-repeated="235"/>
          <table:table-cell table:style-name="ce68" table:number-columns-repeated="9"/>
        </table:table-row>
        <table:table-row table:style-name="ro24">
          <table:table-cell table:style-name="ce6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8" office:value-type="string">
            <text:p>REG_AIO165_WCM_011</text:p>
          </table:table-cell>
          <table:table-cell table:style-name="ce83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89" table:formula="of:=[.B34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8" office:value-type="string">
            <text:p>Step 3: Check translation of label in Add new letter form</text:p>
          </table:table-cell>
          <table:table-cell table:style-name="ce124" office:value-type="string">
            <text:p><text:span text:style-name="T6">- Go to Newsletter Manager</text:span></text:p>
            <text:p><text:span text:style-name="T6">- Click Newsletter</text:span></text:p>
          </table:table-cell>
          <table:table-cell table:style-name="ce124" office:value-type="string">
            <text:p>Add new letter form is shown with all label are well translated in selected langu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67"/>
          <table:table-cell table:style-name="ce168"/>
          <table:table-cell table:style-name="ce175" table:number-columns-repeated="235"/>
          <table:table-cell table:style-name="ce68" table:number-columns-repeated="9"/>
        </table:table-row>
        <table:table-row table:style-name="ro18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47" office:value-type="string">
            <text:p>REG_AIO165_WCM_012</text:p>
          </table:table-cell>
          <table:table-cell table:style-name="ce83" office:value-type="float" office:value="1">
            <text:p>001</text:p>
          </table:table-cell>
          <table:table-cell table:style-name="ce89" table:formula="of:=[.B35]" office:value-type="string" office:string-value="REG_AIO165_WCM_012">
            <text:p>REG_AIO165_WCM_012</text:p>
          </table:table-cell>
          <table:table-cell table:style-name="ce93" office:value-type="string">
            <text:p>Check <text:s/>Sorting Mechanism </text:p>
          </table:table-cell>
          <table:table-cell table:style-name="ce58" office:value-type="string">
            <text:p>Step 1: Create node</text:p>
          </table:table-cell>
          <table:table-cell table:style-name="ce58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36" office:value-type="string">
            <text:p>Create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8 </text:p>
            <text:p>CCP-347</text:p>
          </table:table-cell>
          <table:table-cell table:style-name="ce165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68"/>
          <table:table-cell table:style-name="ce173" table:number-columns-repeated="235"/>
          <table:table-cell table:style-name="ce68" table:number-columns-repeated="9"/>
        </table:table-row>
        <table:table-row table:style-name="ro7">
          <table:table-cell table:style-name="ce6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5_WCM_012</text:p>
          </table:table-cell>
          <table:table-cell table:style-name="ce83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5_WCM_012">
            <text:p>REG_AIO165_WCM_012</text:p>
          </table:table-cell>
          <table:table-cell table:style-name="ce58" office:value-type="string">
            <text:p>Check <text:s/>Sorting Mechanism </text:p>
          </table:table-cell>
          <table:table-cell table:style-name="ce58" office:value-type="string">
            <text:p>Step 2: Sort the list</text:p>
          </table:table-cell>
          <table:table-cell table:style-name="ce58" office:value-type="string">
            <text:p>- Sort the list <text:span text:style-name="T1">(</text:span>by title, date, author, status<text:span text:style-name="T1">)</text:span></text:p>
          </table:table-cell>
          <table:table-cell table:style-name="ce137" office:value-type="string">
            <text:p>Sor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8 </text:p>
            <text:p>CCP-347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47" office:value-type="string">
            <text:p>REG_AIO165_WCM_014</text:p>
          </table:table-cell>
          <table:table-cell table:style-name="ce83" office:value-type="float" office:value="1">
            <text:p>001</text:p>
          </table:table-cell>
          <table:table-cell table:style-name="ce89" table:formula="of:=[.B37]" office:value-type="string" office:string-value="REG_AIO165_WCM_014">
            <text:p>REG_AIO165_WCM_014</text:p>
          </table:table-cell>
          <table:table-cell table:style-name="ce93" office:value-type="string">
            <text:p>Check showing webcontent by category (presentation portlet)</text:p>
          </table:table-cell>
          <table:table-cell table:style-name="ce58" office:value-type="string">
            <text:p>Step 1: Add new taxonomy tree</text:p>
          </table:table-cell>
          <table:table-cell table:style-name="ce58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58" office:value-type="string">
            <text:p>New taxonomy tree is added successfully under the acm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7" office:value-type="string">
            <text:p>After step 4: The content is not exist in this page and we got an exception </text:p>
          </table:table-cell>
          <table:table-cell table:style-name="ce168"/>
          <table:table-cell table:style-name="ce175" table:number-columns-repeated="235"/>
          <table:table-cell table:style-name="ce68" table:number-columns-repeated="9"/>
        </table:table-row>
        <table:table-row table:style-name="ro18">
          <table:table-cell table:style-name="ce6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5_WCM_014</text:p>
          </table:table-cell>
          <table:table-cell table:style-name="ce83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89" table:formula="of:=[.B38]" office:value-type="string" office:string-value="REG_AIO165_WCM_014">
            <text:p>REG_AIO165_WCM_014</text:p>
          </table:table-cell>
          <table:table-cell table:style-name="ce58" office:value-type="string">
            <text:p>Check showing webcontent by category (presentation portlet)</text:p>
          </table:table-cell>
          <table:table-cell table:style-name="ce58" office:value-type="string">
            <text:p>Step 2: Add new content in Site Explorer</text:p>
          </table:table-cell>
          <table:table-cell table:style-name="ce58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58" office:value-type="string">
            <text:p>New content is add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7"/>
          <table:table-cell table:style-name="ce168"/>
          <table:table-cell table:style-name="ce175" table:number-columns-repeated="235"/>
          <table:table-cell table:style-name="ce68" table:number-columns-repeated="9"/>
        </table:table-row>
        <table:table-row table:style-name="ro21">
          <table:table-cell table:style-name="ce6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AIO165_WCM_014</text:p>
          </table:table-cell>
          <table:table-cell table:style-name="ce83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9" table:formula="of:=[.B39]" office:value-type="string" office:string-value="REG_AIO165_WCM_014">
            <text:p>REG_AIO165_WCM_014</text:p>
          </table:table-cell>
          <table:table-cell table:style-name="ce58" office:value-type="string">
            <text:p>Check showing webcontent by category (presentation portlet)</text:p>
          </table:table-cell>
          <table:table-cell table:style-name="ce58" office:value-type="string">
            <text:p>Step 3: Add referenced category to new added web content</text:p>
          </table:table-cell>
          <table:table-cell table:style-name="ce58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58" office:value-type="string">
            <text:p>- Selected taxonomy is listed in Referenced categories tab in Add category form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7"/>
          <table:table-cell table:style-name="ce168"/>
          <table:table-cell table:style-name="ce175" table:number-columns-repeated="235"/>
          <table:table-cell table:style-name="ce68" table:number-columns-repeated="9"/>
        </table:table-row>
        <table:table-row table:style-name="ro11">
          <table:table-cell table:style-name="ce6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5_WCM_014</text:p>
          </table:table-cell>
          <table:table-cell table:style-name="ce83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9" table:formula="of:=[.B40]" office:value-type="string" office:string-value="REG_AIO165_WCM_014">
            <text:p>REG_AIO165_WCM_014</text:p>
          </table:table-cell>
          <table:table-cell table:style-name="ce58" office:value-type="string">
            <text:p>Check showing webcontent by category (presentation portlet)</text:p>
          </table:table-cell>
          <table:table-cell table:style-name="ce58" office:value-type="string">
            <text:p>Step 4: View new added taxonomy at Step 1 in News page</text:p>
          </table:table-cell>
          <table:table-cell table:style-name="ce58" office:value-type="string">
            <text:p>Go to ACME site and select News page and then click on created category</text:p>
          </table:table-cell>
          <table:table-cell table:style-name="ce58" office:value-type="string">
            <text:p>The web content created above is displayed in right pane &amp; there's no error in consol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67"/>
          <table:table-cell table:style-name="ce168"/>
          <table:table-cell table:style-name="ce175" table:number-columns-repeated="235"/>
          <table:table-cell table:style-name="ce68" table:number-columns-repeated="9"/>
        </table:table-row>
        <table:table-row table:style-name="ro25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7" office:value-type="string">
            <text:p>REG_AIO165_WCM_015</text:p>
          </table:table-cell>
          <table:table-cell table:style-name="ce83" office:value-type="float" office:value="1">
            <text:p>001</text:p>
          </table:table-cell>
          <table:table-cell table:style-name="ce89" table:formula="of:=[.B41]" office:value-type="string" office:string-value="REG_AIO165_WCM_015">
            <text:p>REG_AIO165_WCM_015</text:p>
          </table:table-cell>
          <table:table-cell table:style-name="ce93" office:value-type="string">
            <text:p>Check Manage taxonomy </text:p>
          </table:table-cell>
          <table:table-cell table:style-name="ce58" office:value-type="string">
            <text:p>Step 1: Add new taxonomy tree</text:p>
          </table:table-cell>
          <table:table-cell table:style-name="ce125" office:value-type="string">
            <text:p><text:span text:style-name="T7">- Login as admin (root)</text:span></text:p>
            <text:p><text:span text:style-name="T8">- Go to Sites Administration -&gt;Manage </text:span><text:span text:style-name="T8">Taxonomy Trees</text:span></text:p>
            <text:p><text:span text:style-name="T8">- Click Edit icon at acme line</text:span></text:p>
            <text:p><text:span text:style-name="T8">- Click Add icon in Action column</text:span></text:p>
            <text:p><text:span text:style-name="T8">- Input Name for new taxonomy</text:span></text:p>
            <text:p><text:span text:style-name="T9">Must begin with "acme" for example put as </text:span><text:span text:style-name="T9">name "acmetest".</text:span></text:p>
            <text:p><text:span text:style-name="T9">- Click Save</text:span></text:p>
            <text:p><text:span text:style-name="T7">- Click Close the Edit taxonomy tree form</text:span></text:p>
          </table:table-cell>
          <table:table-cell table:style-name="ce116" office:value-type="string">
            <text:p>New taxonomy tree is added successfully under the acm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67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68"/>
          <table:table-cell table:style-name="ce175" table:number-columns-repeated="235"/>
          <table:table-cell table:style-name="ce68" table:number-columns-repeated="9"/>
        </table:table-row>
        <table:table-row table:style-name="ro16">
          <table:table-cell table:style-name="ce6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5_WCM_015</text:p>
          </table:table-cell>
          <table:table-cell table:style-name="ce83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9" table:formula="of:=[.B42]" office:value-type="string" office:string-value="REG_AIO165_WCM_015">
            <text:p>REG_AIO165_WCM_015</text:p>
          </table:table-cell>
          <table:table-cell table:style-name="ce58" office:value-type="string">
            <text:p>Check Manage taxonomy </text:p>
          </table:table-cell>
          <table:table-cell table:style-name="ce58" office:value-type="string">
            <text:p>Step 2: Add new content in Site Explorer</text:p>
          </table:table-cell>
          <table:table-cell table:style-name="ce58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16" office:value-type="string">
            <text:p>New content is add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67"/>
          <table:table-cell table:style-name="ce168"/>
          <table:table-cell table:style-name="ce175" table:number-columns-repeated="235"/>
          <table:table-cell table:style-name="ce68" table:number-columns-repeated="9"/>
        </table:table-row>
        <table:table-row table:style-name="ro26">
          <table:table-cell table:style-name="ce6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5_WCM_015</text:p>
          </table:table-cell>
          <table:table-cell table:style-name="ce83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89" table:formula="of:=[.B43]" office:value-type="string" office:string-value="REG_AIO165_WCM_015">
            <text:p>REG_AIO165_WCM_015</text:p>
          </table:table-cell>
          <table:table-cell table:style-name="ce58" office:value-type="string">
            <text:p>Check Manage taxonomy </text:p>
          </table:table-cell>
          <table:table-cell table:style-name="ce58" office:value-type="string">
            <text:p>Step 3: Add referenced category to new added web content</text:p>
          </table:table-cell>
          <table:table-cell table:style-name="ce58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58" office:value-type="string">
            <text:p>- Selected taxonomy is listed in Referenced categories tab in Add category form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67"/>
          <table:table-cell table:style-name="ce168"/>
          <table:table-cell table:style-name="ce175" table:number-columns-repeated="235"/>
          <table:table-cell table:style-name="ce68" table:number-columns-repeated="9"/>
        </table:table-row>
        <table:table-row table:style-name="ro17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table:style-name="ce47" office:value-type="string">
            <text:p>REG_AIO165_WCM_016</text:p>
          </table:table-cell>
          <table:table-cell table:style-name="ce83" office:value-type="float" office:value="1">
            <text:p>001</text:p>
          </table:table-cell>
          <table:table-cell table:style-name="ce89" table:formula="of:=[.B44]" office:value-type="string" office:string-value="REG_AIO165_WCM_016">
            <text:p>REG_AIO165_WCM_016</text:p>
          </table:table-cell>
          <table:table-cell table:style-name="ce93" office:value-type="string">
            <text:p>Error while setting a page with PCLV portlet </text:p>
          </table:table-cell>
          <table:table-cell table:style-name="ce116" office:value-type="string">
            <text:p>Step 1: View News page</text:p>
          </table:table-cell>
          <table:table-cell table:style-name="ce125" office:value-type="string">
            <text:p>- Login as admin</text:p>
            <text:p>- Go to ACME site -&gt; Select News page.</text:p>
          </table:table-cell>
          <table:table-cell table:style-name="ce138" office:value-type="string">
            <text:p>News page is display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7" office:value-type="string">
            <text:p>Currently at step 6 the Edit mode tab is blank, we cannot setting a new taxonomy tree.</text:p>
            <text:p>And we got an exception</text:p>
          </table:table-cell>
          <table:table-cell table:style-name="ce168"/>
          <table:table-cell table:style-name="ce175" table:number-columns-repeated="235"/>
          <table:table-cell table:style-name="ce68" table:number-columns-repeated="9"/>
        </table:table-row>
        <table:table-row table:style-name="ro13">
          <table:table-cell table:style-name="ce6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REG_AIO165_WCM_016</text:p>
          </table:table-cell>
          <table:table-cell table:style-name="ce83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9" table:formula="of:=[.B45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16" office:value-type="string">
            <text:p>Step 2: Show Edit page wizard</text:p>
          </table:table-cell>
          <table:table-cell table:style-name="ce116" office:value-type="string">
            <text:p>Go to Site Editor -&gt;Edit Page.</text:p>
          </table:table-cell>
          <table:table-cell table:style-name="ce138" office:value-type="string">
            <text:p>Edit page wizard is shown currently at step 3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7"/>
          <table:table-cell table:style-name="ce168"/>
          <table:table-cell table:style-name="ce175" table:number-columns-repeated="235"/>
          <table:table-cell table:style-name="ce68" table:number-columns-repeated="9"/>
        </table:table-row>
        <table:table-row table:style-name="ro11">
          <table:table-cell table:style-name="ce6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5_WCM_016</text:p>
          </table:table-cell>
          <table:table-cell table:style-name="ce83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9" table:formula="of:=[.B46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16" office:value-type="string">
            <text:p>Step 3: Edit page</text:p>
          </table:table-cell>
          <table:table-cell table:style-name="ce116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38" office:value-type="string">
            <text:p>Edit page successfully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7"/>
          <table:table-cell table:style-name="ce168"/>
          <table:table-cell table:style-name="ce175" table:number-columns-repeated="235"/>
          <table:table-cell table:style-name="ce68" table:number-columns-repeated="9"/>
        </table:table-row>
        <table:table-row table:style-name="ro10">
          <table:table-cell table:style-name="ce6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REG_AIO165_WCM_016</text:p>
          </table:table-cell>
          <table:table-cell table:style-name="ce83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89" table:formula="of:=[.B47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16" office:value-type="string">
            <text:p>Step 4: Delete acme category</text:p>
          </table:table-cell>
          <table:table-cell table:style-name="ce125" office:value-type="string">
            <text:p>Go to Site Explorer -&gt; Sites Management under /acme/categories delete the acme category</text:p>
          </table:table-cell>
          <table:table-cell table:style-name="ce138" office:value-type="string">
            <text:p>acme category is delet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7"/>
          <table:table-cell table:style-name="ce168"/>
          <table:table-cell table:style-name="ce175" table:number-columns-repeated="235"/>
          <table:table-cell table:style-name="ce68" table:number-columns-repeated="9"/>
        </table:table-row>
        <table:table-row table:style-name="ro10">
          <table:table-cell table:style-name="ce6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5_WCM_016</text:p>
          </table:table-cell>
          <table:table-cell table:style-name="ce83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9" table:formula="of:=[.B48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16" office:value-type="string">
            <text:p>Step 5: Show Edit page wizard form again</text:p>
          </table:table-cell>
          <table:table-cell table:style-name="ce125" office:value-type="string">
            <text:p>- Select News page in acme site</text:p>
            <text:p>- Select News page -&gt; Site Editor -&gt; Edit Page Wizard.</text:p>
          </table:table-cell>
          <table:table-cell table:style-name="ce138" office:value-type="string">
            <text:p>Edit page wizard is shown currently at step 2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7"/>
          <table:table-cell table:style-name="ce168"/>
          <table:table-cell table:style-name="ce175" table:number-columns-repeated="235"/>
          <table:table-cell table:style-name="ce68" table:number-columns-repeated="9"/>
        </table:table-row>
        <table:table-row table:style-name="ro13">
          <table:table-cell table:style-name="ce6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5_WCM_016</text:p>
          </table:table-cell>
          <table:table-cell table:style-name="ce83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9" table:formula="of:=[.B49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16" office:value-type="string">
            <text:p>Step 6: Add PCLV portlet into page &amp; config</text:p>
          </table:table-cell>
          <table:table-cell table:style-name="ce116" office:value-type="string">
            <text:p>- Drag &amp; drop Category content portlet</text:p>
            <text:p>- Click Edit portlet icon</text:p>
          </table:table-cell>
          <table:table-cell table:style-name="ce138" office:value-type="string">
            <text:p>Parameterized content list viewer configuration form is shown in Edit mode tab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67"/>
          <table:table-cell table:style-name="ce168"/>
          <table:table-cell table:style-name="ce175" table:number-columns-repeated="235"/>
          <table:table-cell table:style-name="ce68" table:number-columns-repeated="9"/>
        </table:table-row>
        <table:table-row table:style-name="ro16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5_WCM_017</text:p>
          </table:table-cell>
          <table:table-cell table:style-name="ce83" office:value-type="float" office:value="1">
            <text:p>001</text:p>
          </table:table-cell>
          <table:table-cell table:style-name="ce89" table:formula="of:=[.B50]" office:value-type="string" office:string-value="REG_AIO165_WCM_017">
            <text:p>REG_AIO165_WCM_017</text:p>
          </table:table-cell>
          <table:table-cell table:style-name="ce93" office:value-type="string">
            <text:p>Check Problem in downloading binary from PCLV </text:p>
          </table:table-cell>
          <table:table-cell table:style-name="ce58" office:value-type="string">
            <text:p>Step 1: Upload a binary</text:p>
          </table:table-cell>
          <table:table-cell table:style-name="ce124" office:value-type="string">
            <text:p>- Go to Site Explorer --&gt; Site Management</text:p>
            <text:p>- Upload 1 binary (.pdf) in to a category</text:p>
          </table:table-cell>
          <table:table-cell table:style-name="ce124" office:value-type="string">
            <text:p>Upload file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  <text:p>CCP-362</text:p>
          </table:table-cell>
          <table:table-cell table:style-name="ce168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68"/>
          <table:table-cell table:style-name="ce174" table:number-columns-repeated="235"/>
          <table:table-cell table:style-name="ce180" table:number-columns-repeated="9"/>
        </table:table-row>
        <table:table-row table:style-name="ro13">
          <table:table-cell table:style-name="ce6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5_WCM_017</text:p>
          </table:table-cell>
          <table:table-cell table:style-name="ce83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89" table:formula="of:=[.B51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8" office:value-type="string">
            <text:p>Step 2: Change status to public</text:p>
          </table:table-cell>
          <table:table-cell table:style-name="ce124" office:value-type="string">
            <text:p>- Select uploaded file</text:p>
            <text:p>- Click Manage Publication</text:p>
            <text:p>- Change to Live</text:p>
          </table:table-cell>
          <table:table-cell table:style-name="ce124" office:value-type="string">
            <text:p>Change status successfully (Enrolled is marked)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  <text:p>CCP-362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0">
          <table:table-cell table:style-name="ce6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5_WCM_017</text:p>
          </table:table-cell>
          <table:table-cell table:style-name="ce83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9" table:formula="of:=[.B52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8" office:value-type="string">
            <text:p>Step 3: Add referenced category</text:p>
          </table:table-cell>
          <table:table-cell table:style-name="ce126" office:value-type="string">
            <text:p><text:span text:style-name="T10">- Choose Manage category from Action bar </text:span><text:span text:style-name="T10">and add it into a category </text:span><text:span text:style-name="T11">(</text:span><text:span text:style-name="T10">e.g:acme/World</text:span><text:span text:style-name="T11">)</text:span></text:p>
          </table:table-cell>
          <table:table-cell table:style-name="ce124" office:value-type="string">
            <text:p>Add success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  <text:p>CCP-362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2">
          <table:table-cell table:style-name="ce6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5_WCM_017</text:p>
          </table:table-cell>
          <table:table-cell table:style-name="ce83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9" table:formula="of:=[.B53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8" office:value-type="string">
            <text:p>Step 4: View the uploaded content in page</text:p>
          </table:table-cell>
          <table:table-cell table:style-name="ce124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24" office:value-type="string">
            <text:p>The file is shown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  <text:p>CCP-362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3">
          <table:table-cell table:style-name="ce6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5_WCM_017</text:p>
          </table:table-cell>
          <table:table-cell table:style-name="ce83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89" table:formula="of:=[.B54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8" office:value-type="string">
            <text:p>Step 5: Down load file</text:p>
          </table:table-cell>
          <table:table-cell table:style-name="ce124" office:value-type="string">
            <text:p>Click on Download this file link</text:p>
          </table:table-cell>
          <table:table-cell table:style-name="ce124" office:value-type="string">
            <text:p>The file is downloaded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  <text:p>CCP-362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2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table:style-name="ce47" office:value-type="string">
            <text:p>REG_AIO165_WCM_018</text:p>
          </table:table-cell>
          <table:table-cell table:style-name="ce83" office:value-type="float" office:value="1">
            <text:p>001</text:p>
          </table:table-cell>
          <table:table-cell table:style-name="ce89" table:formula="of:=[.B55]" office:value-type="string" office:string-value="REG_AIO165_WCM_018">
            <text:p>REG_AIO165_WCM_018</text:p>
          </table:table-cell>
          <table:table-cell table:style-name="ce93" office:value-type="string">
            <text:p>Check Problem with "Add a site page link " on FCKEDITOR </text:p>
          </table:table-cell>
          <table:table-cell table:style-name="ce58" office:value-type="string">
            <text:p>Step 1: Show form to edit SCV portlet</text:p>
          </table:table-cell>
          <table:table-cell table:style-name="ce124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24" office:value-type="string">
            <text:p>Edit form is shown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17 </text:p>
            <text:p>CCP-332</text:p>
          </table:table-cell>
          <table:table-cell table:style-name="ce168" office:value-type="string">
            <text:p>With Firefox every thing works well but with Internet Explorer 8 the href area is very short and it's difficult to find where to click</text:p>
          </table:table-cell>
          <table:table-cell table:style-name="ce168"/>
          <table:table-cell table:style-name="ce174" table:number-columns-repeated="235"/>
          <table:table-cell table:style-name="ce180" table:number-columns-repeated="9"/>
        </table:table-row>
        <table:table-row table:style-name="ro10">
          <table:table-cell table:style-name="ce6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5_WCM_018</text:p>
          </table:table-cell>
          <table:table-cell table:style-name="ce83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9" table:formula="of:=[.B56]" office:value-type="string" office:string-value="REG_AIO165_WCM_018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8" office:value-type="string">
            <text:p>Step 2: Show form to Insert link to site page</text:p>
          </table:table-cell>
          <table:table-cell table:style-name="ce124" office:value-type="string">
            <text:p>In the FCKEDITOR: click the icon Insert link to site page</text:p>
          </table:table-cell>
          <table:table-cell table:style-name="ce124" office:value-type="string">
            <text:p>The form is well displayed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17 </text:p>
            <text:p>CCP-332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1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5_WCM_019</text:p>
          </table:table-cell>
          <table:table-cell table:style-name="ce83" office:value-type="float" office:value="1">
            <text:p>001</text:p>
          </table:table-cell>
          <table:table-cell table:style-name="ce89" table:formula="of:=[.B57]" office:value-type="string" office:string-value="REG_AIO165_WCM_019">
            <text:p>REG_AIO165_WCM_019</text:p>
          </table:table-cell>
          <table:table-cell table:style-name="ce93" office:value-type="string">
            <text:p>Check play a media file that was published into a page</text:p>
          </table:table-cell>
          <table:table-cell table:style-name="ce58" office:value-type="string">
            <text:p>Step 1: Upload file</text:p>
          </table:table-cell>
          <table:table-cell table:style-name="ce124" office:value-type="string">
            <text:p>- Go to Site Explorer --&gt; Site Management</text:p>
            <text:p>- Upload 1 media file into a category (/classic/medias/videos/)</text:p>
          </table:table-cell>
          <table:table-cell table:style-name="ce124" office:value-type="string">
            <text:p>Upload file successfully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23 </text:p>
            <text:p>CCP-344</text:p>
          </table:table-cell>
          <table:table-cell table:style-name="ce168" office:value-type="string">
            <text:p>The file can not be opened</text:p>
          </table:table-cell>
          <table:table-cell table:style-name="ce168"/>
          <table:table-cell table:style-name="ce174" table:number-columns-repeated="235"/>
          <table:table-cell table:style-name="ce180" table:number-columns-repeated="9"/>
        </table:table-row>
        <table:table-row table:style-name="ro17">
          <table:table-cell table:style-name="ce6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5_WCM_019</text:p>
          </table:table-cell>
          <table:table-cell table:style-name="ce83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9" table:formula="of:=[.B58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8" office:value-type="string">
            <text:p>Step 2: Public file</text:p>
          </table:table-cell>
          <table:table-cell table:style-name="ce124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24" office:value-type="string">
            <text:p>Public file successfully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23 </text:p>
            <text:p>CCP-344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0">
          <table:table-cell table:style-name="ce6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AIO165_WCM_019</text:p>
          </table:table-cell>
          <table:table-cell table:style-name="ce83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9" table:formula="of:=[.B59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8" office:value-type="string">
            <text:p>Step 3: Check using published file in page</text:p>
          </table:table-cell>
          <table:table-cell table:style-name="ce124" office:value-type="string">
            <text:p>- Open selected page at step 2</text:p>
            <text:p>- Try to play the media file</text:p>
          </table:table-cell>
          <table:table-cell table:style-name="ce124" office:value-type="string">
            <text:p>The file is done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23 </text:p>
            <text:p>CCP-344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1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18">
            <text:p>018</text:p>
          </table:table-cell>
          <table:table-cell table:style-name="ce47" office:value-type="string">
            <text:p>REG_AIO165_WCM_020</text:p>
          </table:table-cell>
          <table:table-cell table:style-name="ce83" office:value-type="float" office:value="1">
            <text:p>001</text:p>
          </table:table-cell>
          <table:table-cell table:style-name="ce89" table:formula="of:=[.B60]" office:value-type="string" office:string-value="REG_AIO165_WCM_020">
            <text:p>REG_AIO165_WCM_020</text:p>
          </table:table-cell>
          <table:table-cell table:style-name="ce93" office:value-type="string">
            <text:p>Check listing content to be displayed in SCV when switch the filter condition</text:p>
          </table:table-cell>
          <table:table-cell table:style-name="ce58" office:value-type="string">
            <text:p>Step 1: Create folder</text:p>
          </table:table-cell>
          <table:table-cell table:style-name="ce124" office:value-type="string">
            <text:p>- Go in the file explore and create a folder</text:p>
          </table:table-cell>
          <table:table-cell table:style-name="ce124" office:value-type="string">
            <text:p>Folder is created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  <text:p>CCP-392</text:p>
          </table:table-cell>
          <table:table-cell table:style-name="ce168" office:value-type="string">
            <text:p>The content in the right pane is not updated, user have to click on the folder again to see it</text:p>
          </table:table-cell>
          <table:table-cell table:style-name="ce168"/>
          <table:table-cell table:style-name="ce174" table:number-columns-repeated="235"/>
          <table:table-cell table:style-name="ce180" table:number-columns-repeated="9"/>
        </table:table-row>
        <table:table-row table:style-name="ro11">
          <table:table-cell table:style-name="ce6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5_WCM_020</text:p>
          </table:table-cell>
          <table:table-cell table:style-name="ce83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9" table:formula="of:=[.B61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2: Create web content</text:p>
          </table:table-cell>
          <table:table-cell table:style-name="ce124" office:value-type="string">
            <text:p>- Select added folder &amp; add 1 content (document) into it</text:p>
          </table:table-cell>
          <table:table-cell table:style-name="ce124" office:value-type="string">
            <text:p>Content is added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  <text:p>CCP-392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1">
          <table:table-cell table:style-name="ce6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5_WCM_020</text:p>
          </table:table-cell>
          <table:table-cell table:style-name="ce83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9" table:formula="of:=[.B62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3: Upload file</text:p>
          </table:table-cell>
          <table:table-cell table:style-name="ce124" office:value-type="string">
            <text:p>- Upload 1 file into above folder</text:p>
          </table:table-cell>
          <table:table-cell table:style-name="ce124" office:value-type="string">
            <text:p>Upload file successfully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  <text:p>CCP-392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1">
          <table:table-cell table:style-name="ce6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5_WCM_020</text:p>
          </table:table-cell>
          <table:table-cell table:style-name="ce83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9" table:formula="of:=[.B63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4: Add SCV page</text:p>
          </table:table-cell>
          <table:table-cell table:style-name="ce124" office:value-type="string">
            <text:p>- Go to Site Editor --&gt; Add page wizard</text:p>
            <text:p>- At step 3: drag &amp; drop Single Content Viewer portlet into page</text:p>
          </table:table-cell>
          <table:table-cell table:style-name="ce124" office:value-type="string">
            <text:p>Drag &amp; drop successfully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  <text:p>CCP-392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1">
          <table:table-cell table:style-name="ce67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AIO165_WCM_020</text:p>
          </table:table-cell>
          <table:table-cell table:style-name="ce83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9" table:formula="of:=[.B64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5: Edit SCV portlet</text:p>
          </table:table-cell>
          <table:table-cell table:style-name="ce124" office:value-type="string">
            <text:p>- Click Edit icon to edit SCV portlet</text:p>
          </table:table-cell>
          <table:table-cell table:style-name="ce124" office:value-type="string">
            <text:p>Edit form is shown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  <text:p>CCP-392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2">
          <table:table-cell table:style-name="ce6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REG_AIO165_WCM_020</text:p>
          </table:table-cell>
          <table:table-cell table:style-name="ce83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89" table:formula="of:=[.B65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6: Config SCV by selecting exiting content</text:p>
          </table:table-cell>
          <table:table-cell table:style-name="ce124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24" office:value-type="string">
            <text:p>The content created at step 2 is listed in right pane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  <text:p>CCP-392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1">
          <table:table-cell table:style-name="ce6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AIO165_WCM_020</text:p>
          </table:table-cell>
          <table:table-cell table:style-name="ce83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9" table:formula="of:=[.B66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7: Switch the filter</text:p>
          </table:table-cell>
          <table:table-cell table:style-name="ce124" office:value-type="string">
            <text:p>Switch the filter by selecting Media for Filter by</text:p>
          </table:table-cell>
          <table:table-cell table:style-name="ce124" office:value-type="string">
            <text:p>The content listed in right pane is replaced by the uploaded file at step 3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  <text:p>CCP-392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1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7" office:value-type="string">
            <text:p>REG_AIO165_WCM_021</text:p>
          </table:table-cell>
          <table:table-cell table:style-name="ce83" office:value-type="float" office:value="1">
            <text:p>001</text:p>
          </table:table-cell>
          <table:table-cell table:style-name="ce89" table:formula="of:=[.B67]" office:value-type="string" office:string-value="REG_AIO165_WCM_021">
            <text:p>REG_AIO165_WCM_021</text:p>
          </table:table-cell>
          <table:table-cell table:style-name="ce93" office:value-type="string">
            <text:p>Check display a link in a content</text:p>
          </table:table-cell>
          <table:table-cell table:style-name="ce58" office:value-type="string">
            <text:p>Step 1: Create content</text:p>
          </table:table-cell>
          <table:table-cell table:style-name="ce124" office:value-type="string">
            <text:p>- Go to Site Explorer --&gt; Site management</text:p>
            <text:p>- Select a category &amp; create 1 document with link in content</text:p>
          </table:table-cell>
          <table:table-cell table:style-name="ce124" office:value-type="string">
            <text:p>Create new conten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227 </text:p>
            <text:p>CCP-328</text:p>
          </table:table-cell>
          <table:table-cell table:style-name="ce168" office:value-type="string">
            <text:p>The link is display without underline</text:p>
          </table:table-cell>
          <table:table-cell table:style-name="ce168"/>
          <table:table-cell table:style-name="ce174" table:number-columns-repeated="235"/>
          <table:table-cell table:style-name="ce180" table:number-columns-repeated="9"/>
        </table:table-row>
        <table:table-row table:style-name="ro7">
          <table:table-cell table:style-name="ce6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AIO165_WCM_021</text:p>
          </table:table-cell>
          <table:table-cell table:style-name="ce83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9" table:formula="of:=[.B68]" office:value-type="string" office:string-value="REG_AIO165_WCM_021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8" office:value-type="string">
            <text:p>Step 2: View added content</text:p>
          </table:table-cell>
          <table:table-cell table:style-name="ce124" office:value-type="string">
            <text:p>Select added content to view</text:p>
          </table:table-cell>
          <table:table-cell table:style-name="ce124" office:value-type="string">
            <text:p>The link in the content is display with the underline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227 </text:p>
            <text:p>CCP-328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2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20">
            <text:p>020</text:p>
          </table:table-cell>
          <table:table-cell table:style-name="ce47" office:value-type="string">
            <text:p>REG_AIO165_WCM_022</text:p>
          </table:table-cell>
          <table:table-cell table:style-name="ce83" office:value-type="float" office:value="1">
            <text:p>001</text:p>
          </table:table-cell>
          <table:table-cell table:style-name="ce89" table:formula="of:=[.B69]" office:value-type="string" office:string-value="REG_AIO165_WCM_022">
            <text:p>REG_AIO165_WCM_022</text:p>
          </table:table-cell>
          <table:table-cell table:style-name="ce93" office:value-type="string">
            <text:p>Check when select content from search result to view in CLV</text:p>
          </table:table-cell>
          <table:table-cell table:style-name="ce58" office:value-type="string">
            <text:p>Step 1: Show form to edit CLV portlet</text:p>
          </table:table-cell>
          <table:table-cell table:style-name="ce124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24" office:value-type="string">
            <text:p>Edit form is shown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51 </text:p>
            <text:p>CCP-371</text:p>
          </table:table-cell>
          <table:table-cell table:style-name="ce168" office:value-type="string">
            <text:p>error in UI after step 4</text:p>
          </table:table-cell>
          <table:table-cell table:style-name="ce168"/>
          <table:table-cell table:style-name="ce174" table:number-columns-repeated="235"/>
          <table:table-cell table:style-name="ce180" table:number-columns-repeated="9"/>
        </table:table-row>
        <table:table-row table:style-name="ro10">
          <table:table-cell table:style-name="ce6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7" office:value-type="string">
            <text:p>REG_AIO165_WCM_022</text:p>
          </table:table-cell>
          <table:table-cell table:style-name="ce83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89" table:formula="of:=[.B70]" office:value-type="string" office:string-value="REG_AIO165_WCM_022">
            <text:p>REG_AIO165_WCM_022</text:p>
          </table:table-cell>
          <table:table-cell table:style-name="ce93" office:value-type="string">
            <text:p>Check when select content from search result to view in CLV</text:p>
          </table:table-cell>
          <table:table-cell table:style-name="ce58" office:value-type="string">
            <text:p>Step 2: Show form to select path</text:p>
          </table:table-cell>
          <table:table-cell table:style-name="ce127" office:value-type="string">
            <text:p>- Choose the By content</text:p>
            <text:p>- Click on the select folder path icon</text:p>
          </table:table-cell>
          <table:table-cell table:style-name="ce124" office:value-type="string">
            <text:p>Multiple Content Select panel <text:s/>is shown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51 </text:p>
            <text:p>CCP-371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0">
          <table:table-cell table:style-name="ce67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AIO165_WCM_022</text:p>
          </table:table-cell>
          <table:table-cell table:style-name="ce83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9" table:formula="of:=[.B71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8" office:value-type="string">
            <text:p>Step 3: Select content</text:p>
          </table:table-cell>
          <table:table-cell table:style-name="ce127" office:value-type="string">
            <text:p><text:span text:style-name="T12">- Select a content from the content browser</text:span></text:p>
            <text:p><text:span text:style-name="T12">- Save</text:span></text:p>
          </table:table-cell>
          <table:table-cell table:style-name="ce124" office:value-type="string">
            <text:p>Selected content is listed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51 </text:p>
            <text:p>CCP-371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AIO165_WCM_022</text:p>
          </table:table-cell>
          <table:table-cell table:style-name="ce83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9" table:formula="of:=[.B72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8" office:value-type="string">
            <text:p>Step 4: Search content</text:p>
          </table:table-cell>
          <table:table-cell table:style-name="ce127" office:value-type="string">
            <text:p><text:span text:style-name="T12">- Click on the select folder path icon again</text:span></text:p>
            <text:p><text:span text:style-name="T12">- Use content search form tab to search on </text:span><text:span text:style-name="T12">content</text:span></text:p>
            <text:p><text:span text:style-name="T12">-Choose the search result to introduce it in </text:span><text:span text:style-name="T12">the content list</text:span></text:p>
          </table:table-cell>
          <table:table-cell table:style-name="ce124" office:value-type="string">
            <text:p>Chosen content from search result is listed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51 </text:p>
            <text:p>CCP-371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9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21">
            <text:p>021</text:p>
          </table:table-cell>
          <table:table-cell table:style-name="ce47" office:value-type="string">
            <text:p>REG_AIO165_WCM_023</text:p>
          </table:table-cell>
          <table:table-cell table:style-name="ce83" office:value-type="float" office:value="1">
            <text:p>001</text:p>
          </table:table-cell>
          <table:table-cell table:style-name="ce89" table:formula="of:=[.B73]" office:value-type="string" office:string-value="REG_AIO165_WCM_023">
            <text:p>REG_AIO165_WCM_023</text:p>
          </table:table-cell>
          <table:table-cell table:style-name="ce93" office:value-type="string">
            <text:p>Inversion of content's list in CLV at every validation </text:p>
          </table:table-cell>
          <table:table-cell table:style-name="ce58" office:value-type="string">
            <text:p>Step 1: Create document</text:p>
          </table:table-cell>
          <table:table-cell table:style-name="ce124" office:value-type="string">
            <text:p>- Go to site Explorer → Site Management</text:p>
            <text:p>- Create some documents (doc1, doc2, doc3)</text:p>
          </table:table-cell>
          <table:table-cell table:style-name="ce124" office:value-type="string">
            <text:p>Create documen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1 </text:p>
            <text:p>CCP-343</text:p>
          </table:table-cell>
          <table:table-cell table:style-name="ce168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68"/>
          <table:table-cell table:style-name="ce174" table:number-columns-repeated="235"/>
          <table:table-cell table:style-name="ce180" table:number-columns-repeated="9"/>
        </table:table-row>
        <table:table-row table:style-name="ro13">
          <table:table-cell table:style-name="ce67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AIO165_WCM_023</text:p>
          </table:table-cell>
          <table:table-cell table:style-name="ce83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9" table:formula="of:=[.B74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8" office:value-type="string">
            <text:p>Step 2: Create page</text:p>
          </table:table-cell>
          <table:table-cell table:style-name="ce124" office:value-type="string">
            <text:p>Create a page includes a Portlet CLV in it.</text:p>
          </table:table-cell>
          <table:table-cell table:style-name="ce124" office:value-type="string">
            <text:p>Create new page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1 </text:p>
            <text:p>CCP-343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8">
          <table:table-cell table:style-name="ce67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AIO165_WCM_023</text:p>
          </table:table-cell>
          <table:table-cell table:style-name="ce83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9" table:formula="of:=[.B75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8" office:value-type="string">
            <text:p>Step 3: List added document into created page</text:p>
          </table:table-cell>
          <table:table-cell table:style-name="ce124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24" office:value-type="string">
            <text:p>Selected documents are listed (by order: doc1, doc2, doc3)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1 </text:p>
            <text:p>CCP-343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0">
          <table:table-cell table:style-name="ce67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AIO165_WCM_023</text:p>
          </table:table-cell>
          <table:table-cell table:style-name="ce83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9" table:formula="of:=[.B76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8" office:value-type="string">
            <text:p>Step 4: Change the order be documents that will be displayed</text:p>
          </table:table-cell>
          <table:table-cell table:style-name="ce124" office:value-type="string">
            <text:p>- Click Edit icon again</text:p>
            <text:p>- Do not make any change</text:p>
            <text:p>- Click Save</text:p>
          </table:table-cell>
          <table:table-cell table:style-name="ce124" office:value-type="string">
            <text:p>The order of document has no change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1 </text:p>
            <text:p>CCP-343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26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22">
            <text:p>022</text:p>
          </table:table-cell>
          <table:table-cell table:style-name="ce47" office:value-type="string">
            <text:p>REG_AIO165_WCM_024</text:p>
          </table:table-cell>
          <table:table-cell table:style-name="ce83" office:value-type="float" office:value="1">
            <text:p>001</text:p>
          </table:table-cell>
          <table:table-cell table:style-name="ce89" table:formula="of:=[.B77]" office:value-type="string" office:string-value="REG_AIO165_WCM_024">
            <text:p>REG_AIO165_WCM_024</text:p>
          </table:table-cell>
          <table:table-cell table:style-name="ce93" office:value-type="string">
            <text:p>Changes in FCC action's parameters are not taken in consideration </text:p>
          </table:table-cell>
          <table:table-cell table:style-name="ce58" office:value-type="string">
            <text:p>Step 1: Add FCC page</text:p>
          </table:table-cell>
          <table:table-cell table:style-name="ce124" office:value-type="string">
            <text:p>- Go to Site Editor --&gt; Add New Page</text:p>
            <text:p>- At step 3: Drag &amp; drop FCC portlet into page</text:p>
          </table:table-cell>
          <table:table-cell table:style-name="ce124" office:value-type="string">
            <text:p>FCC portlet is displayed in right pane at step 3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  <text:p>CCP-303</text:p>
          </table:table-cell>
          <table:table-cell table:style-name="ce168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68"/>
          <table:table-cell table:style-name="ce174" table:number-columns-repeated="235"/>
          <table:table-cell table:style-name="ce180" table:number-columns-repeated="9"/>
        </table:table-row>
        <table:table-row table:style-name="ro21">
          <table:table-cell table:style-name="ce67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AIO165_WCM_024</text:p>
          </table:table-cell>
          <table:table-cell table:style-name="ce83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9" table:formula="of:=[.B78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8" office:value-type="string">
            <text:p>Step 2: Config FCC</text:p>
          </table:table-cell>
          <table:table-cell table:style-name="ce124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24" office:value-type="string">
            <text:p>Add action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  <text:p>CCP-303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0">
          <table:table-cell table:style-name="ce67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REG_AIO165_WCM_024</text:p>
          </table:table-cell>
          <table:table-cell table:style-name="ce83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89" table:formula="of:=[.B79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8" office:value-type="string">
            <text:p>Step 3: Add document using FCC</text:p>
          </table:table-cell>
          <table:table-cell table:style-name="ce124" office:value-type="string">
            <text:p>In new added FCC page: Input valid values &amp; click Save to add new document</text:p>
          </table:table-cell>
          <table:table-cell table:style-name="ce124" office:value-type="string">
            <text:p>An email is sent to registered email (mail 1) when add action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  <text:p>CCP-303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0">
          <table:table-cell table:style-name="ce67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AIO165_WCM_024</text:p>
          </table:table-cell>
          <table:table-cell table:style-name="ce83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89" table:formula="of:=[.B80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8" office:value-type="string">
            <text:p>Step 4: Change registered email</text:p>
          </table:table-cell>
          <table:table-cell table:style-name="ce124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24" office:value-type="string">
            <text:p>Change is saved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  <text:p>CCP-303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0">
          <table:table-cell table:style-name="ce67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AIO165_WCM_024</text:p>
          </table:table-cell>
          <table:table-cell table:style-name="ce83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9" table:formula="of:=[.B81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8" office:value-type="string">
            <text:p>Step 5: Check sending mail after editing FCC</text:p>
          </table:table-cell>
          <table:table-cell table:style-name="ce124" office:value-type="string">
            <text:p>Use FCC page to create another document</text:p>
          </table:table-cell>
          <table:table-cell table:style-name="ce124" office:value-type="string">
            <text:p>An email is sent to new-registered email (mail 2)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  <text:p>CCP-303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0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23">
            <text:p>023</text:p>
          </table:table-cell>
          <table:table-cell table:style-name="ce47" office:value-type="string">
            <text:p>REG_AIO165_WCM_025</text:p>
          </table:table-cell>
          <table:table-cell table:style-name="ce83" office:value-type="float" office:value="1">
            <text:p>001</text:p>
          </table:table-cell>
          <table:table-cell table:style-name="ce89" table:formula="of:=[.B82]" office:value-type="string" office:string-value="REG_AIO165_WCM_025">
            <text:p>REG_AIO165_WCM_025</text:p>
          </table:table-cell>
          <table:table-cell table:style-name="ce93" office:value-type="string">
            <text:p>Check if Searched texts in search results are highlighted</text:p>
          </table:table-cell>
          <table:table-cell table:style-name="ce58" office:value-type="string">
            <text:p>Step 1: Search</text:p>
          </table:table-cell>
          <table:table-cell table:style-name="ce124" office:value-type="string">
            <text:p>- Login</text:p>
            <text:p>- Input text in search text box in the top right screen</text:p>
            <text:p>- Hit the enter</text:p>
          </table:table-cell>
          <table:table-cell table:style-name="ce124" office:value-type="string">
            <text:p>- The result is returned</text:p>
            <text:p>- The search keyword is highlighted in the <text:s/>result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822</text:p>
            <text:p>CCP-426</text:p>
          </table:table-cell>
          <table:table-cell table:style-name="ce168" table:number-columns-repeated="2"/>
          <table:table-cell table:style-name="ce174" table:number-columns-repeated="235"/>
          <table:table-cell table:style-name="ce180" table:number-columns-repeated="9"/>
        </table:table-row>
        <table:table-row table:style-name="ro1">
          <table:table-cell table:style-name="ce68" table:number-columns-repeated="2"/>
          <table:table-cell table:style-name="ce83"/>
          <table:table-cell table:style-name="ce68" table:number-columns-repeated="5"/>
          <table:table-cell table:style-name="ce124"/>
          <table:table-cell table:style-name="ce68" table:number-columns-repeated="247"/>
        </table:table-row>
        <table:table-row table:style-name="ro1" table:number-rows-repeated="36">
          <table:table-cell table:style-name="ce68" table:number-columns-repeated="8"/>
          <table:table-cell table:style-name="ce124"/>
          <table:table-cell table:style-name="ce68" table:number-columns-repeated="247"/>
        </table:table-row>
        <table:table-row table:style-name="ro1">
          <table:table-cell table:style-name="ce69"/>
          <table:table-cell table:style-name="ce74"/>
          <table:table-cell table:style-name="ce85"/>
          <table:table-cell table:style-name="ce90"/>
          <table:table-cell table:style-name="ce94"/>
          <table:table-cell table:style-name="ce117"/>
          <table:table-cell table:style-name="ce118"/>
          <table:table-cell table:style-name="ce139"/>
          <table:table-cell table:style-name="ce124"/>
          <table:table-cell table:style-name="ce147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69"/>
          <table:table-cell table:style-name="ce74"/>
          <table:table-cell table:style-name="ce85"/>
          <table:table-cell table:style-name="ce90"/>
          <table:table-cell table:style-name="ce95"/>
          <table:table-cell table:style-name="ce117"/>
          <table:table-cell table:style-name="ce128"/>
          <table:table-cell table:style-name="ce139"/>
          <table:table-cell table:style-name="ce124"/>
          <table:table-cell table:style-name="ce147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4"/>
          <table:table-cell table:style-name="ce85"/>
          <table:table-cell table:style-name="ce90"/>
          <table:table-cell table:style-name="ce94"/>
          <table:table-cell table:style-name="ce117"/>
          <table:table-cell table:style-name="ce118"/>
          <table:table-cell table:style-name="ce139"/>
          <table:table-cell table:style-name="ce124"/>
          <table:table-cell table:style-name="ce147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4"/>
          <table:table-cell table:style-name="ce85"/>
          <table:table-cell table:style-name="ce90"/>
          <table:table-cell table:style-name="ce95"/>
          <table:table-cell table:style-name="ce117"/>
          <table:table-cell table:style-name="ce113"/>
          <table:table-cell table:style-name="ce139"/>
          <table:table-cell table:style-name="ce124"/>
          <table:table-cell table:style-name="ce147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4"/>
          <table:table-cell table:style-name="ce85"/>
          <table:table-cell table:style-name="ce90"/>
          <table:table-cell table:style-name="ce95"/>
          <table:table-cell table:style-name="ce117"/>
          <table:table-cell table:style-name="ce128"/>
          <table:table-cell table:style-name="ce121"/>
          <table:table-cell table:style-name="ce124"/>
          <table:table-cell table:style-name="ce147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4"/>
          <table:table-cell table:style-name="ce85"/>
          <table:table-cell table:style-name="ce90"/>
          <table:table-cell table:style-name="ce96"/>
          <table:table-cell table:style-name="ce118" table:number-columns-repeated="2"/>
          <table:table-cell table:style-name="ce121"/>
          <table:table-cell table:style-name="ce12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22"/>
        </table:table-row>
        <table:table-row table:style-name="ro1" table:number-rows-repeated="2">
          <table:table-cell table:style-name="ce69"/>
          <table:table-cell table:style-name="ce74"/>
          <table:table-cell table:style-name="ce85"/>
          <table:table-cell table:style-name="ce90"/>
          <table:table-cell table:style-name="ce97"/>
          <table:table-cell table:style-name="ce118"/>
          <table:table-cell table:style-name="ce113"/>
          <table:table-cell table:style-name="ce121"/>
          <table:table-cell table:style-name="ce12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4"/>
          <table:table-cell table:style-name="ce85"/>
          <table:table-cell table:style-name="ce90"/>
          <table:table-cell table:style-name="ce98"/>
          <table:table-cell table:style-name="ce118"/>
          <table:table-cell table:style-name="ce113"/>
          <table:table-cell table:style-name="ce121"/>
          <table:table-cell table:style-name="ce12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22"/>
        </table:table-row>
        <table:table-row table:style-name="ro1" table:number-rows-repeated="2">
          <table:table-cell table:style-name="ce69"/>
          <table:table-cell table:style-name="ce74"/>
          <table:table-cell table:style-name="ce85"/>
          <table:table-cell table:style-name="ce90"/>
          <table:table-cell table:style-name="ce99"/>
          <table:table-cell table:style-name="ce118"/>
          <table:table-cell table:style-name="ce113"/>
          <table:table-cell table:style-name="ce121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4"/>
          <table:table-cell table:style-name="ce85"/>
          <table:table-cell table:style-name="ce90"/>
          <table:table-cell table:style-name="ce98"/>
          <table:table-cell table:style-name="ce118"/>
          <table:table-cell table:style-name="ce113"/>
          <table:table-cell table:style-name="ce121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22"/>
        </table:table-row>
        <table:table-row table:style-name="ro1" table:number-rows-repeated="2">
          <table:table-cell table:style-name="ce69"/>
          <table:table-cell table:style-name="ce74"/>
          <table:table-cell table:style-name="ce85"/>
          <table:table-cell table:style-name="ce90"/>
          <table:table-cell table:style-name="ce99"/>
          <table:table-cell table:style-name="ce118"/>
          <table:table-cell table:style-name="ce113"/>
          <table:table-cell table:style-name="ce121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0"/>
          <table:table-cell table:style-name="ce100"/>
          <table:table-cell table:style-name="ce118"/>
          <table:table-cell table:style-name="ce113"/>
          <table:table-cell table:style-name="ce121"/>
          <table:table-cell table:style-name="ce144"/>
          <table:table-cell table:style-name="ce149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3">
          <table:table-cell table:style-name="ce69"/>
          <table:table-cell table:style-name="ce75"/>
          <table:table-cell table:style-name="ce85"/>
          <table:table-cell table:style-name="ce90"/>
          <table:table-cell table:style-name="ce101"/>
          <table:table-cell table:style-name="ce118"/>
          <table:table-cell table:style-name="ce101"/>
          <table:table-cell table:style-name="ce121"/>
          <table:table-cell table:style-name="ce144"/>
          <table:table-cell table:style-name="ce149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0"/>
          <table:table-cell table:style-name="ce102"/>
          <table:table-cell table:style-name="ce119"/>
          <table:table-cell table:style-name="ce129"/>
          <table:table-cell table:style-name="ce108"/>
          <table:table-cell table:style-name="ce144"/>
          <table:table-cell table:style-name="ce147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69"/>
          <table:table-cell table:style-name="ce75"/>
          <table:table-cell table:style-name="ce85"/>
          <table:table-cell table:style-name="ce90"/>
          <table:table-cell table:style-name="ce103"/>
          <table:table-cell table:style-name="ce119"/>
          <table:table-cell table:style-name="ce130"/>
          <table:table-cell table:style-name="ce108"/>
          <table:table-cell table:style-name="ce144"/>
          <table:table-cell table:style-name="ce147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0"/>
          <table:table-cell table:style-name="ce103"/>
          <table:table-cell table:style-name="ce119"/>
          <table:table-cell table:style-name="ce131"/>
          <table:table-cell table:style-name="ce108"/>
          <table:table-cell table:style-name="ce144"/>
          <table:table-cell table:style-name="ce147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69"/>
          <table:table-cell table:style-name="ce90"/>
          <table:table-cell table:style-name="ce100"/>
          <table:table-cell table:style-name="ce118"/>
          <table:table-cell table:style-name="ce113"/>
          <table:table-cell table:style-name="ce121"/>
          <table:table-cell table:style-name="ce144"/>
          <table:table-cell table:style-name="ce147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69"/>
          <table:table-cell table:style-name="ce75"/>
          <table:table-cell table:style-name="ce85"/>
          <table:table-cell table:style-name="ce90"/>
          <table:table-cell table:style-name="ce104"/>
          <table:table-cell table:style-name="ce118"/>
          <table:table-cell table:style-name="ce101"/>
          <table:table-cell table:style-name="ce121"/>
          <table:table-cell table:style-name="ce144"/>
          <table:table-cell table:style-name="ce147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0"/>
          <table:table-cell table:style-name="ce104"/>
          <table:table-cell table:style-name="ce118"/>
          <table:table-cell table:style-name="ce101"/>
          <table:table-cell table:style-name="ce121"/>
          <table:table-cell table:style-name="ce144"/>
          <table:table-cell table:style-name="ce149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0"/>
          <table:table-cell table:style-name="ce100"/>
          <table:table-cell table:style-name="ce118"/>
          <table:table-cell table:style-name="ce113"/>
          <table:table-cell table:style-name="ce121"/>
          <table:table-cell table:style-name="ce144"/>
          <table:table-cell table:style-name="ce149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69"/>
          <table:table-cell table:style-name="ce75"/>
          <table:table-cell table:style-name="ce85"/>
          <table:table-cell table:style-name="ce90"/>
          <table:table-cell table:style-name="ce104"/>
          <table:table-cell table:style-name="ce118"/>
          <table:table-cell table:style-name="ce101"/>
          <table:table-cell table:style-name="ce121"/>
          <table:table-cell table:style-name="ce144"/>
          <table:table-cell table:style-name="ce149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0"/>
          <table:table-cell table:style-name="ce100"/>
          <table:table-cell table:style-name="ce118"/>
          <table:table-cell table:style-name="ce113"/>
          <table:table-cell table:style-name="ce121"/>
          <table:table-cell table:style-name="ce144"/>
          <table:table-cell table:style-name="ce147" table:number-columns-repeated="224"/>
          <table:table-cell table:style-name="ce78"/>
          <table:table-cell table:number-columns-repeated="22"/>
        </table:table-row>
        <table:table-row table:style-name="ro1" table:number-rows-repeated="2">
          <table:table-cell table:style-name="ce69"/>
          <table:table-cell table:style-name="ce75"/>
          <table:table-cell table:style-name="ce85"/>
          <table:table-cell table:style-name="ce90"/>
          <table:table-cell table:style-name="ce104"/>
          <table:table-cell table:style-name="ce118"/>
          <table:table-cell table:style-name="ce101"/>
          <table:table-cell table:style-name="ce121"/>
          <table:table-cell table:style-name="ce144"/>
          <table:table-cell table:style-name="ce147" table:number-columns-repeated="224"/>
          <table:table-cell table:style-name="ce78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0"/>
          <table:table-cell table:style-name="ce104"/>
          <table:table-cell table:style-name="ce118"/>
          <table:table-cell table:style-name="ce101"/>
          <table:table-cell table:style-name="ce121"/>
          <table:table-cell table:style-name="ce144"/>
          <table:table-cell table:style-name="ce149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4"/>
          <table:table-cell table:style-name="ce85"/>
          <table:table-cell table:style-name="ce90"/>
          <table:table-cell table:style-name="ce98"/>
          <table:table-cell table:style-name="ce118"/>
          <table:table-cell table:style-name="ce113"/>
          <table:table-cell table:style-name="ce121"/>
          <table:table-cell table:style-name="ce144"/>
          <table:table-cell table:style-name="ce148" table:number-columns-repeated="2"/>
          <table:table-cell table:style-name="ce149" table:number-columns-repeated="220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69"/>
          <table:table-cell table:style-name="ce74"/>
          <table:table-cell table:style-name="ce85"/>
          <table:table-cell table:style-name="ce90"/>
          <table:table-cell table:style-name="ce99"/>
          <table:table-cell table:style-name="ce118"/>
          <table:table-cell table:style-name="ce113"/>
          <table:table-cell table:style-name="ce121"/>
          <table:table-cell table:style-name="ce144"/>
          <table:table-cell table:style-name="ce148" table:number-columns-repeated="2"/>
          <table:table-cell table:style-name="ce149" table:number-columns-repeated="220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0"/>
          <table:table-cell table:style-name="ce100"/>
          <table:table-cell table:style-name="ce118"/>
          <table:table-cell table:style-name="ce113"/>
          <table:table-cell table:style-name="ce121"/>
          <table:table-cell table:style-name="ce144"/>
          <table:table-cell table:style-name="ce150" table:number-columns-repeated="222"/>
          <table:table-cell table:style-name="ce156" table:number-columns-repeated="3"/>
          <table:table-cell table:number-columns-repeated="22"/>
        </table:table-row>
        <table:table-row table:style-name="ro1" table:number-rows-repeated="2">
          <table:table-cell table:style-name="ce69"/>
          <table:table-cell table:style-name="ce75"/>
          <table:table-cell table:style-name="ce85"/>
          <table:table-cell table:style-name="ce90"/>
          <table:table-cell table:style-name="ce104"/>
          <table:table-cell table:style-name="ce118"/>
          <table:table-cell table:style-name="ce101"/>
          <table:table-cell table:style-name="ce121"/>
          <table:table-cell table:style-name="ce144"/>
          <table:table-cell table:style-name="ce150" table:number-columns-repeated="222"/>
          <table:table-cell table:style-name="ce156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0"/>
          <table:table-cell table:style-name="ce104"/>
          <table:table-cell table:style-name="ce118"/>
          <table:table-cell table:style-name="ce101"/>
          <table:table-cell table:style-name="ce121"/>
          <table:table-cell table:style-name="ce144"/>
          <table:table-cell table:style-name="ce149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0"/>
          <table:table-cell table:style-name="ce102"/>
          <table:table-cell table:style-name="ce103"/>
          <table:table-cell table:style-name="ce132"/>
          <table:table-cell table:style-name="ce108"/>
          <table:table-cell table:style-name="ce144"/>
          <table:table-cell table:style-name="ce151" table:number-columns-repeated="222"/>
          <table:table-cell table:style-name="ce156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0"/>
          <table:table-cell table:style-name="ce103" table:number-columns-repeated="2"/>
          <table:table-cell table:style-name="ce132"/>
          <table:table-cell table:style-name="ce108"/>
          <table:table-cell table:style-name="ce144"/>
          <table:table-cell table:style-name="ce151" table:number-columns-repeated="222"/>
          <table:table-cell table:style-name="ce156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0"/>
          <table:table-cell table:style-name="ce102"/>
          <table:table-cell table:style-name="ce103"/>
          <table:table-cell table:style-name="ce133"/>
          <table:table-cell table:style-name="ce108"/>
          <table:table-cell table:style-name="ce144"/>
          <table:table-cell table:style-name="ce152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69"/>
          <table:table-cell table:style-name="ce75"/>
          <table:table-cell table:style-name="ce85"/>
          <table:table-cell table:style-name="ce90"/>
          <table:table-cell table:style-name="ce103" table:number-columns-repeated="2"/>
          <table:table-cell table:style-name="ce132"/>
          <table:table-cell table:style-name="ce108"/>
          <table:table-cell table:style-name="ce144"/>
          <table:table-cell table:style-name="ce152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0"/>
          <table:table-cell table:style-name="ce103" table:number-columns-repeated="3"/>
          <table:table-cell table:style-name="ce108"/>
          <table:table-cell table:style-name="ce144"/>
          <table:table-cell table:style-name="ce152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4"/>
          <table:table-cell table:style-name="ce85"/>
          <table:table-cell table:style-name="ce90"/>
          <table:table-cell table:style-name="ce105"/>
          <table:table-cell table:style-name="ce106"/>
          <table:table-cell table:style-name="ce133"/>
          <table:table-cell table:style-name="ce108"/>
          <table:table-cell table:style-name="ce144"/>
          <table:table-cell table:style-name="ce152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69"/>
          <table:table-cell table:style-name="ce74"/>
          <table:table-cell table:style-name="ce85"/>
          <table:table-cell table:style-name="ce90"/>
          <table:table-cell table:style-name="ce106" table:number-columns-repeated="2"/>
          <table:table-cell table:style-name="ce134"/>
          <table:table-cell table:style-name="ce108"/>
          <table:table-cell table:style-name="ce144"/>
          <table:table-cell table:style-name="ce152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69"/>
          <table:table-cell table:style-name="ce90"/>
          <table:table-cell table:style-name="ce100"/>
          <table:table-cell table:style-name="ce118"/>
          <table:table-cell table:style-name="ce113"/>
          <table:table-cell table:style-name="ce121"/>
          <table:table-cell table:style-name="ce144"/>
          <table:table-cell table:style-name="ce149" table:number-columns-repeated="222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69"/>
          <table:table-cell table:style-name="ce75"/>
          <table:table-cell table:style-name="ce85"/>
          <table:table-cell table:style-name="ce90"/>
          <table:table-cell table:style-name="ce101"/>
          <table:table-cell table:style-name="ce118"/>
          <table:table-cell table:style-name="ce101"/>
          <table:table-cell table:style-name="ce121"/>
          <table:table-cell table:style-name="ce144"/>
          <table:table-cell table:style-name="ce149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4"/>
          <table:table-cell table:style-name="ce85"/>
          <table:table-cell table:style-name="ce91"/>
          <table:table-cell table:style-name="ce107"/>
          <table:table-cell table:style-name="ce118"/>
          <table:table-cell table:style-name="ce113"/>
          <table:table-cell table:style-name="ce121"/>
          <table:table-cell table:style-name="ce144"/>
          <table:table-cell table:style-name="ce153" table:number-columns-repeated="3"/>
          <table:table-cell table:style-name="ce154" table:number-columns-repeated="219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69"/>
          <table:table-cell table:style-name="ce74"/>
          <table:table-cell table:style-name="ce85"/>
          <table:table-cell table:style-name="ce91"/>
          <table:table-cell table:style-name="ce108" table:number-columns-repeated="3"/>
          <table:table-cell table:style-name="ce110"/>
          <table:table-cell table:style-name="ce144"/>
          <table:table-cell table:style-name="ce153" table:number-columns-repeated="3"/>
          <table:table-cell table:style-name="ce154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1"/>
          <table:table-cell table:style-name="ce109"/>
          <table:table-cell table:style-name="ce120"/>
          <table:table-cell table:style-name="ce101"/>
          <table:table-cell table:style-name="ce140"/>
          <table:table-cell table:style-name="ce144"/>
          <table:table-cell table:style-name="ce154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1"/>
          <table:table-cell table:style-name="ce110" table:number-columns-repeated="3"/>
          <table:table-cell table:style-name="ce108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1"/>
          <table:table-cell table:style-name="ce107"/>
          <table:table-cell table:style-name="ce108"/>
          <table:table-cell table:style-name="ce101"/>
          <table:table-cell table:style-name="ce121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1"/>
          <table:table-cell table:style-name="ce108" table:number-columns-repeated="4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1"/>
          <table:table-cell table:style-name="ce107"/>
          <table:table-cell table:style-name="ce108"/>
          <table:table-cell table:style-name="ce101"/>
          <table:table-cell table:style-name="ce121"/>
          <table:table-cell table:style-name="ce144"/>
          <table:table-cell table:style-name="ce156" table:number-columns-repeated="225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1"/>
          <table:table-cell table:style-name="ce108" table:number-columns-repeated="4"/>
          <table:table-cell table:style-name="ce144"/>
          <table:table-cell table:style-name="ce156" table:number-columns-repeated="225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1"/>
          <table:table-cell table:style-name="ce108" table:number-columns-repeated="4"/>
          <table:table-cell table:style-name="ce144"/>
          <table:table-cell table:style-name="ce157" table:number-columns-repeated="225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1"/>
          <table:table-cell table:style-name="ce107"/>
          <table:table-cell table:style-name="ce108"/>
          <table:table-cell table:style-name="ce101"/>
          <table:table-cell table:style-name="ce121"/>
          <table:table-cell table:style-name="ce144"/>
          <table:table-cell table:style-name="ce156" table:number-columns-repeated="225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1"/>
          <table:table-cell table:style-name="ce108" table:number-columns-repeated="4"/>
          <table:table-cell table:style-name="ce144"/>
          <table:table-cell table:style-name="ce156" table:number-columns-repeated="225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1"/>
          <table:table-cell table:style-name="ce108" table:number-columns-repeated="4"/>
          <table:table-cell table:style-name="ce144"/>
          <table:table-cell table:style-name="ce157" table:number-columns-repeated="225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69"/>
          <table:table-cell table:style-name="ce90"/>
          <table:table-cell table:style-name="ce111"/>
          <table:table-cell table:style-name="ce118"/>
          <table:table-cell table:style-name="ce101"/>
          <table:table-cell table:style-name="ce121"/>
          <table:table-cell table:style-name="ce144"/>
          <table:table-cell table:style-name="ce158"/>
          <table:table-cell table:style-name="ce157" table:number-columns-repeated="224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0"/>
          <table:table-cell table:style-name="ce101"/>
          <table:table-cell table:style-name="ce118"/>
          <table:table-cell table:style-name="ce101"/>
          <table:table-cell table:style-name="ce121"/>
          <table:table-cell table:style-name="ce144"/>
          <table:table-cell table:style-name="ce159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0"/>
          <table:table-cell table:style-name="ce112"/>
          <table:table-cell table:style-name="ce118"/>
          <table:table-cell table:style-name="ce113"/>
          <table:table-cell table:style-name="ce121"/>
          <table:table-cell table:style-name="ce144"/>
          <table:table-cell table:style-name="ce159"/>
          <table:table-cell table:style-name="ce78" table:number-columns-repeated="224"/>
          <table:table-cell table:number-columns-repeated="22"/>
        </table:table-row>
        <table:table-row table:style-name="ro1" table:number-rows-repeated="2">
          <table:table-cell table:style-name="ce69"/>
          <table:table-cell table:style-name="ce75"/>
          <table:table-cell table:style-name="ce85"/>
          <table:table-cell table:style-name="ce90"/>
          <table:table-cell table:style-name="ce113"/>
          <table:table-cell table:style-name="ce118"/>
          <table:table-cell table:style-name="ce113"/>
          <table:table-cell table:style-name="ce121"/>
          <table:table-cell table:style-name="ce144"/>
          <table:table-cell table:style-name="ce159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69"/>
          <table:table-cell table:style-name="ce76"/>
          <table:table-cell table:style-name="ce85"/>
          <table:table-cell table:style-name="ce90"/>
          <table:table-cell table:style-name="ce114"/>
          <table:table-cell table:style-name="ce121"/>
          <table:table-cell table:style-name="ce115"/>
          <table:table-cell table:style-name="ce121"/>
          <table:table-cell table:style-name="ce144"/>
          <table:table-cell table:style-name="ce159"/>
          <table:table-cell table:style-name="ce78" table:number-columns-repeated="224"/>
          <table:table-cell table:number-columns-repeated="22"/>
        </table:table-row>
        <table:table-row table:style-name="ro1">
          <table:table-cell table:style-name="ce69"/>
          <table:table-cell table:style-name="ce76"/>
          <table:table-cell table:style-name="ce85"/>
          <table:table-cell table:style-name="ce90"/>
          <table:table-cell table:style-name="ce115"/>
          <table:table-cell table:style-name="ce121"/>
          <table:table-cell table:style-name="ce115"/>
          <table:table-cell table:style-name="ce121"/>
          <table:table-cell table:style-name="ce144"/>
          <table:table-cell table:style-name="ce160"/>
          <table:table-cell table:style-name="ce149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6"/>
          <table:table-cell table:style-name="ce85"/>
          <table:table-cell table:style-name="ce90"/>
          <table:table-cell table:style-name="ce115"/>
          <table:table-cell table:style-name="ce121"/>
          <table:table-cell table:style-name="ce113"/>
          <table:table-cell table:style-name="ce115"/>
          <table:table-cell table:style-name="ce144"/>
          <table:table-cell table:style-name="ce160"/>
          <table:table-cell table:style-name="ce149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4"/>
          <table:table-cell table:style-name="ce85"/>
          <table:table-cell table:style-name="ce90"/>
          <table:table-cell table:style-name="ce112"/>
          <table:table-cell table:style-name="ce118"/>
          <table:table-cell table:style-name="ce113"/>
          <table:table-cell table:style-name="ce121"/>
          <table:table-cell table:style-name="ce144"/>
          <table:table-cell table:style-name="ce160"/>
          <table:table-cell table:style-name="ce149" table:number-columns-repeated="221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69"/>
          <table:table-cell table:style-name="ce75"/>
          <table:table-cell table:style-name="ce85"/>
          <table:table-cell table:style-name="ce90"/>
          <table:table-cell table:style-name="ce113"/>
          <table:table-cell table:style-name="ce118"/>
          <table:table-cell table:style-name="ce101"/>
          <table:table-cell table:style-name="ce121"/>
          <table:table-cell table:style-name="ce144"/>
          <table:table-cell table:style-name="ce160"/>
          <table:table-cell table:style-name="ce149" table:number-columns-repeated="221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5"/>
          <table:table-cell table:style-name="ce85"/>
          <table:table-cell table:style-name="ce90"/>
          <table:table-cell table:style-name="ce112"/>
          <table:table-cell table:style-name="ce118"/>
          <table:table-cell table:style-name="ce101"/>
          <table:table-cell table:style-name="ce121"/>
          <table:table-cell table:style-name="ce144"/>
          <table:table-cell table:style-name="ce161"/>
          <table:table-cell table:style-name="ce169" table:number-columns-repeated="221"/>
          <table:table-cell table:style-name="ce178" table:number-columns-repeated="3"/>
          <table:table-cell table:number-columns-repeated="22"/>
        </table:table-row>
        <table:table-row table:style-name="ro1" table:number-rows-repeated="2">
          <table:table-cell table:style-name="ce69"/>
          <table:table-cell table:style-name="ce75"/>
          <table:table-cell table:style-name="ce85"/>
          <table:table-cell table:style-name="ce90"/>
          <table:table-cell table:style-name="ce113"/>
          <table:table-cell table:style-name="ce118"/>
          <table:table-cell table:style-name="ce113"/>
          <table:table-cell table:style-name="ce121"/>
          <table:table-cell table:style-name="ce144"/>
          <table:table-cell table:style-name="ce161"/>
          <table:table-cell table:style-name="ce169" table:number-columns-repeated="221"/>
          <table:table-cell table:style-name="ce1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4"/>
          <table:table-cell table:style-name="ce85"/>
          <table:table-cell table:style-name="ce90"/>
          <table:table-cell table:style-name="ce112"/>
          <table:table-cell table:style-name="ce118"/>
          <table:table-cell table:style-name="ce113"/>
          <table:table-cell table:style-name="ce121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4"/>
          <table:table-cell table:style-name="ce85"/>
          <table:table-cell table:style-name="ce90"/>
          <table:table-cell table:style-name="ce113" table:number-columns-repeated="3"/>
          <table:table-cell table:style-name="ce121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8" table:number-columns-repeated="3"/>
          <table:table-cell table:number-columns-repeated="22"/>
        </table:table-row>
        <table:table-row table:style-name="ro1">
          <table:table-cell table:style-name="ce69"/>
          <table:table-cell table:style-name="ce74"/>
          <table:table-cell table:style-name="ce85"/>
          <table:table-cell table:style-name="ce90"/>
          <table:table-cell table:style-name="ce112"/>
          <table:table-cell table:style-name="ce118"/>
          <table:table-cell table:style-name="ce101"/>
          <table:table-cell table:style-name="ce121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8" table:number-columns-repeated="3"/>
          <table:table-cell table:number-columns-repeated="22"/>
        </table:table-row>
        <table:table-row table:style-name="ro1" table:number-rows-repeated="2">
          <table:table-cell table:style-name="ce69"/>
          <table:table-cell table:style-name="ce74"/>
          <table:table-cell table:style-name="ce85"/>
          <table:table-cell table:style-name="ce90"/>
          <table:table-cell table:style-name="ce113"/>
          <table:table-cell table:style-name="ce118" table:number-columns-repeated="3"/>
          <table:table-cell table:style-name="ce144"/>
          <table:table-cell table:style-name="ce149" table:number-columns-repeated="222"/>
          <table:table-cell table:style-name="ce78" table:number-columns-repeated="3"/>
          <table:table-cell table:number-columns-repeated="22"/>
        </table:table-row>
        <table:table-row table:style-name="ro1">
          <table:table-cell/>
          <table:table-cell table:style-name="ce77" table:number-columns-repeated="2"/>
          <table:table-cell table:style-name="ce92" table:number-columns-repeated="5"/>
          <table:table-cell table:style-name="ce145"/>
          <table:table-cell table:style-name="ce156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77" table:number-columns-repeated="2"/>
          <table:table-cell table:style-name="ce92" table:number-columns-repeated="5"/>
          <table:table-cell table:style-name="ce145"/>
          <table:table-cell table:style-name="ce78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78" table:number-columns-repeated="2"/>
          <table:table-cell table:style-name="ce88" table:number-columns-repeated="5"/>
          <table:table-cell table:style-name="ce143"/>
          <table:table-cell table:style-name="ce78" table:number-columns-repeated="225"/>
          <table:table-cell table:number-columns-repeated="22"/>
        </table:table-row>
        <table:table-row table:style-name="ro1" table:number-rows-repeated="104833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_6_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8" table:number-columns-repeated="244" table:default-cell-style-name="Default"/>
        <table:table-row table:style-name="ro14">
          <table:table-cell/>
          <table:table-cell table:style-name="ce70" office:value-type="string">
            <text:p>TEST CASES</text:p>
          </table:table-cell>
          <table:table-cell table:style-name="ce79"/>
          <table:table-cell table:style-name="ce86" table:number-columns-repeated="2"/>
          <table:table-cell/>
          <table:table-cell table:style-name="ce86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998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80"/>
          <table:table-cell table:style-name="ce86" table:number-columns-repeated="2"/>
          <table:table-cell/>
          <table:table-cell table:style-name="ce86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998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8" table:number-columns-repeated="4"/>
          <table:table-cell table:number-columns-repeated="21"/>
        </table:table-row>
        <table:table-row table:style-name="ro15">
          <table:table-cell/>
          <table:table-cell table:style-name="ce72" office:value-type="string">
            <text:p>Function List:</text:p>
          </table:table-cell>
          <table:table-cell table:style-name="ce81" office:value-type="string" table:number-columns-spanned="3" table:number-rows-spanned="1">
            <text:p>Bugs on WCM 1.2.x for regression test</text:p>
          </table:table-cell>
          <table:covered-table-cell table:style-name="ce87"/>
          <table:covered-table-cell table:style-name="ce82"/>
          <table:table-cell/>
          <table:table-cell table:style-name="ce122"/>
          <table:table-cell table:style-name="ce135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998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8" table:number-columns-repeated="4"/>
          <table:table-cell table:number-columns-repeated="21"/>
        </table:table-row>
        <table:table-row table:style-name="ro27">
          <table:table-cell/>
          <table:table-cell table:style-name="ce72" office:value-type="string">
            <text:p>Total Main Cases:</text:p>
          </table:table-cell>
          <table:table-cell table:style-name="ce82" table:formula="of:=MAX([.A7:.A981])" office:value-type="float" office:value="18" table:number-columns-spanned="3" table:number-rows-spanned="1">
            <text:p>18</text:p>
          </table:table-cell>
          <table:covered-table-cell table:style-name="ce87"/>
          <table:covered-table-cell table:style-name="ce82"/>
          <table:table-cell/>
          <table:table-cell table:style-name="ce122"/>
          <table:table-cell table:style-name="ce135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998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8" table:number-columns-repeated="4"/>
          <table:table-cell table:number-columns-repeated="21"/>
        </table:table-row>
        <table:table-row table:style-name="ro14">
          <table:table-cell/>
          <table:table-cell table:style-name="ce73"/>
          <table:table-cell table:style-name="ce78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2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998];[.$L5])" office:value-type="float" office:value="0">
            <text:p>0</text:p>
          </table:table-cell>
          <table:table-cell table:style-name="ce170" table:number-columns-repeated="2"/>
          <table:table-cell table:style-name="ce78" table:number-columns-repeated="219"/>
          <table:table-cell table:number-columns-repeated="21"/>
        </table:table-row>
        <table:table-row table:style-name="ro27">
          <table:table-cell table:style-name="ce65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65" office:value-type="string">
            <text:p>Case ID</text:p>
          </table:table-cell>
          <table:table-cell table:style-name="ce65" office:value-type="string">
            <text:p>Path</text:p>
          </table:table-cell>
          <table:table-cell table:style-name="ce65" office:value-type="string">
            <text:p>Case Description</text:p>
          </table:table-cell>
          <table:table-cell table:style-name="ce65" office:value-type="string">
            <text:p>Step Description</text:p>
          </table:table-cell>
          <table:table-cell table:style-name="ce65" office:value-type="string">
            <text:p>Steps to produce</text:p>
          </table:table-cell>
          <table:table-cell table:style-name="ce65" office:value-type="string">
            <text:p>Expected Output</text:p>
          </table:table-cell>
          <table:table-cell table:style-name="ce65" office:value-type="string">
            <text:p>Priority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Bug description</text:p>
          </table:table-cell>
          <table:table-cell table:style-name="ce65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</table:table-row>
        <table:table-row table:style-name="ro12">
          <table:table-cell table:style-name="ce67" office:value-type="float" office:value="1">
            <text:p>001</text:p>
          </table:table-cell>
          <table:table-cell table:style-name="ce48" office:value-type="string">
            <text:p>REG_AIO166_WCM_001</text:p>
          </table:table-cell>
          <table:table-cell table:style-name="ce83" office:value-type="float" office:value="1">
            <text:p>001</text:p>
          </table:table-cell>
          <table:table-cell table:style-name="ce52" table:formula="of:=[.B7]" office:value-type="string" office:string-value="REG_AIO166_WCM_001">
            <text:p>REG_AIO166_WCM_001</text:p>
          </table:table-cell>
          <table:table-cell table:style-name="ce183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1: Add category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2" office:value-type="string">
            <text:p>Create new category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6_WCM_001</text:p>
          </table:table-cell>
          <table:table-cell table:style-name="ce8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2: Create new page contain content detail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2" office:value-type="string">
            <text:p>SC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6_WCM_001</text:p>
          </table:table-cell>
          <table:table-cell table:style-name="ce8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2" table:formula="of:=[.B9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3: Edit content detail</text:p>
          </table:table-cell>
          <table:table-cell table:style-name="ce52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12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AIO166_WCM_002</text:p>
          </table:table-cell>
          <table:table-cell table:style-name="ce8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2" table:formula="of:=[.B10]" office:value-type="string" office:string-value="REG_AIO166_WCM_002">
            <text:p>REG_AIO166_WCM_002</text:p>
          </table:table-cell>
          <table:table-cell table:style-name="ce183" office:value-type="string">
            <text:p>Check when browsing directories with special characters while configuring CLV (IE7)</text:p>
          </table:table-cell>
          <table:table-cell table:style-name="ce52" office:value-type="string">
            <text:p>Step 1: Add folders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2" office:value-type="string">
            <text:p>Create new folders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6_WCM_002</text:p>
          </table:table-cell>
          <table:table-cell table:style-name="ce83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2" table:formula="of:=[.B11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2: Create new page contain CLV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2" office:value-type="string">
            <text:p>CL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6_WCM_002</text:p>
          </table:table-cell>
          <table:table-cell table:style-name="ce83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2" table:formula="of:=[.B12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10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7" office:value-type="string">
            <text:p>REG_AIO166_WCM_003</text:p>
          </table:table-cell>
          <table:table-cell table:style-name="ce83" office:value-type="float" office:value="1">
            <text:p>001</text:p>
          </table:table-cell>
          <table:table-cell table:style-name="ce52" table:formula="of:=[.B13]" office:value-type="string" office:string-value="REG_AIO166_WCM_003">
            <text:p>REG_AIO166_WCM_003</text:p>
          </table:table-cell>
          <table:table-cell table:style-name="ce183" office:value-type="string">
            <text:p>Check listing document with special character in name in CLV</text:p>
          </table:table-cell>
          <table:table-cell table:style-name="ce52" office:value-type="string">
            <text:p>Step 1: Go to Sites Explorer</text:p>
          </table:table-cell>
          <table:table-cell table:style-name="ce52" office:value-type="string">
            <text:p>- Login</text:p>
            <text:p>- Go to Sites Explorer/Sites management/acme/documents</text:p>
          </table:table-cell>
          <table:table-cell table:style-name="ce52" office:value-type="string">
            <text:p>Documents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6_WCM_003</text:p>
          </table:table-cell>
          <table:table-cell table:style-name="ce83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Upload a binary with name containing character like ' 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AIO166_WCM_003</text:p>
          </table:table-cell>
          <table:table-cell table:style-name="ce83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3: Public uploaded file</text:p>
          </table:table-cell>
          <table:table-cell table:style-name="ce52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2" office:value-type="string">
            <text:p>Uploaded file is changed statu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6_WCM_003</text:p>
          </table:table-cell>
          <table:table-cell table:style-name="ce83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2" table:formula="of:=[.B16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4: Check showing uploaded file</text:p>
          </table:table-cell>
          <table:table-cell table:style-name="ce52" office:value-type="string">
            <text:p>Go to Overview page in acme site</text:p>
          </table:table-cell>
          <table:table-cell table:style-name="ce52" office:value-type="string">
            <text:p>Uploaded file is listed in Documents list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 office:value-type="string">
            <text:p>a %27 replace the ' </text:p>
          </table:table-cell>
          <table:table-cell table:number-columns-repeated="244"/>
        </table:table-row>
        <table:table-row table:style-name="ro10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6_WCM_004</text:p>
          </table:table-cell>
          <table:table-cell table:style-name="ce83" office:value-type="float" office:value="1">
            <text:p>001</text:p>
          </table:table-cell>
          <table:table-cell table:style-name="ce52" table:formula="of:=[.B17]" office:value-type="string" office:string-value="REG_AIO166_WCM_004">
            <text:p>REG_AIO166_WCM_004</text:p>
          </table:table-cell>
          <table:table-cell table:style-name="ce183" office:value-type="string">
            <text:p>Check order content in CLV using manual browse</text:p>
          </table:table-cell>
          <table:table-cell table:style-name="ce52" office:value-type="string">
            <text:p>Step 1: Go to ACME site</text:p>
          </table:table-cell>
          <table:table-cell table:style-name="ce52" office:value-type="string">
            <text:p>- Login by admin</text:p>
            <text:p>- Select acme site</text:p>
            <text:p>- Switch to edit mode</text:p>
          </table:table-cell>
          <table:table-cell table:style-name="ce52" office:value-type="string">
            <text:p>Edit mode in acme site is displayed, there's Quick Edit icon for each portlet in the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6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6_WCM_004</text:p>
          </table:table-cell>
          <table:table-cell table:style-name="ce83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2: Show form to edit a CLV</text:p>
          </table:table-cell>
          <table:table-cell table:style-name="ce52" office:value-type="string">
            <text:p>Click Quick edit icon at a CLV (e.g: Document)</text:p>
          </table:table-cell>
          <table:table-cell table:style-name="ce52" office:value-type="string">
            <text:p>CLV edi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1">
          <table:table-cell table:style-name="ce6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AIO166_WCM_004</text:p>
          </table:table-cell>
          <table:table-cell table:style-name="ce83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2" table:formula="of:=[.B19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3: Select document</text:p>
          </table:table-cell>
          <table:table-cell table:style-name="ce52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2" office:value-type="string">
            <text:p>Selected documents are listed as 1, 3, 4 in CLV config form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6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6_WCM_004</text:p>
          </table:table-cell>
          <table:table-cell table:style-name="ce83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2" table:formula="of:=[.B20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4: Change order of document in list</text:p>
          </table:table-cell>
          <table:table-cell table:style-name="ce52" office:value-type="string">
            <text:p>In CLV config form</text:p>
            <text:p>Use the Up/Down arrows to change their position</text:p>
          </table:table-cell>
          <table:table-cell table:style-name="ce52" office:value-type="string">
            <text:p>The order is chang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7">
          <table:table-cell table:style-name="ce6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6_WCM_004</text:p>
          </table:table-cell>
          <table:table-cell table:style-name="ce83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2" table:formula="of:=[.B21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5: Check listing document after editing the config</text:p>
          </table:table-cell>
          <table:table-cell table:style-name="ce52" office:value-type="string">
            <text:p>Click Save in Edit CLV form</text:p>
          </table:table-cell>
          <table:table-cell table:style-name="ce52" office:value-type="string">
            <text:p>Selected documents are listed as changed at step 4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2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47" office:value-type="string">
            <text:p>REG_AIO166_WCM_005</text:p>
          </table:table-cell>
          <table:table-cell table:style-name="ce83" office:value-type="float" office:value="1">
            <text:p>001</text:p>
          </table:table-cell>
          <table:table-cell table:style-name="ce52" table:formula="of:=[.B22]" office:value-type="string" office:string-value="REG_AIO166_WCM_005">
            <text:p>REG_AIO166_WCM_005</text:p>
          </table:table-cell>
          <table:table-cell table:style-name="ce183" office:value-type="string">
            <text:p>Check search when result exceeds 250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2" office:value-type="string">
            <text:p>250 document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6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6_WCM_005</text:p>
          </table:table-cell>
          <table:table-cell table:style-name="ce83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2" table:formula="of:=[.B23]" office:value-type="string" office:string-value="REG_AIO166_WCM_005">
            <text:p>REG_AIO166_WCM_005</text:p>
          </table:table-cell>
          <table:table-cell table:style-name="ce52" office:value-type="string">
            <text:p>Check search when result exceeds 250</text:p>
          </table:table-cell>
          <table:table-cell table:style-name="ce52" office:value-type="string">
            <text:p>Step 2: Quick Search</text:p>
          </table:table-cell>
          <table:table-cell table:style-name="ce52" office:value-type="string">
            <text:p>- Back to Home page</text:p>
            <text:p>- Input added file name into search text box &amp; hit enter</text:p>
          </table:table-cell>
          <table:table-cell table:style-name="ce52" office:value-type="string">
            <text:p>Go to Search portlet with search result in page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 office:value-type="string">
            <text:p>- Only the first page results are displayed.</text:p>
          </table:table-cell>
          <table:table-cell table:number-columns-repeated="244"/>
        </table:table-row>
        <table:table-row table:style-name="ro11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7" office:value-type="string">
            <text:p>REG_AIO166_WCM_006</text:p>
          </table:table-cell>
          <table:table-cell table:style-name="ce83" office:value-type="float" office:value="1">
            <text:p>001</text:p>
          </table:table-cell>
          <table:table-cell table:style-name="ce52" table:formula="of:=[.B24]" office:value-type="string" office:string-value="REG_AIO166_WCM_006">
            <text:p>REG_AIO166_WCM_006</text:p>
          </table:table-cell>
          <table:table-cell table:style-name="ce183" office:value-type="string">
            <text:p>Check internationalized label in WCMInsertContent functionality</text:p>
          </table:table-cell>
          <table:table-cell table:style-name="ce52" office:value-type="string">
            <text:p>Step 1: Show Add new Free layout webconntent form</text:p>
          </table:table-cell>
          <table:table-cell table:style-name="ce52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2" office:value-type="string">
            <text:p>Add new free layout content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6_WCM_006</text:p>
          </table:table-cell>
          <table:table-cell table:style-name="ce83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2" table:formula="of:=[.B25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2: Show Insert content form</text:p>
          </table:table-cell>
          <table:table-cell table:style-name="ce52" office:value-type="string">
            <text:p>Click on the WCMInsertContent icon in the FCKEditor of the main content</text:p>
          </table:table-cell>
          <table:table-cell table:style-name="ce52" office:value-type="string">
            <text:p>Insert content form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6_WCM_006</text:p>
          </table:table-cell>
          <table:table-cell table:style-name="ce83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f:=[.B26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3: Change language</text:p>
          </table:table-cell>
          <table:table-cell table:style-name="ce52" office:value-type="string">
            <text:p>- Keep the forms open</text:p>
            <text:p>- Change displaying language</text:p>
          </table:table-cell>
          <table:table-cell table:style-name="ce52" office:value-type="string">
            <text:p>Labels in form are translated into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1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007</text:p>
          </table:table-cell>
          <table:table-cell table:style-name="ce47" office:value-type="string">
            <text:p>REG_AIO166_WCM_007</text:p>
          </table:table-cell>
          <table:table-cell table:style-name="ce83" office:value-type="float" office:value="1">
            <text:p>001</text:p>
          </table:table-cell>
          <table:table-cell table:style-name="ce52" table:formula="of:=[.B27]" office:value-type="string" office:string-value="REG_AIO166_WCM_007">
            <text:p>REG_AIO166_WCM_007</text:p>
          </table:table-cell>
          <table:table-cell table:style-name="ce183" office:value-type="string">
            <text:p>Check if links Next &amp; Previous in search portlet are internationaliz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2" office:value-type="string">
            <text:p>Page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6_WCM_007</text:p>
          </table:table-cell>
          <table:table-cell table:style-name="ce83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6_WCM_007">
            <text:p>REG_AIO166_WCM_007</text:p>
          </table:table-cell>
          <table:table-cell table:style-name="ce52" office:value-type="string">
            <text:p>Check if links Next &amp; Previous in search portlet are internationalized</text:p>
          </table:table-cell>
          <table:table-cell table:style-name="ce52" office:value-type="string">
            <text:p>Step 2: Search</text:p>
          </table:table-cell>
          <table:table-cell table:style-name="ce52" office:value-type="string">
            <text:p>- Input text into search text box &amp; hit enter</text:p>
          </table:table-cell>
          <table:table-cell table:style-name="ce52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17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7" office:value-type="string">
            <text:p>REG_AIO166_WCM_008</text:p>
          </table:table-cell>
          <table:table-cell table:style-name="ce83" office:value-type="float" office:value="1">
            <text:p>001</text:p>
          </table:table-cell>
          <table:table-cell table:style-name="ce52" table:formula="of:=[.B29]" office:value-type="string" office:string-value="REG_AIO166_WCM_008">
            <text:p>REG_AIO166_WCM_008</text:p>
          </table:table-cell>
          <table:table-cell table:style-name="ce183" office:value-type="string">
            <text:p>Check insert link to a site page when add new web content</text:p>
          </table:table-cell>
          <table:table-cell table:style-name="ce52" office:value-type="string">
            <text:p>Step 1: Add new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2" office:value-type="string">
            <text:p>New 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6_WCM_008</text:p>
          </table:table-cell>
          <table:table-cell table:style-name="ce83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add new sub node with a specific page</text:p>
          </table:table-cell>
          <table:table-cell table:style-name="ce52" office:value-type="string">
            <text:p>Add node with page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6_WCM_008</text:p>
          </table:table-cell>
          <table:table-cell table:style-name="ce83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3: Add web content</text:p>
          </table:table-cell>
          <table:table-cell table:style-name="ce184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2" office:value-type="string">
            <text:p>Add new content with corresponding layou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6_WCM_008</text:p>
          </table:table-cell>
          <table:table-cell table:style-name="ce83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f:=[.B32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4: Show form to select link</text:p>
          </table:table-cell>
          <table:table-cell table:style-name="ce52" office:value-type="string">
            <text:p>- In the FCK editor toolbar click on the Insert link to a site page</text:p>
            <text:p>- Click Get Portal Link</text:p>
          </table:table-cell>
          <table:table-cell table:style-name="ce52" office:value-type="string">
            <text:p>A form to select appear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20">
          <table:table-cell table:style-name="ce6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6_WCM_008</text:p>
          </table:table-cell>
          <table:table-cell table:style-name="ce83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5: Select page</text:p>
          </table:table-cell>
          <table:table-cell table:style-name="ce52" office:value-type="string">
            <text:p>- Go to path of added node at step 1 &amp; 2</text:p>
          </table:table-cell>
          <table:table-cell table:style-name="ce52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7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9">
            <text:p>009</text:p>
          </table:table-cell>
          <table:table-cell table:style-name="ce47" office:value-type="string">
            <text:p>REG_AIO166_WCM_009</text:p>
          </table:table-cell>
          <table:table-cell table:style-name="ce83" office:value-type="float" office:value="1">
            <text:p>001</text:p>
          </table:table-cell>
          <table:table-cell table:style-name="ce52" table:formula="of:=[.B34]" office:value-type="string" office:string-value="REG_AIO166_WCM_009">
            <text:p>REG_AIO166_WCM_009</text:p>
          </table:table-cell>
          <table:table-cell table:style-name="ce183" office:value-type="string">
            <text:p>Check showing sub node on admin bar when parent does not select to any page</text:p>
          </table:table-cell>
          <table:table-cell table:style-name="ce52" office:value-type="string">
            <text:p>Step 1: Add parent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2" office:value-type="string">
            <text:p>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AIO166_WCM_009</text:p>
          </table:table-cell>
          <table:table-cell table:style-name="ce83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f:=[.B35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2" office:value-type="string">
            <text:p>New node with pag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6_WCM_009</text:p>
          </table:table-cell>
          <table:table-cell table:style-name="ce83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3: View in admin bar</text:p>
          </table:table-cell>
          <table:table-cell table:style-name="ce52" office:value-type="string">
            <text:p>- Click Save &amp; Finish icon to quit Edit navigation form</text:p>
            <text:p/>
          </table:table-cell>
          <table:table-cell table:style-name="ce52" office:value-type="string">
            <text:p>- Added nodes (parent &amp; child nodes) are listed in Admin ba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1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47" office:value-type="string">
            <text:p>REG_AIO166_WCM_010</text:p>
          </table:table-cell>
          <table:table-cell table:style-name="ce83" office:value-type="float" office:value="1">
            <text:p>001</text:p>
          </table:table-cell>
          <table:table-cell table:style-name="ce52" table:formula="of:=[.B37]" office:value-type="string" office:string-value="REG_AIO166_WCM_010">
            <text:p>REG_AIO166_WCM_010</text:p>
          </table:table-cell>
          <table:table-cell table:style-name="ce183" office:value-type="string">
            <text:p>Check downloading file with name containing an illegal jcr cha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6_WCM_010</text:p>
          </table:table-cell>
          <table:table-cell table:style-name="ce83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f:=[.B38]" office:value-type="string" office:string-value="REG_AIO166_WCM_010">
            <text:p>REG_AIO166_WCM_010</text:p>
          </table:table-cell>
          <table:table-cell table:style-name="ce52" office:value-type="string">
            <text:p>Check downloading file with name containing an illegal jcr char</text:p>
          </table:table-cell>
          <table:table-cell table:style-name="ce52" office:value-type="string">
            <text:p>Step 2: Download file</text:p>
          </table:table-cell>
          <table:table-cell table:style-name="ce52" office:value-type="string">
            <text:p>In the right tree (wcm-view), right click on the Uploaded file and select "Download And Allow Edition"</text:p>
          </table:table-cell>
          <table:table-cell table:style-name="ce52" office:value-type="string">
            <text:p>File is downloa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Select "Download And Allow Edition": no response</text:p>
          </table:table-cell>
          <table:table-cell table:number-columns-repeated="244"/>
        </table:table-row>
        <table:table-row table:style-name="ro10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7" office:value-type="string">
            <text:p>REG_AIO166_WCM_011</text:p>
          </table:table-cell>
          <table:table-cell table:style-name="ce83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2" table:formula="of:=[.B39]" office:value-type="string" office:string-value="REG_AIO166_WCM_011">
            <text:p>REG_AIO166_WCM_011</text:p>
          </table:table-cell>
          <table:table-cell table:style-name="ce183" office:value-type="string">
            <text:p>Check if labels in right click menu in Sites Explorer are translat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 </text:p>
            <text:p>- Click on Language settings</text:p>
            <text:p>- Select 1 language to view</text:p>
          </table:table-cell>
          <table:table-cell table:style-name="ce52" office:value-type="string">
            <text:p>Current portal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6_WCM_011</text:p>
          </table:table-cell>
          <table:table-cell table:style-name="ce83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2" table:formula="of:=[.B40]" office:value-type="string" office:string-value="REG_AIO166_WCM_011">
            <text:p>REG_AIO166_WCM_011</text:p>
          </table:table-cell>
          <table:table-cell table:style-name="ce52" office:value-type="string">
            <text:p>Check if labels in right click menu in Sites Explorer are translated</text:p>
          </table:table-cell>
          <table:table-cell table:style-name="ce52" office:value-type="string">
            <text:p>Step 2: Check internationalization label</text:p>
          </table:table-cell>
          <table:table-cell table:style-name="ce52" office:value-type="string">
            <text:p>- Go to Sites Explorer/Sites Management</text:p>
            <text:p>- Right click on 1 node</text:p>
          </table:table-cell>
          <table:table-cell table:style-name="ce52" office:value-type="string">
            <text:p>All labels are well translat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"Download And Allow Edition" is not translated</text:p>
          </table:table-cell>
          <table:table-cell table:number-columns-repeated="244"/>
        </table:table-row>
        <table:table-row table:style-name="ro11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47" office:value-type="string">
            <text:p>REG_AIO166_WCM_012</text:p>
          </table:table-cell>
          <table:table-cell table:style-name="ce83" office:value-type="float" office:value="1">
            <text:p>001</text:p>
          </table:table-cell>
          <table:table-cell table:style-name="ce52" table:formula="of:=[.B41]" office:value-type="string" office:string-value="REG_AIO166_WCM_012">
            <text:p>REG_AIO166_WCM_012</text:p>
          </table:table-cell>
          <table:table-cell table:style-name="ce183" office:value-type="string">
            <text:p>Check WCMInsertContent when browsing directories with special characters </text:p>
          </table:table-cell>
          <table:table-cell table:style-name="ce52" office:value-type="string">
            <text:p>Step 1: Add folder</text:p>
          </table:table-cell>
          <table:table-cell table:style-name="ce52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2" office:value-type="string">
            <text:p>New folder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6_WCM_012</text:p>
          </table:table-cell>
          <table:table-cell table:style-name="ce83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2" table:formula="of:=[.B42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- Select added folder</text:p>
            <text:p>- Upload 1 imag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6_WCM_012</text:p>
          </table:table-cell>
          <table:table-cell table:style-name="ce83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f:=[.B43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3: Show add content form</text:p>
          </table:table-cell>
          <table:table-cell table:style-name="ce52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2" office:value-type="string">
            <text:p>Add free layout web conten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25">
          <table:table-cell table:style-name="ce6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6_WCM_012</text:p>
          </table:table-cell>
          <table:table-cell table:style-name="ce83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4: Select content</text:p>
          </table:table-cell>
          <table:table-cell table:style-name="ce52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2" office:value-type="string">
            <text:p>Uploaded image is not listed in right pane. It is listed if filter to view by Media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7" office:value-type="string">
            <text:p>REG_AIO166_WCM_013</text:p>
          </table:table-cell>
          <table:table-cell table:style-name="ce83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2" table:formula="of:=[.B45]" office:value-type="string" office:string-value="REG_AIO166_WCM_013">
            <text:p>REG_AIO166_WCM_013</text:p>
          </table:table-cell>
          <table:table-cell table:style-name="ce183" office:value-type="string">
            <text:p>Check when select drive with special character</text:p>
          </table:table-cell>
          <table:table-cell table:style-name="ce52" office:value-type="string">
            <text:p>Step 1: Add drive</text:p>
          </table:table-cell>
          <table:table-cell table:style-name="ce52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2" office:value-type="string">
            <text:p>New driv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6_WCM_013</text:p>
          </table:table-cell>
          <table:table-cell table:style-name="ce83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2" table:formula="of:=[.B46]" office:value-type="string" office:string-value="REG_AIO166_WCM_013">
            <text:p>REG_AIO166_WCM_013</text:p>
          </table:table-cell>
          <table:table-cell table:style-name="ce52" office:value-type="string">
            <text:p>Check when select drive with special character</text:p>
          </table:table-cell>
          <table:table-cell table:style-name="ce52" office:value-type="string">
            <text:p>Step 2: Add content</text:p>
          </table:table-cell>
          <table:table-cell table:style-name="ce52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2" office:value-type="string">
            <text:p>The "testéDrive" is selected proper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1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7" office:value-type="string">
            <text:p>REG_AIO166_WCM_014</text:p>
          </table:table-cell>
          <table:table-cell table:style-name="ce83" office:value-type="float" office:value="1">
            <text:p>001</text:p>
          </table:table-cell>
          <table:table-cell table:style-name="ce52" table:formula="of:=[.B47]" office:value-type="string" office:string-value="REG_AIO166_WCM_014">
            <text:p>REG_AIO166_WCM_014</text:p>
          </table:table-cell>
          <table:table-cell table:style-name="ce183" office:value-type="string">
            <text:p>Check search with accented characters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2" office:value-type="string">
            <text:p>Articl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6_WCM_014</text:p>
          </table:table-cell>
          <table:table-cell table:style-name="ce83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2" table:formula="of:=[.B48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2: Public the article</text:p>
          </table:table-cell>
          <table:table-cell table:style-name="ce52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2" office:value-type="string">
            <text:p>Article is publish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6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6_WCM_014</text:p>
          </table:table-cell>
          <table:table-cell table:style-name="ce83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f:=[.B49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3: Search</text:p>
          </table:table-cell>
          <table:table-cell table:style-name="ce52" office:value-type="string">
            <text:p>Input the word Telephone into search textbox in banner &amp; hit enter</text:p>
          </table:table-cell>
          <table:table-cell table:style-name="ce52" office:value-type="string">
            <text:p>Search result is returned with added articl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 office:value-type="string">
            <text:p>the article is not mentioned in search result</text:p>
          </table:table-cell>
          <table:table-cell table:number-columns-repeated="244"/>
        </table:table-row>
        <table:table-row table:style-name="ro10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6_WCM_015</text:p>
          </table:table-cell>
          <table:table-cell table:style-name="ce83" office:value-type="float" office:value="1">
            <text:p>001</text:p>
          </table:table-cell>
          <table:table-cell table:style-name="ce52" table:formula="of:=[.B50]" office:value-type="string" office:string-value="REG_AIO166_WCM_015">
            <text:p>REG_AIO166_WCM_015</text:p>
          </table:table-cell>
          <table:table-cell table:style-name="ce183" office:value-type="string">
            <text:p>Check removing container after being inserted in the pag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 wizard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6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6_WCM_015</text:p>
          </table:table-cell>
          <table:table-cell table:style-name="ce83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2" table:formula="of:=[.B51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2: Add container into page</text:p>
          </table:table-cell>
          <table:table-cell table:style-name="ce52" office:value-type="string">
            <text:p>- Go to Step 3 of edit page wizard</text:p>
            <text:p>- Drag &amp; drop a container into page</text:p>
          </table:table-cell>
          <table:table-cell table:style-name="ce52" office:value-type="string">
            <text:p>Container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6_WCM_015</text:p>
          </table:table-cell>
          <table:table-cell table:style-name="ce83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f:=[.B52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3: Delete container</text:p>
          </table:table-cell>
          <table:table-cell table:style-name="ce52" office:value-type="string">
            <text:p>- Click x icon at the top right of portlet</text:p>
            <text:p>- Confirm</text:p>
          </table:table-cell>
          <table:table-cell table:style-name="ce52" office:value-type="string">
            <text:p>The container is removed from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7" office:value-type="string">
            <text:p>REG_AIO166_WCM_016</text:p>
          </table:table-cell>
          <table:table-cell table:style-name="ce83" office:value-type="float" office:value="1">
            <text:p>001</text:p>
          </table:table-cell>
          <table:table-cell table:style-name="ce52" table:formula="of:=[.B53]" office:value-type="string" office:string-value="REG_AIO166_WCM_016">
            <text:p>REG_AIO166_WCM_016</text:p>
          </table:table-cell>
          <table:table-cell table:style-name="ce183" office:value-type="string">
            <text:p>Check Edit CLV in manual mod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7">
          <table:table-cell table:style-name="ce6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7" office:value-type="string">
            <text:p>REG_AIO166_WCM_016</text:p>
          </table:table-cell>
          <table:table-cell table:style-name="ce83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f:=[.B54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2: Add CLV into page</text:p>
          </table:table-cell>
          <table:table-cell table:style-name="ce52" office:value-type="string">
            <text:p>- Drag &amp; drop Content List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6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6_WCM_016</text:p>
          </table:table-cell>
          <table:table-cell table:style-name="ce83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2" table:formula="of:=[.B55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2" office:value-type="string">
            <text:p>Edit CLV form is clos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26">
          <table:table-cell table:style-name="ce6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6_WCM_016</text:p>
          </table:table-cell>
          <table:table-cell table:style-name="ce83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f:=[.B56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4: Edit CLV again</text:p>
          </table:table-cell>
          <table:table-cell table:style-name="ce52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2" office:value-type="string">
            <text:p>Edit CLV form is closed.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16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6_WCM_017</text:p>
          </table:table-cell>
          <table:table-cell table:style-name="ce83" office:value-type="float" office:value="1">
            <text:p>001</text:p>
          </table:table-cell>
          <table:table-cell table:style-name="ce52" table:formula="of:=[.B57]" office:value-type="string" office:string-value="REG_AIO166_WCM_017">
            <text:p>REG_AIO166_WCM_017</text:p>
          </table:table-cell>
          <table:table-cell table:style-name="ce183" office:value-type="string">
            <text:p>Check showing uploaded file with illegal JCR characters in Name in Sites Explore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2" office:value-type="string">
            <text:p>File is uploa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6_WCM_017</text:p>
          </table:table-cell>
          <table:table-cell table:style-name="ce83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f:=[.B58]" office:value-type="string" office:string-value="REG_AIO166_WCM_017">
            <text:p>REG_AIO166_WCM_017</text:p>
          </table:table-cell>
          <table:table-cell table:style-name="ce52" office:value-type="string">
            <text:p>Check showing uploaded file with illegal JCR characters in Name in Sites Explorer</text:p>
          </table:table-cell>
          <table:table-cell table:style-name="ce52" office:value-type="string">
            <text:p>Step 2: View file</text:p>
          </table:table-cell>
          <table:table-cell table:style-name="ce52" office:value-type="string">
            <text:p>Double click on uploaded file to view its content</text:p>
          </table:table-cell>
          <table:table-cell table:style-name="ce52" office:value-type="string">
            <text:p>File is displayed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1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18">
            <text:p>018</text:p>
          </table:table-cell>
          <table:table-cell table:style-name="ce47" office:value-type="string">
            <text:p>REG_AIO166_WCM_018</text:p>
          </table:table-cell>
          <table:table-cell table:style-name="ce83" office:value-type="float" office:value="1">
            <text:p>001</text:p>
          </table:table-cell>
          <table:table-cell table:style-name="ce52" table:formula="of:=[.B59]" office:value-type="string" office:string-value="REG_AIO166_WCM_018">
            <text:p>REG_AIO166_WCM_018</text:p>
          </table:table-cell>
          <table:table-cell table:style-name="ce183" office:value-type="string">
            <text:p>Check Content Selector of CLV on IE7</text:p>
          </table:table-cell>
          <table:table-cell table:style-name="ce52" office:value-type="string">
            <text:p>Step 1: Add content</text:p>
          </table:table-cell>
          <table:table-cell table:style-name="ce52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2" office:value-type="string">
            <text:p>Node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6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AIO166_WCM_018</text:p>
          </table:table-cell>
          <table:table-cell table:style-name="ce83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2" table:formula="of:=[.B60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2: Add page with CLV portlet</text:p>
          </table:table-cell>
          <table:table-cell table:style-name="ce52" office:value-type="string">
            <text:p>- Click Site Editor --&gt; Create page wizard</text:p>
            <text:p>- At Step 3: Drag &amp; drop CLV (Content List)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3">
          <table:table-cell table:style-name="ce6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6_WCM_018</text:p>
          </table:table-cell>
          <table:table-cell table:style-name="ce83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2" table:formula="of:=[.B61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added CLV portlet</text:p>
          </table:table-cell>
          <table:table-cell table:style-name="ce52" office:value-type="string">
            <text:p>Edit CLV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6">
          <table:table-cell table:style-name="ce6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6_WCM_018</text:p>
          </table:table-cell>
          <table:table-cell table:style-name="ce83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2" table:formula="of:=[.B62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4: Config CLV</text:p>
          </table:table-cell>
          <table:table-cell table:style-name="ce52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2" office:value-type="string">
            <text:p>All added document/web content/ uploaded file are listed in right pa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6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6_WCM_018</text:p>
          </table:table-cell>
          <table:table-cell table:style-name="ce83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2" table:formula="of:=[.B63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5: Change the filter</text:p>
          </table:table-cell>
          <table:table-cell table:style-name="ce52" office:value-type="string">
            <text:p>Select Media for filter field</text:p>
          </table:table-cell>
          <table:table-cell table:style-name="ce52" office:value-type="string">
            <text:p>All media files type (upload file, some kinds of document) are listed in right pane by Media filte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 office:value-type="string">
            <text:p>NOTHING HAPPENS</text:p>
          </table:table-cell>
          <table:table-cell table:number-columns-repeated="244"/>
        </table:table-row>
        <table:table-row table:style-name="ro1">
          <table:table-cell table:style-name="ce67"/>
          <table:table-cell table:style-name="ce47"/>
          <table:table-cell table:style-name="ce83"/>
          <table:table-cell table:style-name="ce52"/>
          <table:table-cell table:style-name="ce183"/>
          <table:table-cell table:style-name="ce52" table:number-columns-repeated="6"/>
          <table:table-cell table:number-columns-repeated="244"/>
        </table:table-row>
        <table:table-row table:style-name="ro1" table:number-rows-repeated="3">
          <table:table-cell table:style-name="ce67"/>
          <table:table-cell table:style-name="ce47"/>
          <table:table-cell table:style-name="ce83"/>
          <table:table-cell table:style-name="ce52" table:number-columns-repeated="8"/>
          <table:table-cell table:number-columns-repeated="244"/>
        </table:table-row>
        <table:table-row table:style-name="ro1" table:number-rows-repeated="24">
          <table:table-cell table:style-name="ce67"/>
          <table:table-cell/>
          <table:table-cell table:style-name="ce83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83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2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2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7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_6_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32" table:default-cell-style-name="Default"/>
        <table:table-column table:style-name="co8" table:number-columns-repeated="1013" table:default-cell-style-name="Default"/>
        <table:table-row table:style-name="ro1">
          <table:table-cell table:style-name="ce185"/>
          <table:table-cell table:style-name="ce189" office:value-type="string">
            <text:p>TEST CASES</text:p>
          </table:table-cell>
          <table:table-cell table:style-name="ce194"/>
          <table:table-cell table:style-name="ce201" table:number-columns-repeated="2"/>
          <table:table-cell table:style-name="ce185"/>
          <table:table-cell table:style-name="ce201" table:number-columns-repeated="2"/>
          <table:table-cell table:style-name="ce216"/>
          <table:table-cell table:style-name="ce220"/>
          <table:table-cell table:style-name="ce185"/>
          <table:table-cell table:style-name="ce223" office:value-type="string">
            <text:p>Passed</text:p>
          </table:table-cell>
          <table:table-cell table:style-name="ce223" table:formula="of:=COUNTIF([.L$7:.L$1024];[.$L1])" office:value-type="float" office:value="0">
            <text:p>0</text:p>
          </table:table-cell>
          <table:table-cell table:style-name="ce223" table:number-columns-repeated="2"/>
          <table:table-cell table:style-name="ce220" table:number-columns-repeated="215"/>
          <table:table-cell table:style-name="ce185" table:number-columns-repeated="26"/>
          <table:table-cell table:number-columns-repeated="768"/>
        </table:table-row>
        <table:table-row table:style-name="ro1">
          <table:table-cell table:style-name="ce185"/>
          <table:table-cell table:style-name="ce190"/>
          <table:table-cell table:style-name="ce195"/>
          <table:table-cell table:style-name="ce201" table:number-columns-repeated="2"/>
          <table:table-cell table:style-name="ce185"/>
          <table:table-cell table:style-name="ce201" table:number-columns-repeated="2"/>
          <table:table-cell table:style-name="ce216"/>
          <table:table-cell table:style-name="ce185" table:number-columns-repeated="2"/>
          <table:table-cell table:style-name="ce223" office:value-type="string">
            <text:p>Failed</text:p>
          </table:table-cell>
          <table:table-cell table:style-name="ce223" table:formula="of:=COUNTIF([.L$7:.L$1024];[.$L2])" office:value-type="float" office:value="0">
            <text:p>0</text:p>
          </table:table-cell>
          <table:table-cell table:style-name="ce223" table:number-columns-repeated="2"/>
          <table:table-cell table:style-name="ce220" table:number-columns-repeated="215"/>
          <table:table-cell table:style-name="ce185" table:number-columns-repeated="26"/>
          <table:table-cell table:number-columns-repeated="768"/>
        </table:table-row>
        <table:table-row table:style-name="ro15">
          <table:table-cell table:style-name="ce185"/>
          <table:table-cell table:style-name="ce191" office:value-type="string">
            <text:p>Function List:</text:p>
          </table:table-cell>
          <table:table-cell table:style-name="ce196" office:value-type="string" table:number-columns-spanned="3" table:number-rows-spanned="1">
            <text:p>Bugs on WCM 1.2.x for regression test</text:p>
          </table:table-cell>
          <table:covered-table-cell table:style-name="ce202"/>
          <table:covered-table-cell table:style-name="ce197"/>
          <table:table-cell table:style-name="ce185"/>
          <table:table-cell table:style-name="ce212"/>
          <table:table-cell table:style-name="ce214"/>
          <table:table-cell table:style-name="ce217"/>
          <table:table-cell table:style-name="ce185" table:number-columns-repeated="2"/>
          <table:table-cell table:style-name="ce223" office:value-type="string">
            <text:p>Blocked</text:p>
          </table:table-cell>
          <table:table-cell table:style-name="ce223" table:formula="of:=COUNTIF([.L$7:.L$1024];[.$L3])" office:value-type="float" office:value="0">
            <text:p>0</text:p>
          </table:table-cell>
          <table:table-cell table:style-name="ce223" table:number-columns-repeated="2"/>
          <table:table-cell table:style-name="ce220" table:number-columns-repeated="215"/>
          <table:table-cell table:style-name="ce185" table:number-columns-repeated="26"/>
          <table:table-cell table:number-columns-repeated="768"/>
        </table:table-row>
        <table:table-row table:style-name="ro7">
          <table:table-cell table:style-name="ce185"/>
          <table:table-cell table:style-name="ce191" office:value-type="string">
            <text:p>Total Main Cases:</text:p>
          </table:table-cell>
          <table:table-cell table:style-name="ce197" table:formula="of:=MAX([.A7:.A1007])" office:value-type="float" office:value="22" table:number-columns-spanned="3" table:number-rows-spanned="1">
            <text:p>22</text:p>
          </table:table-cell>
          <table:covered-table-cell table:style-name="ce202"/>
          <table:covered-table-cell table:style-name="ce197"/>
          <table:table-cell table:style-name="ce185"/>
          <table:table-cell table:style-name="ce212"/>
          <table:table-cell table:style-name="ce214"/>
          <table:table-cell table:style-name="ce217"/>
          <table:table-cell table:style-name="ce185" table:number-columns-repeated="2"/>
          <table:table-cell table:style-name="ce224" office:value-type="string">
            <text:p>Untested</text:p>
          </table:table-cell>
          <table:table-cell table:style-name="ce223" table:formula="of:=COUNTIF([.L$7:.L$1024];[.$L4])" office:value-type="float" office:value="0">
            <text:p>0</text:p>
          </table:table-cell>
          <table:table-cell table:style-name="ce223" table:number-columns-repeated="2"/>
          <table:table-cell table:style-name="ce220" table:number-columns-repeated="215"/>
          <table:table-cell table:style-name="ce185" table:number-columns-repeated="26"/>
          <table:table-cell table:number-columns-repeated="768"/>
        </table:table-row>
        <table:table-row table:style-name="ro1">
          <table:table-cell table:style-name="ce185"/>
          <table:table-cell table:style-name="ce192"/>
          <table:table-cell table:style-name="ce185"/>
          <table:table-cell table:style-name="ce203" table:number-columns-repeated="2"/>
          <table:table-cell table:style-name="ce203" office:value-type="string">
            <text:p><text:s/></text:p>
          </table:table-cell>
          <table:table-cell table:style-name="ce203" table:number-columns-repeated="2"/>
          <table:table-cell table:style-name="ce218"/>
          <table:table-cell table:style-name="ce185" table:number-columns-repeated="2"/>
          <table:table-cell table:style-name="ce185" office:value-type="string">
            <text:p>N/A</text:p>
          </table:table-cell>
          <table:table-cell table:style-name="ce223" table:formula="of:=COUNTIF([.L$7:.L$1024];[.$L5])" office:value-type="float" office:value="0">
            <text:p>0</text:p>
          </table:table-cell>
          <table:table-cell table:style-name="ce223" table:number-columns-repeated="2"/>
          <table:table-cell table:style-name="ce185" table:number-columns-repeated="241"/>
          <table:table-cell table:number-columns-repeated="768"/>
        </table:table-row>
        <table:table-row table:style-name="ro7">
          <table:table-cell table:style-name="ce186" office:value-type="string">
            <text:p>Case No</text:p>
          </table:table-cell>
          <table:table-cell table:style-name="ce186" office:value-type="string">
            <text:p>Related function</text:p>
          </table:table-cell>
          <table:table-cell table:style-name="ce186" office:value-type="string">
            <text:p>Case ID</text:p>
          </table:table-cell>
          <table:table-cell table:style-name="ce186" office:value-type="string">
            <text:p>Path</text:p>
          </table:table-cell>
          <table:table-cell table:style-name="ce186" office:value-type="string">
            <text:p>Case Description</text:p>
          </table:table-cell>
          <table:table-cell table:style-name="ce186" office:value-type="string">
            <text:p>Step Description</text:p>
          </table:table-cell>
          <table:table-cell table:style-name="ce186" office:value-type="string">
            <text:p>Steps to produce</text:p>
          </table:table-cell>
          <table:table-cell table:style-name="ce186" office:value-type="string">
            <text:p>Expected Output</text:p>
          </table:table-cell>
          <table:table-cell table:style-name="ce186" office:value-type="string">
            <text:p>Priority</text:p>
          </table:table-cell>
          <table:table-cell table:style-name="ce186" office:value-type="string">
            <text:p>Link</text:p>
          </table:table-cell>
          <table:table-cell table:style-name="ce186" office:value-type="string">
            <text:p>Bug description</text:p>
          </table:table-cell>
          <table:table-cell table:style-name="ce186"/>
          <table:table-cell table:style-name="ce172" table:number-columns-repeated="7"/>
          <table:table-cell table:style-name="ce226" table:number-columns-repeated="211"/>
          <table:table-cell table:style-name="ce218" table:number-columns-repeated="25"/>
          <table:table-cell table:style-name="ce185"/>
          <table:table-cell table:number-columns-repeated="768"/>
        </table:table-row>
        <table:table-row table:style-name="ro11">
          <table:table-cell table:style-name="ce187" office:value-type="float" office:value="1">
            <text:p>001</text:p>
          </table:table-cell>
          <table:table-cell table:style-name="ce47" office:value-type="string">
            <text:p>REG_AIO168_WCM_001</text:p>
          </table:table-cell>
          <table:table-cell table:style-name="ce198" office:value-type="float" office:value="1">
            <text:p>001</text:p>
          </table:table-cell>
          <table:table-cell table:style-name="ce52" table:formula="of:=[.B7]" office:value-type="string" office:string-value="REG_AIO168_WCM_001">
            <text:p>REG_AIO168_WCM_001</text:p>
          </table:table-cell>
          <table:table-cell table:style-name="ce204" office:value-type="string">
            <text:p>Check Download And Allow Edition from right-click menu in right pane on uploaded file with name containing a character like '</text:p>
          </table:table-cell>
          <table:table-cell table:style-name="ce209" office:value-type="string">
            <text:p>Step 1: Upload file</text:p>
          </table:table-cell>
          <table:table-cell table:style-name="ce209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09" office:value-type="string">
            <text:p>File is uploaded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832</text:p>
            <text:p>CCP-404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20">
          <table:table-cell table:style-name="ce6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8_WCM_001</text:p>
          </table:table-cell>
          <table:table-cell table:style-name="ce19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8_WCM_001">
            <text:p>REG_AIO168_WCM_001</text:p>
          </table:table-cell>
          <table:table-cell table:style-name="ce205" office:value-type="string">
            <text:p>Check Download And Allow Edition from right-click menu in right pane on uploaded file with name containing a character like '</text:p>
          </table:table-cell>
          <table:table-cell table:style-name="ce209" office:value-type="string">
            <text:p>Step 2: Show Add category form</text:p>
          </table:table-cell>
          <table:table-cell table:style-name="ce209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09" office:value-type="string">
            <text:p>acme taxonomy tree is selected as default, all its taxonomies are listed below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832</text:p>
            <text:p>CCP-404</text:p>
          </table:table-cell>
          <table:table-cell table:style-name="ce60" office:value-type="string">
            <text:p>acme taxonomy tree is selected but there's no sub taxonomy is listed</text:p>
          </table:table-cell>
          <table:table-cell table:style-name="ce185" table:number-columns-repeated="245"/>
          <table:table-cell table:number-columns-repeated="768"/>
        </table:table-row>
        <table:table-row table:style-name="ro11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_AIO168_WCM_002</text:p>
          </table:table-cell>
          <table:table-cell table:style-name="ce199" office:value-type="float" office:value="1">
            <text:p>001</text:p>
          </table:table-cell>
          <table:table-cell table:style-name="ce52" table:formula="of:=[.B9]" office:value-type="string" office:string-value="REG_AIO168_WCM_002">
            <text:p>REG_AIO168_WCM_002</text:p>
          </table:table-cell>
          <table:table-cell table:style-name="ce204" office:value-type="string">
            <text:p>Check showing News page after deleted acme category</text:p>
          </table:table-cell>
          <table:table-cell table:style-name="ce209" office:value-type="string">
            <text:p>Step 1: Show acme category</text:p>
          </table:table-cell>
          <table:table-cell table:style-name="ce209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09" office:value-type="string">
            <text:p>acme category is listed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845</text:p>
            <text:p>CCP-465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13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8_WCM_002</text:p>
          </table:table-cell>
          <table:table-cell table:style-name="ce19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2" table:formula="of:=[.B10]" office:value-type="string" office:string-value="REG_AIO168_WCM_002">
            <text:p>REG_AIO168_WCM_002</text:p>
          </table:table-cell>
          <table:table-cell table:style-name="ce205" office:value-type="string">
            <text:p>Check showing News page after deleted acme category</text:p>
          </table:table-cell>
          <table:table-cell table:style-name="ce209" office:value-type="string">
            <text:p>Step 2: Delete acme category</text:p>
          </table:table-cell>
          <table:table-cell table:style-name="ce209" office:value-type="string">
            <text:p>- Right click on acme &amp; select Delete</text:p>
            <text:p>- Click OK to confirm</text:p>
          </table:table-cell>
          <table:table-cell table:style-name="ce209" office:value-type="string">
            <text:p>acme is deleted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845</text:p>
            <text:p>CCP-465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7">
          <table:table-cell table:style-name="ce6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8_WCM_002</text:p>
          </table:table-cell>
          <table:table-cell table:style-name="ce19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2" table:formula="of:=[.B11]" office:value-type="string" office:string-value="REG_AIO168_WCM_002">
            <text:p>REG_AIO168_WCM_002</text:p>
          </table:table-cell>
          <table:table-cell table:style-name="ce205" office:value-type="string">
            <text:p>Check showing News page after deleted acme category</text:p>
          </table:table-cell>
          <table:table-cell table:style-name="ce209" office:value-type="string">
            <text:p>Step 3: View News page</text:p>
          </table:table-cell>
          <table:table-cell table:style-name="ce209" office:value-type="string">
            <text:p>- Go to News page on acme site</text:p>
          </table:table-cell>
          <table:table-cell table:style-name="ce209" office:value-type="string">
            <text:p>News page is displayed &amp; there's no error in console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845</text:p>
            <text:p>CCP-465</text:p>
          </table:table-cell>
          <table:table-cell table:style-name="ce60" office:value-type="string">
            <text:p>Error in console</text:p>
          </table:table-cell>
          <table:table-cell table:style-name="ce185" table:number-columns-repeated="245"/>
          <table:table-cell table:number-columns-repeated="768"/>
        </table:table-row>
        <table:table-row table:style-name="ro11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7" office:value-type="string">
            <text:p>REG_AIO168_WCM_003</text:p>
          </table:table-cell>
          <table:table-cell table:style-name="ce199" office:value-type="float" office:value="1">
            <text:p>001</text:p>
          </table:table-cell>
          <table:table-cell table:style-name="ce52" table:formula="of:=[.B12]" office:value-type="string" office:string-value="REG_AIO168_WCM_003">
            <text:p>REG_AIO168_WCM_003</text:p>
          </table:table-cell>
          <table:table-cell table:style-name="ce204" office:value-type="string">
            <text:p>Check while setting a page with PCLV portlet</text:p>
          </table:table-cell>
          <table:table-cell table:style-name="ce209" office:value-type="string">
            <text:p>Step 1: Show edit page wizard</text:p>
          </table:table-cell>
          <table:table-cell table:style-name="ce209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09" office:value-type="string">
            <text:p>Edit page at step 3 is shown in portlet mode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10">
          <table:table-cell table:style-name="ce6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8_WCM_003</text:p>
          </table:table-cell>
          <table:table-cell table:style-name="ce19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2" table:formula="of:=[.B13]" office:value-type="string" office:string-value="REG_AIO168_WCM_003">
            <text:p>REG_AIO168_WCM_003</text:p>
          </table:table-cell>
          <table:table-cell table:style-name="ce205" office:value-type="string">
            <text:p>Check while setting a page with PCLV portlet</text:p>
          </table:table-cell>
          <table:table-cell table:style-name="ce209" office:value-type="string">
            <text:p>Step 2: Delete PCLV</text:p>
          </table:table-cell>
          <table:table-cell table:style-name="ce209" office:value-type="string">
            <text:p>- Click x icon to delete PCLV portlet (on the right, Category content)</text:p>
            <text:p>- Click OK to confirm</text:p>
          </table:table-cell>
          <table:table-cell table:style-name="ce209" office:value-type="string">
            <text:p>Portlet is removed from page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10">
          <table:table-cell table:style-name="ce6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8_WCM_003</text:p>
          </table:table-cell>
          <table:table-cell table:style-name="ce19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8_WCM_003">
            <text:p>REG_AIO168_WCM_003</text:p>
          </table:table-cell>
          <table:table-cell table:style-name="ce205" office:value-type="string">
            <text:p>Check while setting a page with PCLV portlet</text:p>
          </table:table-cell>
          <table:table-cell table:style-name="ce209" office:value-type="string">
            <text:p>Step 3: Delete acme category</text:p>
          </table:table-cell>
          <table:table-cell table:style-name="ce209" office:value-type="string">
            <text:p>Go to Sites Explorer/Sites Management under /acme/categories delete the acme category.</text:p>
          </table:table-cell>
          <table:table-cell table:style-name="ce209" office:value-type="string">
            <text:p>acme category is deleted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20">
          <table:table-cell table:style-name="ce6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AIO168_WCM_003</text:p>
          </table:table-cell>
          <table:table-cell table:style-name="ce19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8_WCM_003">
            <text:p>REG_AIO168_WCM_003</text:p>
          </table:table-cell>
          <table:table-cell table:style-name="ce205" office:value-type="string">
            <text:p>Check while setting a page with PCLV portlet</text:p>
          </table:table-cell>
          <table:table-cell table:style-name="ce209" office:value-type="string">
            <text:p>Step 4: Re-configure News page</text:p>
          </table:table-cell>
          <table:table-cell table:style-name="ce209" office:value-type="string">
            <text:p>- Select News page</text:p>
            <text:p>- Go to Site Editor -&gt;Edit Page Wizard.</text:p>
            <text:p><text:span text:style-name="T13">- Go to step 3</text:span></text:p>
            <text:p><text:span text:style-name="T13">- Drag drop Category Content into page</text:span></text:p>
            <text:p><text:span text:style-name="T13">- Click Edit icon to edit Category Content </text:span><text:span text:style-name="T13">portlet</text:span></text:p>
          </table:table-cell>
          <table:table-cell table:style-name="ce209" office:value-type="string">
            <text:p>Edit portlet form is shown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 office:value-type="string">
            <text:p>Edit form is blank &amp; exception in console</text:p>
          </table:table-cell>
          <table:table-cell table:style-name="ce185" table:number-columns-repeated="245"/>
          <table:table-cell table:number-columns-repeated="768"/>
        </table:table-row>
        <table:table-row table:style-name="ro11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7" office:value-type="string">
            <text:p>REG_AIO168_WCM_004</text:p>
          </table:table-cell>
          <table:table-cell table:style-name="ce199" office:value-type="float" office:value="1">
            <text:p>001</text:p>
          </table:table-cell>
          <table:table-cell table:style-name="ce52" table:formula="of:=[.B16]" office:value-type="string" office:string-value="REG_AIO168_WCM_004">
            <text:p>REG_AIO168_WCM_004</text:p>
          </table:table-cell>
          <table:table-cell table:style-name="ce204" office:value-type="string">
            <text:p>Check if Link still be referenced after being inserted</text:p>
          </table:table-cell>
          <table:table-cell table:style-name="ce209" office:value-type="string">
            <text:p>Step 1: Show form to add free layout web content</text:p>
          </table:table-cell>
          <table:table-cell table:style-name="ce209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09" office:value-type="string">
            <text:p>Add Free layout web content form is shown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872</text:p>
            <text:p>CCP-524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11">
          <table:table-cell table:style-name="ce6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AIO168_WCM_004</text:p>
          </table:table-cell>
          <table:table-cell table:style-name="ce19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2" table:formula="of:=[.B17]" office:value-type="string" office:string-value="REG_AIO168_WCM_004">
            <text:p>REG_AIO168_WCM_004</text:p>
          </table:table-cell>
          <table:table-cell table:style-name="ce205" office:value-type="string">
            <text:p>Check if Link still be referenced after being inserted</text:p>
          </table:table-cell>
          <table:table-cell table:style-name="ce209" office:value-type="string">
            <text:p>Step 2: Add content</text:p>
          </table:table-cell>
          <table:table-cell table:style-name="ce209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09" office:value-type="string">
            <text:p>A link to selected page is added in the content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872</text:p>
            <text:p>CCP-524</text:p>
          </table:table-cell>
          <table:table-cell/>
          <table:table-cell table:style-name="ce185" table:number-columns-repeated="245"/>
          <table:table-cell table:number-columns-repeated="768"/>
        </table:table-row>
        <table:table-row table:style-name="ro16">
          <table:table-cell table:style-name="ce6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8_WCM_004</text:p>
          </table:table-cell>
          <table:table-cell table:style-name="ce199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8_WCM_004">
            <text:p>REG_AIO168_WCM_004</text:p>
          </table:table-cell>
          <table:table-cell table:style-name="ce205" office:value-type="string">
            <text:p>Check if Link still be referenced after being inserted</text:p>
          </table:table-cell>
          <table:table-cell table:style-name="ce209" office:value-type="string">
            <text:p>Step 3: Add more link</text:p>
          </table:table-cell>
          <table:table-cell table:style-name="ce209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09" office:value-type="string">
            <text:p>New link is added. There're 2 different links in the content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872</text:p>
            <text:p>CCP-524</text:p>
          </table:table-cell>
          <table:table-cell table:style-name="ce60" office:value-type="string">
            <text:p>There's only link added at step 3 with text of the link but the URL is the first added link. The first link was removed.</text:p>
          </table:table-cell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7" office:value-type="string">
            <text:p>REG_AIO168_WCM_005</text:p>
          </table:table-cell>
          <table:table-cell table:style-name="ce199" office:value-type="float" office:value="1">
            <text:p>001</text:p>
          </table:table-cell>
          <table:table-cell table:style-name="ce52" table:formula="of:=[.B19]" office:value-type="string" office:string-value="REG_AIO168_WCM_005">
            <text:p>REG_AIO168_WCM_005</text:p>
          </table:table-cell>
          <table:table-cell table:style-name="ce204" office:value-type="string">
            <text:p>Validate page acme/Overview by using <text:a xlink:href="http://validator.w3.org/">W3C Validator</text:a></text:p>
          </table:table-cell>
          <table:table-cell table:style-name="ce209" office:value-type="string">
            <text:p>Step 1: Validate page acme/Overview</text:p>
          </table:table-cell>
          <table:table-cell table:style-name="ce209" office:value-type="string">
            <text:p>View source of acme/Overview &amp; put in <text:s/><text:a xlink:href="http://validator.w3.org/">W3C Validator</text:a></text:p>
          </table:table-cell>
          <table:table-cell table:style-name="ce209" office:value-type="string">
            <text:p>No duplicated ID error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36</text:p>
            <text:p>CCP-668</text:p>
          </table:table-cell>
          <table:table-cell table:style-name="ce60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7" office:value-type="string">
            <text:p>REG_AIO168_WCM_005</text:p>
          </table:table-cell>
          <table:table-cell table:style-name="ce199" office:value-type="float" office:value="2">
            <text:p>002</text:p>
          </table:table-cell>
          <table:table-cell table:style-name="ce52" table:formula="of:=[.B20]" office:value-type="string" office:string-value="REG_AIO168_WCM_005">
            <text:p>REG_AIO168_WCM_005</text:p>
          </table:table-cell>
          <table:table-cell table:style-name="ce204" office:value-type="string">
            <text:p>Validate new page with 2 category Navigation by using <text:a xlink:href="http://validator.w3.org/">W3C Validtor</text:a></text:p>
          </table:table-cell>
          <table:table-cell table:style-name="ce209" office:value-type="string">
            <text:p>Step 1: Validate new page with 2 category Navigation</text:p>
          </table:table-cell>
          <table:table-cell table:style-name="ce209" office:value-type="string">
            <text:p>- Add new page ( AAA)</text:p>
            <text:p>- Add at least 2 Category Navigation portlet to new page (AAA)</text:p>
            <text:p>- Validate AAA by using <text:a xlink:href="http://validator.w3.org/">W3C Validator</text:a></text:p>
          </table:table-cell>
          <table:table-cell table:style-name="ce209" office:value-type="string">
            <text:p>No duplicated ID error</text:p>
          </table:table-cell>
          <table:table-cell table:style-name="ce211" office:value-type="string">
            <text:p>High</text:p>
          </table:table-cell>
          <table:table-cell table:style-name="ce60" table:number-columns-repeated="2"/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7" office:value-type="string">
            <text:p>REG_AIO168_WCM_005</text:p>
          </table:table-cell>
          <table:table-cell table:style-name="ce199" office:value-type="float" office:value="3">
            <text:p>003</text:p>
          </table:table-cell>
          <table:table-cell table:style-name="ce52" table:formula="of:=[.B21]" office:value-type="string" office:string-value="REG_AIO168_WCM_005">
            <text:p>REG_AIO168_WCM_005</text:p>
          </table:table-cell>
          <table:table-cell table:style-name="ce204" office:value-type="string">
            <text:p>Validate new page with 2 category Content by using <text:a xlink:href="http://validator.w3.org/">W3C Validtor</text:a></text:p>
          </table:table-cell>
          <table:table-cell table:style-name="ce209" office:value-type="string">
            <text:p>Step 1: Validate new page with 2 category Content</text:p>
          </table:table-cell>
          <table:table-cell table:style-name="ce209" office:value-type="string">
            <text:p>- Add new page ( AAA)</text:p>
            <text:p>- Add at least 2 Category Content portlet to new page (AAA)</text:p>
            <text:p>- Validate AAA by using <text:a xlink:href="http://validator.w3.org/">W3C Validator</text:a></text:p>
          </table:table-cell>
          <table:table-cell table:style-name="ce209" office:value-type="string">
            <text:p>No duplicated ID error</text:p>
          </table:table-cell>
          <table:table-cell table:style-name="ce211"/>
          <table:table-cell table:style-name="ce60" table:number-columns-repeated="2"/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7" office:value-type="string">
            <text:p>REG_AIO168_WCM_005</text:p>
          </table:table-cell>
          <table:table-cell table:style-name="ce199" office:value-type="float" office:value="4">
            <text:p>004</text:p>
          </table:table-cell>
          <table:table-cell table:style-name="ce52" table:formula="of:=[.B22]" office:value-type="string" office:string-value="REG_AIO168_WCM_005">
            <text:p>REG_AIO168_WCM_005</text:p>
          </table:table-cell>
          <table:table-cell table:style-name="ce204" office:value-type="string">
            <text:p>Validate new page with 2 Content by URL by using <text:a xlink:href="http://validator.w3.org/">W3C Validtor</text:a></text:p>
          </table:table-cell>
          <table:table-cell table:style-name="ce209" office:value-type="string">
            <text:p>Step 1: Validate new page with 2 Content by URL</text:p>
          </table:table-cell>
          <table:table-cell table:style-name="ce209" office:value-type="string">
            <text:p>- Add new page ( AAA)</text:p>
            <text:p>- Add at least 2 Content by URL portlet to new page (AAA)</text:p>
            <text:p>- Validate AAA by using <text:a xlink:href="http://validator.w3.org/">W3C Validator</text:a></text:p>
          </table:table-cell>
          <table:table-cell table:style-name="ce209" office:value-type="string">
            <text:p>No duplicated ID error</text:p>
          </table:table-cell>
          <table:table-cell table:style-name="ce211"/>
          <table:table-cell table:style-name="ce60" table:number-columns-repeated="2"/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47" office:value-type="string">
            <text:p>REG_AIO168_WCM_006</text:p>
          </table:table-cell>
          <table:table-cell table:style-name="ce199" office:value-type="float" office:value="1">
            <text:p>001</text:p>
          </table:table-cell>
          <table:table-cell table:style-name="ce52" table:formula="of:=[.B23]" office:value-type="string" office:string-value="REG_AIO168_WCM_006">
            <text:p>REG_AIO168_WCM_006</text:p>
          </table:table-cell>
          <table:table-cell table:style-name="ce204" office:value-type="string">
            <text:p>Check translation of Subscribe in French</text:p>
          </table:table-cell>
          <table:table-cell table:style-name="ce209" office:value-type="string">
            <text:p>Step 1: Check translation</text:p>
          </table:table-cell>
          <table:table-cell table:style-name="ce209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09" office:value-type="string">
            <text:p>Button: "ChangeSubscriptions" should be "Modifier mon Abonnement"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52</text:p>
            <text:p>CCP-707</text:p>
          </table:table-cell>
          <table:table-cell table:style-name="ce60" office:value-type="string">
            <text:p>The label of button has no change</text:p>
          </table:table-cell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table:style-name="ce47" office:value-type="string">
            <text:p>REG_AIO168_WCM_007</text:p>
          </table:table-cell>
          <table:table-cell table:style-name="ce199" office:value-type="float" office:value="1">
            <text:p>001</text:p>
          </table:table-cell>
          <table:table-cell table:style-name="ce52" table:formula="of:=[.B24]" office:value-type="string" office:string-value="REG_AIO168_WCM_007">
            <text:p>REG_AIO168_WCM_007</text:p>
          </table:table-cell>
          <table:table-cell table:style-name="ce204" office:value-type="string">
            <text:p>Check if attribute "target" is in "ACME Overview" when checking with W3C </text:p>
          </table:table-cell>
          <table:table-cell table:style-name="ce209" office:value-type="string">
            <text:p>Step 1: Check Overview page</text:p>
          </table:table-cell>
          <table:table-cell table:style-name="ce209" office:value-type="string">
            <text:p>- Go to ACME Overview</text:p>
            <text:p>- Validate this page by using W3C validator</text:p>
          </table:table-cell>
          <table:table-cell table:style-name="ce209" office:value-type="string">
            <text:p>Do not throw “there is no attribute "target" “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39</text:p>
            <text:p>CCP-668</text:p>
          </table:table-cell>
          <table:table-cell table:style-name="ce60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1">
            <text:p>011</text:p>
          </table:table-cell>
          <table:table-cell table:style-name="ce47" office:value-type="string">
            <text:p>REG_AIO168_WCM_008</text:p>
          </table:table-cell>
          <table:table-cell table:style-name="ce199" office:value-type="float" office:value="1">
            <text:p>001</text:p>
          </table:table-cell>
          <table:table-cell table:style-name="ce52" table:formula="of:=[.B25]" office:value-type="string" office:string-value="REG_AIO168_WCM_008">
            <text:p>REG_AIO168_WCM_008</text:p>
          </table:table-cell>
          <table:table-cell table:style-name="ce204" office:value-type="string">
            <text:p>Check Content selector form in IE7</text:p>
          </table:table-cell>
          <table:table-cell table:style-name="ce209" office:value-type="string">
            <text:p>Step 1: Show form to add content</text:p>
          </table:table-cell>
          <table:table-cell table:style-name="ce209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09" office:value-type="string">
            <text:p>Web content form is shown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51</text:p>
            <text:p>CCP-704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8_WCM_008</text:p>
          </table:table-cell>
          <table:table-cell table:style-name="ce19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f:=[.B26]" office:value-type="string" office:string-value="REG_AIO168_WCM_008">
            <text:p>REG_AIO168_WCM_008</text:p>
          </table:table-cell>
          <table:table-cell table:style-name="ce205" office:value-type="string">
            <text:p>Check Content selector form in IE7</text:p>
          </table:table-cell>
          <table:table-cell table:style-name="ce209" office:value-type="string">
            <text:p>Step 2: Show form to add content from FCK</text:p>
          </table:table-cell>
          <table:table-cell table:style-name="ce209" office:value-type="string">
            <text:p>In the FCK editor, click Insert Contents icon</text:p>
          </table:table-cell>
          <table:table-cell table:style-name="ce209" office:value-type="string">
            <text:p>Content selector form is shown, the left pane is displayed correctly with all nodes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51</text:p>
            <text:p>CCP-704</text:p>
          </table:table-cell>
          <table:table-cell table:style-name="ce60" office:value-type="string">
            <text:p>this window doesn't contain the left part which shows the tree of acessibles drives/directories: the block is empty </text:p>
          </table:table-cell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12">
            <text:p>012</text:p>
          </table:table-cell>
          <table:table-cell table:style-name="ce47" office:value-type="string">
            <text:p>REG_AIO168_WCM_009</text:p>
          </table:table-cell>
          <table:table-cell table:style-name="ce199" office:value-type="float" office:value="1">
            <text:p>001</text:p>
          </table:table-cell>
          <table:table-cell table:style-name="ce52" table:formula="of:=[.B27]" office:value-type="string" office:string-value="REG_AIO168_WCM_009">
            <text:p>REG_AIO168_WCM_009</text:p>
          </table:table-cell>
          <table:table-cell table:style-name="ce204" office:value-type="string">
            <text:p>Check when creat page link after adding new page for the user navigation</text:p>
          </table:table-cell>
          <table:table-cell table:style-name="ce209" office:value-type="string">
            <text:p>Step 1: Add new page</text:p>
          </table:table-cell>
          <table:table-cell table:style-name="ce209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09" office:value-type="string">
            <text:p>New page is created successfully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14</text:p>
            <text:p>CCP-588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8_WCM_009</text:p>
          </table:table-cell>
          <table:table-cell table:style-name="ce19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8_WCM_009">
            <text:p>REG_AIO168_WCM_009</text:p>
          </table:table-cell>
          <table:table-cell table:style-name="ce205" office:value-type="string">
            <text:p>Check when creat page link after adding new page for the user navigation</text:p>
          </table:table-cell>
          <table:table-cell table:style-name="ce209" office:value-type="string">
            <text:p>Step 2: Add new document</text:p>
          </table:table-cell>
          <table:table-cell table:style-name="ce209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09" office:value-type="string">
            <text:p>Link is inserted into document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14</text:p>
            <text:p>CCP-588</text:p>
          </table:table-cell>
          <table:table-cell table:style-name="ce60" office:value-type="string">
            <text:p>Throw exception</text:p>
          </table:table-cell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47" office:value-type="string">
            <text:p>REG_AIO168_WCM_010</text:p>
          </table:table-cell>
          <table:table-cell table:style-name="ce199" office:value-type="float" office:value="1">
            <text:p>001</text:p>
          </table:table-cell>
          <table:table-cell table:style-name="ce52" table:formula="of:=[.B29]" office:value-type="string" office:string-value="REG_AIO168_WCM_010">
            <text:p>REG_AIO168_WCM_010</text:p>
          </table:table-cell>
          <table:table-cell table:style-name="ce204" office:value-type="string">
            <text:p>Check if labels are translated while adding new page by wizard</text:p>
          </table:table-cell>
          <table:table-cell table:style-name="ce209" office:value-type="string">
            <text:p>Step 1: Check page layout list</text:p>
          </table:table-cell>
          <table:table-cell table:style-name="ce209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09" office:value-type="string">
            <text:p>The list is well translated in French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8_WCM_010</text:p>
          </table:table-cell>
          <table:table-cell table:style-name="ce19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8_WCM_010">
            <text:p>REG_AIO168_WCM_010</text:p>
          </table:table-cell>
          <table:table-cell table:style-name="ce205" office:value-type="string">
            <text:p>Check if labels are translated while adding new page by wizard</text:p>
          </table:table-cell>
          <table:table-cell table:style-name="ce209" office:value-type="string">
            <text:p>Step 2: Check translation</text:p>
          </table:table-cell>
          <table:table-cell table:style-name="ce209" office:value-type="string">
            <text:p>- At step 2: select WCM page configs</text:p>
          </table:table-cell>
          <table:table-cell table:style-name="ce209" office:value-type="string">
            <text:p>The list under WCM page configs is shown &amp; well translated in French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8_WCM_010</text:p>
          </table:table-cell>
          <table:table-cell table:style-name="ce19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8_WCM_010">
            <text:p>REG_AIO168_WCM_010</text:p>
          </table:table-cell>
          <table:table-cell table:style-name="ce205" office:value-type="string">
            <text:p>Check if labels are translated while adding new page by wizard</text:p>
          </table:table-cell>
          <table:table-cell table:style-name="ce209" office:value-type="string">
            <text:p>Step 3: Check translation</text:p>
          </table:table-cell>
          <table:table-cell table:style-name="ce209" office:value-type="string">
            <text:p>- At step 2: select Column page configs</text:p>
          </table:table-cell>
          <table:table-cell table:style-name="ce209" office:value-type="string">
            <text:p>The list under Column page configs is shown &amp; well translated in French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8_WCM_010</text:p>
          </table:table-cell>
          <table:table-cell table:style-name="ce19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f:=[.B32]" office:value-type="string" office:string-value="REG_AIO168_WCM_010">
            <text:p>REG_AIO168_WCM_010</text:p>
          </table:table-cell>
          <table:table-cell table:style-name="ce205" office:value-type="string">
            <text:p>Check if labels are translated while adding new page by wizard</text:p>
          </table:table-cell>
          <table:table-cell table:style-name="ce209" office:value-type="string">
            <text:p>Step 4: Check translation</text:p>
          </table:table-cell>
          <table:table-cell table:style-name="ce209" office:value-type="string">
            <text:p>- At step 2: select Row page configs</text:p>
          </table:table-cell>
          <table:table-cell table:style-name="ce209" office:value-type="string">
            <text:p>The list under Row page configs is shown &amp; well translated in French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8_WCM_010</text:p>
          </table:table-cell>
          <table:table-cell table:style-name="ce19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8_WCM_010">
            <text:p>REG_AIO168_WCM_010</text:p>
          </table:table-cell>
          <table:table-cell table:style-name="ce205" office:value-type="string">
            <text:p>Check if labels are translated while adding new page by wizard</text:p>
          </table:table-cell>
          <table:table-cell table:style-name="ce209" office:value-type="string">
            <text:p>Step 5: Check translation</text:p>
          </table:table-cell>
          <table:table-cell table:style-name="ce209" office:value-type="string">
            <text:p>- At step 2: select Tab page configs</text:p>
          </table:table-cell>
          <table:table-cell table:style-name="ce209" office:value-type="string">
            <text:p>The list under Tab page configs is shown &amp; well translated in French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8" office:value-type="string">
            <text:p>REG_AIO168_WCM_010</text:p>
          </table:table-cell>
          <table:table-cell table:style-name="ce19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2" table:formula="of:=[.B34]" office:value-type="string" office:string-value="REG_AIO168_WCM_010">
            <text:p>REG_AIO168_WCM_010</text:p>
          </table:table-cell>
          <table:table-cell table:style-name="ce205" office:value-type="string">
            <text:p>Check if labels are translated while adding new page by wizard</text:p>
          </table:table-cell>
          <table:table-cell table:style-name="ce209" office:value-type="string">
            <text:p>Step 6: Check translation</text:p>
          </table:table-cell>
          <table:table-cell table:style-name="ce209" office:value-type="string">
            <text:p>- At step 2: select Mix page configs</text:p>
          </table:table-cell>
          <table:table-cell table:style-name="ce209" office:value-type="string">
            <text:p>The list under Mix page configs is shown &amp; well translated in French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14">
            <text:p>014</text:p>
          </table:table-cell>
          <table:table-cell table:style-name="ce47" office:value-type="string">
            <text:p>REG_AIO168_WCM_011</text:p>
          </table:table-cell>
          <table:table-cell table:style-name="ce199" office:value-type="float" office:value="1">
            <text:p>001</text:p>
          </table:table-cell>
          <table:table-cell table:style-name="ce52" table:formula="of:=[.B35]" office:value-type="string" office:string-value="REG_AIO168_WCM_011">
            <text:p>REG_AIO168_WCM_011</text:p>
          </table:table-cell>
          <table:table-cell table:style-name="ce204" office:value-type="string">
            <text:p>Check the displaying of exo:link when create CLV by Automatic mode</text:p>
          </table:table-cell>
          <table:table-cell table:style-name="ce209" office:value-type="string">
            <text:p>Step 1: Create a content</text:p>
          </table:table-cell>
          <table:table-cell table:style-name="ce209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09" office:value-type="string">
            <text:p>Web content is created successfully.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52</text:p>
            <text:p>CCP-639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8_WCM_011</text:p>
          </table:table-cell>
          <table:table-cell table:style-name="ce19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8_WCM_011">
            <text:p>REG_AIO168_WCM_011</text:p>
          </table:table-cell>
          <table:table-cell table:style-name="ce205" office:value-type="string">
            <text:p>Check the displaying of exo:link when create CLV by Automatic mode</text:p>
          </table:table-cell>
          <table:table-cell table:style-name="ce209" office:value-type="string">
            <text:p>Step 2: Check the displaying of exo:link when create CLV by Automatic mode</text:p>
          </table:table-cell>
          <table:table-cell table:style-name="ce209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09" office:value-type="string">
            <text:p>Webcontent is not appeared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52</text:p>
            <text:p>CCP-639</text:p>
          </table:table-cell>
          <table:table-cell table:style-name="ce60" office:value-type="string">
            <text:p>Web content appears as a folder.</text:p>
          </table:table-cell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15">
            <text:p>015</text:p>
          </table:table-cell>
          <table:table-cell table:style-name="ce47" office:value-type="string">
            <text:p>REG_AIO168_WCM_012</text:p>
          </table:table-cell>
          <table:table-cell table:style-name="ce199" office:value-type="float" office:value="1">
            <text:p>001</text:p>
          </table:table-cell>
          <table:table-cell table:style-name="ce52" table:formula="of:=[.B37]" office:value-type="string" office:string-value="REG_AIO168_WCM_012">
            <text:p>REG_AIO168_WCM_012</text:p>
          </table:table-cell>
          <table:table-cell table:style-name="ce204" office:value-type="string">
            <text:p>Check displaying of invisible page when creating a portal page link into a text</text:p>
          </table:table-cell>
          <table:table-cell table:style-name="ce209" office:value-type="string">
            <text:p>Step 1: Create invisible page</text:p>
          </table:table-cell>
          <table:table-cell table:style-name="ce209" office:value-type="string">
            <text:p>- <text:s/>Go to SIte Editor --&gt; Add page wizard </text:p>
            <text:p>- At step 1: do not check in “Visible” check-box</text:p>
          </table:table-cell>
          <table:table-cell table:style-name="ce209" office:value-type="string">
            <text:p>Page is created successfully and it is not displayed in navigation 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60</text:p>
            <text:p>CCP-731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8_WCM_012</text:p>
          </table:table-cell>
          <table:table-cell table:style-name="ce199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f:=[.B38]" office:value-type="string" office:string-value="REG_AIO168_WCM_012">
            <text:p>REG_AIO168_WCM_012</text:p>
          </table:table-cell>
          <table:table-cell table:style-name="ce205" office:value-type="string">
            <text:p>Check displaying of invisible page when creating a portal page link into a text</text:p>
          </table:table-cell>
          <table:table-cell table:style-name="ce209" office:value-type="string">
            <text:p>Step 2: Check displaying of invisible page when creating a portal page link into a text</text:p>
          </table:table-cell>
          <table:table-cell table:style-name="ce209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09" office:value-type="string">
            <text:p>A window is opened. This page selection window allows to select pages with visible and invisible attribute <text:s/>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60</text:p>
            <text:p>CCP-731</text:p>
          </table:table-cell>
          <table:table-cell table:style-name="ce60" office:value-type="string">
            <text:p>This page selection window allows to select pages with visible attribute but not invisible ones</text:p>
          </table:table-cell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016</text:p>
          </table:table-cell>
          <table:table-cell table:style-name="ce47" office:value-type="string">
            <text:p>REG_AIO168_WCM_013</text:p>
          </table:table-cell>
          <table:table-cell table:style-name="ce199" office:value-type="float" office:value="1">
            <text:p>001</text:p>
          </table:table-cell>
          <table:table-cell table:style-name="ce52" table:formula="of:=[.B39]" office:value-type="string" office:string-value="REG_AIO168_WCM_013">
            <text:p>REG_AIO168_WCM_013</text:p>
          </table:table-cell>
          <table:table-cell table:style-name="ce204" office:value-type="string">
            <text:p>Check displaying .rtf file</text:p>
          </table:table-cell>
          <table:table-cell table:style-name="ce209" office:value-type="string">
            <text:p>Step 1: Open form to upload file</text:p>
          </table:table-cell>
          <table:table-cell table:style-name="ce209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09" office:value-type="string">
            <text:p>“Upload a file” form appears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43</text:p>
            <text:p>CCP-677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6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8_WCM_013</text:p>
          </table:table-cell>
          <table:table-cell table:style-name="ce19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2" table:formula="of:=[.B40]" office:value-type="string" office:string-value="REG_AIO168_WCM_013">
            <text:p>REG_AIO168_WCM_013</text:p>
          </table:table-cell>
          <table:table-cell table:style-name="ce205" office:value-type="string">
            <text:p>Check displaying .rtf file</text:p>
          </table:table-cell>
          <table:table-cell table:style-name="ce209" office:value-type="string">
            <text:p>Step 2: Upload .rtf file</text:p>
          </table:table-cell>
          <table:table-cell table:style-name="ce209" office:value-type="string">
            <text:p>- Browse 1 .rft file </text:p>
            <text:p>- Click on Upload icon</text:p>
            <text:p>- Click on Save button</text:p>
          </table:table-cell>
          <table:table-cell table:style-name="ce209" office:value-type="string">
            <text:p>.rft file is uploaded successful</text:p>
          </table:table-cell>
          <table:table-cell table:style-name="ce211" office:value-type="string">
            <text:p>High</text:p>
          </table:table-cell>
          <table:table-cell table:style-name="ce60" office:value-type="string">
            <text:p>WCM-2943</text:p>
            <text:p>CCP-677</text:p>
          </table:table-cell>
          <table:table-cell table:style-name="ce60"/>
          <table:table-cell table:style-name="ce185" table:number-columns-repeated="245"/>
          <table:table-cell table:number-columns-repeated="768"/>
        </table:table-row>
        <table:table-row table:style-name="ro28">
          <table:table-cell table:style-name="ce18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3" office:value-type="string">
            <text:p>REG_AIO168_WCM_013</text:p>
          </table:table-cell>
          <table:table-cell table:style-name="ce200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84" table:formula="of:=[.B41]" office:value-type="string" office:string-value="REG_AIO168_WCM_013">
            <text:p>REG_AIO168_WCM_013</text:p>
          </table:table-cell>
          <table:table-cell table:style-name="ce206" office:value-type="string">
            <text:p>Check displaying .rtf file</text:p>
          </table:table-cell>
          <table:table-cell table:style-name="ce210" office:value-type="string">
            <text:p>Step 3: View content of .rft file</text:p>
          </table:table-cell>
          <table:table-cell table:style-name="ce210" office:value-type="string">
            <text:p>- Select .rft file above</text:p>
          </table:table-cell>
          <table:table-cell table:style-name="ce210" office:value-type="string">
            <text:p>Content of .rft file is not displayed in the right pane. You can download to view its content.</text:p>
          </table:table-cell>
          <table:table-cell table:style-name="ce219" office:value-type="string">
            <text:p>High</text:p>
          </table:table-cell>
          <table:table-cell table:style-name="ce221" office:value-type="string">
            <text:p>WCM-2943</text:p>
            <text:p>CCP-677</text:p>
          </table:table-cell>
          <table:table-cell table:style-name="ce221" office:value-type="string">
            <text:p>Error in displaying content.</text:p>
          </table:table-cell>
          <table:table-cell table:style-name="ce225" table:number-columns-repeated="245"/>
          <table:table-cell table:style-name="ce227" table:number-columns-repeated="768"/>
        </table:table-row>
        <table:table-row table:style-name="ro16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17">
            <text:p>017</text:p>
          </table:table-cell>
          <table:table-cell table:style-name="ce47" office:value-type="string">
            <text:p>REG_AIO168_WCM_014</text:p>
          </table:table-cell>
          <table:table-cell table:style-name="ce199" office:value-type="float" office:value="1">
            <text:p>001</text:p>
          </table:table-cell>
          <table:table-cell table:style-name="ce52" table:formula="of:=[.B42]" office:value-type="string" office:string-value="REG_AIO168_WCM_014">
            <text:p>REG_AIO168_WCM_014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207" office:value-type="string">
            <text:p>Step 1: Add page</text:p>
          </table:table-cell>
          <table:table-cell table:style-name="ce207" office:value-type="string">
            <text:p>- Login as root</text:p>
            <text:p>- Go to Acme site; create new page AAA</text:p>
            <text:p>- Add 1 column container to page. Add 1 Content Detail portlet to each container.</text:p>
            <text:p>- Add 1 other Content Detail portlet outside the column container =&gt; then save.</text:p>
          </table:table-cell>
          <table:table-cell table:style-name="ce207" office:value-type="string">
            <text:p>New page is added</text:p>
          </table:table-cell>
          <table:table-cell table:style-name="ce185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185" table:number-columns-repeated="246"/>
          <table:table-cell table:number-columns-repeated="768"/>
        </table:table-row>
        <table:table-row table:style-name="ro13">
          <table:table-cell table:style-name="ce6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8_WCM_014</text:p>
          </table:table-cell>
          <table:table-cell table:style-name="ce199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f:=[.B43]" office:value-type="string" office:string-value="REG_AIO168_WCM_014">
            <text:p>REG_AIO168_WCM_014</text:p>
          </table:table-cell>
          <table:table-cell table:style-name="ce207" office:value-type="string">
            <text:p>Check showing quick edit icon on portlet in porlet mode</text:p>
          </table:table-cell>
          <table:table-cell table:style-name="ce207" office:value-type="string">
            <text:p>Step 2: Check Edit icon when resize window</text:p>
          </table:table-cell>
          <table:table-cell table:style-name="ce207" office:value-type="string">
            <text:p>- Go to page AAA and switch to edit mode.</text:p>
            <text:p>- Resize window</text:p>
          </table:table-cell>
          <table:table-cell table:style-name="ce207" office:value-type="string">
            <text:p>The Edit icon on each portlet is well displayed</text:p>
          </table:table-cell>
          <table:table-cell table:style-name="ce185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207" office:value-type="string">
            <text:p>Resize windows =&gt; quick edit icon of the portlets in column container disappears.</text:p>
          </table:table-cell>
          <table:table-cell table:style-name="ce185" table:number-columns-repeated="245"/>
          <table:table-cell table:number-columns-repeated="768"/>
        </table:table-row>
        <table:table-row table:style-name="ro10">
          <table:table-cell table:style-name="ce6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8_WCM_014</text:p>
          </table:table-cell>
          <table:table-cell table:style-name="ce199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8_WCM_014">
            <text:p>REG_AIO168_WCM_014</text:p>
          </table:table-cell>
          <table:table-cell table:style-name="ce207" office:value-type="string">
            <text:p>Check showing quick edit icon on portlet in porlet mode</text:p>
          </table:table-cell>
          <table:table-cell table:style-name="ce207" office:value-type="string">
            <text:p>Step 3: Check Quick edit icon when move mouse over</text:p>
          </table:table-cell>
          <table:table-cell table:style-name="ce207" office:value-type="string">
            <text:p>Pass mouse over 3 buttons Portlet Mode, Minimize, Maximize (in top-right corner) of the portlets in column container</text:p>
          </table:table-cell>
          <table:table-cell table:style-name="ce207" office:value-type="string">
            <text:p>The Edit icon on each portlet is well displayed</text:p>
          </table:table-cell>
          <table:table-cell table:style-name="ce185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207" office:value-type="string">
            <text:p>the quick edit icon of these portlets appears again.</text:p>
          </table:table-cell>
          <table:table-cell table:style-name="ce185" table:number-columns-repeated="245"/>
          <table:table-cell table:number-columns-repeated="768"/>
        </table:table-row>
        <table:table-row table:style-name="ro13">
          <table:table-cell table:style-name="ce6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REG_AIO168_WCM_014</text:p>
          </table:table-cell>
          <table:table-cell table:style-name="ce199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52" table:formula="of:=[.B45]" office:value-type="string" office:string-value="REG_AIO168_WCM_014">
            <text:p>REG_AIO168_WCM_014</text:p>
          </table:table-cell>
          <table:table-cell table:style-name="ce207" office:value-type="string">
            <text:p>Check showing quick edit icon on portlet in porlet mode</text:p>
          </table:table-cell>
          <table:table-cell table:style-name="ce207" office:value-type="string">
            <text:p>Step 4: Check Quick edit icon when move mouse over</text:p>
          </table:table-cell>
          <table:table-cell table:style-name="ce207" office:value-type="string">
            <text:p>Pass mouse over 3 buttons Portlet Mode, Minimize, Maximize of the portlets outside column container</text:p>
          </table:table-cell>
          <table:table-cell table:style-name="ce207" office:value-type="string">
            <text:p>The Edit icon on each portlet is well displayed</text:p>
          </table:table-cell>
          <table:table-cell table:style-name="ce185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207" office:value-type="string">
            <text:p>the quick edit icon of portlets inside column container disappears.</text:p>
          </table:table-cell>
          <table:table-cell table:style-name="ce185" table:number-columns-repeated="245"/>
          <table:table-cell table:number-columns-repeated="768"/>
        </table:table-row>
        <table:table-row table:style-name="ro7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7" office:value-type="string">
            <text:p>REG_AIO168_WCM_015</text:p>
          </table:table-cell>
          <table:table-cell table:style-name="ce199" office:value-type="float" office:value="1">
            <text:p>001</text:p>
          </table:table-cell>
          <table:table-cell table:style-name="ce52" table:formula="of:=[.B46]" office:value-type="string" office:string-value="REG_AIO168_WCM_015">
            <text:p>REG_AIO168_WCM_015</text:p>
          </table:table-cell>
          <table:table-cell table:style-name="ce208" office:value-type="string">
            <text:p>Check if Link can't be distinguished in fck editor edit mode</text:p>
          </table:table-cell>
          <table:table-cell table:style-name="ce207" office:value-type="string">
            <text:p>Step 1: Add SCV</text:p>
          </table:table-cell>
          <table:table-cell table:style-name="ce207" office:value-type="string">
            <text:p>- Edit a page -&gt; insert on it a new scv</text:p>
          </table:table-cell>
          <table:table-cell table:style-name="ce185" office:value-type="string">
            <text:p>SCV is added into page</text:p>
          </table:table-cell>
          <table:table-cell table:style-name="ce185" office:value-type="string">
            <text:p>Low</text:p>
          </table:table-cell>
          <table:table-cell table:style-name="ce185" office:value-type="string">
            <text:p><text:span text:style-name="T15"><text:a xlink:href="https://jira.exoplatform.org/browse/WCM-2823">WCM-2823</text:a></text:span><text:span text:style-name="T15"> </text:span></text:p>
            <text:p>CCP-427</text:p>
          </table:table-cell>
          <table:table-cell table:style-name="ce207"/>
          <table:table-cell table:style-name="ce185" table:number-columns-repeated="245"/>
          <table:table-cell table:number-columns-repeated="768"/>
        </table:table-row>
        <table:table-row table:style-name="ro12">
          <table:table-cell table:style-name="ce6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REG_AIO168_WCM_015</text:p>
          </table:table-cell>
          <table:table-cell table:style-name="ce199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52" table:formula="of:=[.B47]" office:value-type="string" office:string-value="REG_AIO168_WCM_015">
            <text:p>REG_AIO168_WCM_015</text:p>
          </table:table-cell>
          <table:table-cell table:style-name="ce207" office:value-type="string">
            <text:p>Check if Link can't be distinguished in fck editor edit mode</text:p>
          </table:table-cell>
          <table:table-cell table:style-name="ce207" office:value-type="string">
            <text:p>Step 2: Add content</text:p>
          </table:table-cell>
          <table:table-cell table:style-name="ce207" office:value-type="string">
            <text:p><text:span text:style-name="T14">- Edit the scv and insert on it a new content, a </text:span><text:span text:style-name="T14">Free layout WebContent for example.</text:span></text:p>
            <text:p><text:span text:style-name="T14">- In the fck editor of this content, add a link </text:span><text:span text:style-name="T14">using the insert/edit link icon</text:span></text:p>
          </table:table-cell>
          <table:table-cell table:style-name="ce207" office:value-type="string">
            <text:p>The link is displayed as a real link</text:p>
          </table:table-cell>
          <table:table-cell table:style-name="ce185" office:value-type="string">
            <text:p>Low</text:p>
          </table:table-cell>
          <table:table-cell table:style-name="ce185" office:value-type="string">
            <text:p><text:span text:style-name="T15"><text:a xlink:href="https://jira.exoplatform.org/browse/WCM-2823">WCM-2823</text:a></text:span><text:span text:style-name="T15"> </text:span></text:p>
            <text:p>CCP-427</text:p>
          </table:table-cell>
          <table:table-cell table:style-name="ce207" office:value-type="string">
            <text:p>4- The link style will not change(fck_edit_link.JPG). So It couldn't be distinguished from the other content. The problem is not seen in the view mode(fck_view_link.JPG) </text:p>
          </table:table-cell>
          <table:table-cell table:style-name="ce185" table:number-columns-repeated="245"/>
          <table:table-cell table:number-columns-repeated="768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7" office:value-type="string">
            <text:p>REG_AIO168_WCM_016</text:p>
          </table:table-cell>
          <table:table-cell table:style-name="ce83" office:value-type="float" office:value="1">
            <text:p>001</text:p>
          </table:table-cell>
          <table:table-cell table:style-name="ce89" table:formula="of:=[.B48]" office:value-type="string" office:string-value="REG_AIO168_WCM_016">
            <text:p>REG_AIO168_WCM_016</text:p>
          </table:table-cell>
          <table:table-cell table:style-name="ce93" office:value-type="string">
            <text:p>Check encoding when display Taxonomy in the CLV categories</text:p>
          </table:table-cell>
          <table:table-cell table:style-name="ce58" office:value-type="string">
            <text:p>Step 1: Add new taxonomy tree</text:p>
          </table:table-cell>
          <table:table-cell table:style-name="ce213" office:value-type="string">
            <text:p><text:span text:style-name="T12">- Go to Site administration.</text:span></text:p>
            <text:p><text:span text:style-name="T12">- Go to Ontologies then Manage Taxonomy </text:span><text:span text:style-name="T12">Trees.</text:span></text:p>
            <text:p><text:span text:style-name="T12">- Click Edit icon at the line of “acme” </text:span></text:p>
            <text:p><text:span text:style-name="T12">- Click Add to add new taxonomy under the </text:span><text:span text:style-name="T12">acme with name contains accented </text:span><text:span text:style-name="T12">character like "prévention".</text:span></text:p>
          </table:table-cell>
          <table:table-cell table:style-name="ce58" office:value-type="string">
            <text:p>Create new taxonomy tree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8, WCM-2627, PORTAL-3744 </text:p>
            <text:p>CCP-302</text:p>
          </table:table-cell>
          <table:table-cell table:style-name="ce165" office:value-type="string">
            <text:p>Currently display error of the header at step 4</text:p>
          </table:table-cell>
          <table:table-cell table:style-name="ce185" table:number-columns-repeated="245"/>
          <table:table-cell table:number-columns-repeated="768"/>
        </table:table-row>
        <table:table-row table:style-name="ro10">
          <table:table-cell table:style-name="ce6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8_WCM_016</text:p>
          </table:table-cell>
          <table:table-cell table:style-name="ce83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f:=[.B49]" office:value-type="string" office:string-value="REG_AIO168_WCM_016">
            <text:p>REG_AIO168_WCM_016</text:p>
          </table:table-cell>
          <table:table-cell table:style-name="ce58" office:value-type="string">
            <text:p>Check encoding when display Taxonomy in the CLV categories</text:p>
          </table:table-cell>
          <table:table-cell table:style-name="ce58" office:value-type="string">
            <text:p>Step 2: Check the displaying the name of new added taxonomy</text:p>
          </table:table-cell>
          <table:table-cell table:style-name="ce58" office:value-type="string">
            <text:p>- Go to the News page in the acme site and click on the category just created</text:p>
          </table:table-cell>
          <table:table-cell table:style-name="ce58" office:value-type="string">
            <text:p>The name of the category is displayed OK in the header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8, WCM-2627, PORTAL-3744 </text:p>
            <text:p>CCP-302</text:p>
          </table:table-cell>
          <table:table-cell table:style-name="ce165"/>
          <table:table-cell table:style-name="ce185" table:number-columns-repeated="245"/>
          <table:table-cell table:number-columns-repeated="768"/>
        </table:table-row>
        <table:table-row table:style-name="ro26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REG_AIO168_WCM_017</text:p>
          </table:table-cell>
          <table:table-cell table:style-name="ce83" office:value-type="float" office:value="1">
            <text:p>001</text:p>
          </table:table-cell>
          <table:table-cell table:style-name="ce52" table:formula="of:=[.B50]" office:value-type="string" office:string-value="REG_AIO168_WCM_017">
            <text:p>REG_AIO168_WCM_017</text:p>
          </table:table-cell>
          <table:table-cell table:style-name="ce93" office:value-type="string">
            <text:p>Check searching with special character while configuring CLV</text:p>
          </table:table-cell>
          <table:table-cell table:style-name="ce207" office:value-type="string">
            <text:p>Step 1: Search with special characters</text:p>
          </table:table-cell>
          <table:table-cell table:style-name="ce58" office:value-type="string">
            <text:p>- <text:s/>Login by root.</text:p>
            <text:p>- Go to Sites/acme</text:p>
            <text:p>- Switch edit mode.</text:p>
            <text:p>- Edit a CLV portlet.</text:p>
            <text:p>- Choose manual mode.</text:p>
            <text:p>- Click on the select folder path icon.</text:p>
            <text:p>- In the content search form, put a text containing * or -</text:p>
            <text:p>"</text:p>
            <text:p>- Click Search</text:p>
          </table:table-cell>
          <table:table-cell table:style-name="ce207" office:value-type="string">
            <text:p>Show message alerts There are some invalid characters when search with * and return search result when search with -</text:p>
          </table:table-cell>
          <table:table-cell table:style-name="ce185" office:value-type="string">
            <text:p>Low</text:p>
          </table:table-cell>
          <table:table-cell table:style-name="ce59" office:value-type="string">
            <text:p><text:a xlink:href="https://jira.exoplatform.org/browse/WCM-2956">WCM-2956</text:a> </text:p>
            <text:p><text:span text:style-name="T4">CCP-713</text:span></text:p>
          </table:table-cell>
          <table:table-cell table:style-name="ce222" office:value-type="string">
            <text:p><text:span text:style-name="T16">- Click on the search button.</text:span></text:p>
            <text:p><text:span text:style-name="T16"><text:s text:c="6"/></text:span><text:span text:style-name="T16">==&gt; An error message appears " </text:span><text:span text:style-name="T16">Unknown error </text:span></text:p>
          </table:table-cell>
          <table:table-cell table:style-name="ce185" table:number-columns-repeated="245"/>
          <table:table-cell table:number-columns-repeated="768"/>
        </table:table-row>
        <table:table-row table:style-name="ro11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47" office:value-type="string">
            <text:p>REG_AIO168_WCM_018</text:p>
          </table:table-cell>
          <table:table-cell table:style-name="ce83" office:value-type="float" office:value="1">
            <text:p>001</text:p>
          </table:table-cell>
          <table:table-cell table:style-name="ce89" table:formula="of:=[.B51]" office:value-type="string" office:string-value="REG_AIO168_WCM_018">
            <text:p>REG_AIO168_WCM_018</text:p>
          </table:table-cell>
          <table:table-cell table:style-name="ce93" office:value-type="string">
            <text:p>Cache &amp; Categories with publication errors </text:p>
          </table:table-cell>
          <table:table-cell table:style-name="ce58" office:value-type="string">
            <text:p>Step 1: Create web content</text:p>
          </table:table-cell>
          <table:table-cell table:style-name="ce58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58" office:value-type="string">
            <text:p>Create new web content successfully</text:p>
          </table:table-cell>
          <table:table-cell table:style-name="ce124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65" office:value-type="string">
            <text:p>Currently at step 8 the change in the web content is not updated (display the old content)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7">
          <table:table-cell table:style-name="ce6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8_WCM_018</text:p>
          </table:table-cell>
          <table:table-cell table:style-name="ce83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f:=[.B52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2: Edit content</text:p>
          </table:table-cell>
          <table:table-cell table:style-name="ce58" office:value-type="string">
            <text:p>- Select then change content of new added web content</text:p>
          </table:table-cell>
          <table:table-cell table:style-name="ce58" office:value-type="string">
            <text:p>Edit successfully</text:p>
          </table:table-cell>
          <table:table-cell table:style-name="ce124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7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8_WCM_018</text:p>
          </table:table-cell>
          <table:table-cell table:style-name="ce83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52" table:formula="of:=[.B53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3: Public node</text:p>
          </table:table-cell>
          <table:table-cell table:style-name="ce58" office:value-type="string">
            <text:p>go to manage publications and choose States and versions based publication: make the node published</text:p>
          </table:table-cell>
          <table:table-cell table:style-name="ce58" office:value-type="string">
            <text:p>Public node successfully</text:p>
          </table:table-cell>
          <table:table-cell table:style-name="ce124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8_WCM_018</text:p>
          </table:table-cell>
          <table:table-cell table:style-name="ce83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f:=[.B54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4: Add reference</text:p>
          </table:table-cell>
          <table:table-cell table:style-name="ce58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58" office:value-type="string">
            <text:p>Selected taxonomies are listed in Referenced categories tab</text:p>
          </table:table-cell>
          <table:table-cell table:style-name="ce124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8_WCM_018</text:p>
          </table:table-cell>
          <table:table-cell table:style-name="ce83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2" table:formula="of:=[.B55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5: View added content</text:p>
          </table:table-cell>
          <table:table-cell table:style-name="ce58" office:value-type="string">
            <text:p>- Choose News page in acme site</text:p>
            <text:p>- Click World </text:p>
            <text:p>(do not open other categories)</text:p>
          </table:table-cell>
          <table:table-cell table:style-name="ce215" office:value-type="string">
            <text:p>the node test exist: open it : content 0000 is shown</text:p>
          </table:table-cell>
          <table:table-cell table:style-name="ce124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3">
          <table:table-cell table:style-name="ce6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8_WCM_018</text:p>
          </table:table-cell>
          <table:table-cell table:style-name="ce83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f:=[.B56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6: Edit content of web content</text:p>
          </table:table-cell>
          <table:table-cell table:style-name="ce58" office:value-type="string">
            <text:p>- Go to Public drive</text:p>
            <text:p>- Edit added web content above (change the content) </text:p>
          </table:table-cell>
          <table:table-cell table:style-name="ce58" office:value-type="string">
            <text:p>Change is saved</text:p>
          </table:table-cell>
          <table:table-cell table:style-name="ce124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7">
          <table:table-cell table:style-name="ce6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AIO168_WCM_018</text:p>
          </table:table-cell>
          <table:table-cell table:style-name="ce83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2" table:formula="of:=[.B57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7: Publish edited content</text:p>
          </table:table-cell>
          <table:table-cell table:style-name="ce58" office:value-type="string">
            <text:p>- Click Manage Publication &amp; Click State</text:p>
          </table:table-cell>
          <table:table-cell table:style-name="ce58" office:value-type="string">
            <text:p>Change is saved</text:p>
          </table:table-cell>
          <table:table-cell table:style-name="ce124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8_WCM_018</text:p>
          </table:table-cell>
          <table:table-cell table:style-name="ce84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f:=[.B58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8: Check displaying change of the web content</text:p>
          </table:table-cell>
          <table:table-cell table:style-name="ce58" office:value-type="string">
            <text:p>- Go to News page in acme site &amp; choose World category</text:p>
            <text:p>- Open the web content from right pane</text:p>
          </table:table-cell>
          <table:table-cell table:style-name="ce58" office:value-type="string">
            <text:p>The web content details is shown with new changes in content (new content is updated in other category)</text:p>
          </table:table-cell>
          <table:table-cell table:style-name="ce124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65" table:number-columns-repeated="2"/>
          <table:table-cell table:style-name="ce176" table:number-columns-repeated="235"/>
          <table:table-cell table:style-name="ce181" table:number-columns-repeated="8"/>
          <table:table-cell table:style-name="ce182"/>
          <table:table-cell table:number-columns-repeated="768"/>
        </table:table-row>
        <table:table-row table:style-name="ro17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22">
            <text:p>022</text:p>
          </table:table-cell>
          <table:table-cell table:style-name="ce48" office:value-type="string">
            <text:p>REG_AIO168_WCM_019</text:p>
          </table:table-cell>
          <table:table-cell table:style-name="ce83" office:value-type="float" office:value="1">
            <text:p>001</text:p>
          </table:table-cell>
          <table:table-cell table:style-name="ce47" office:value-type="string">
            <text:p>REG_AIO168_WCM_019</text:p>
          </table:table-cell>
          <table:table-cell table:style-name="ce93" office:value-type="string">
            <text:p>Check show HTML link in a printed document</text:p>
          </table:table-cell>
          <table:table-cell table:style-name="ce58" office:value-type="string">
            <text:p>Step 1: Create Free layout webcontent</text:p>
          </table:table-cell>
          <table:table-cell table:style-name="ce58" office:value-type="string">
            <text:p>- Go to Site Explorer</text:p>
            <text:p>- Select 1 personal drive (e.g: public)</text:p>
            <text:p>- Create 1 free layout web content</text:p>
            <text:p>- add an HTML link in the document</text:p>
          </table:table-cell>
          <table:table-cell table:style-name="ce58" office:value-type="string">
            <text:p>Create new web content successfully</text:p>
          </table:table-cell>
          <table:table-cell table:style-name="ce185"/>
          <table:table-cell table:style-name="ce185" office:value-type="string">
            <text:p>WCM-2946</text:p>
            <text:p>CPP-692</text:p>
          </table:table-cell>
          <table:table-cell table:style-name="ce207"/>
          <table:table-cell table:style-name="ce185" table:number-columns-repeated="245"/>
          <table:table-cell table:number-columns-repeated="768"/>
        </table:table-row>
        <table:table-row table:style-name="ro10">
          <table:table-cell table:style-name="ce6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AIO168_WCM_019</text:p>
          </table:table-cell>
          <table:table-cell table:style-name="ce83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2" table:formula="of:=[.B60]" office:value-type="string" office:string-value="REG_AIO168_WCM_019">
            <text:p>REG_AIO168_WCM_019</text:p>
          </table:table-cell>
          <table:table-cell table:style-name="ce58" office:value-type="string">
            <text:p>Check show HTML link in a printed document</text:p>
          </table:table-cell>
          <table:table-cell table:style-name="ce58" office:value-type="string">
            <text:p>Step 2: Public node</text:p>
          </table:table-cell>
          <table:table-cell table:style-name="ce58" office:value-type="string">
            <text:p>go to manage publications and choose States and versions based publication: make the node published</text:p>
          </table:table-cell>
          <table:table-cell table:style-name="ce58" office:value-type="string">
            <text:p>Public node successfully</text:p>
          </table:table-cell>
          <table:table-cell table:style-name="ce185"/>
          <table:table-cell table:style-name="ce185" office:value-type="string">
            <text:p>WCM-2946</text:p>
            <text:p>CPP-692</text:p>
          </table:table-cell>
          <table:table-cell table:style-name="ce207"/>
          <table:table-cell table:style-name="ce185" table:number-columns-repeated="245"/>
          <table:table-cell table:number-columns-repeated="768"/>
        </table:table-row>
        <table:table-row table:style-name="ro13">
          <table:table-cell table:style-name="ce6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8_WCM_019</text:p>
          </table:table-cell>
          <table:table-cell table:style-name="ce83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2" table:formula="of:=[.B61]" office:value-type="string" office:string-value="REG_AIO168_WCM_019">
            <text:p>REG_AIO168_WCM_019</text:p>
          </table:table-cell>
          <table:table-cell table:style-name="ce58" office:value-type="string">
            <text:p>Check show HTML link in a printed document</text:p>
          </table:table-cell>
          <table:table-cell table:style-name="ce211" office:value-type="string">
            <text:p>Step 3: Add document newly created</text:p>
          </table:table-cell>
          <table:table-cell table:style-name="ce211" office:value-type="string">
            <text:p>- Go to Site Editor/Add content</text:p>
            <text:p>- Choose the document newly created</text:p>
          </table:table-cell>
          <table:table-cell table:style-name="ce211" office:value-type="string">
            <text:p>The document is selected successfully</text:p>
          </table:table-cell>
          <table:table-cell table:style-name="ce185"/>
          <table:table-cell table:style-name="ce185" office:value-type="string">
            <text:p>WCM-2946</text:p>
            <text:p>CPP-692</text:p>
          </table:table-cell>
          <table:table-cell table:style-name="ce207"/>
          <table:table-cell table:style-name="ce185" table:number-columns-repeated="245"/>
          <table:table-cell table:number-columns-repeated="768"/>
        </table:table-row>
        <table:table-row table:style-name="ro13">
          <table:table-cell table:style-name="ce67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8_WCM_019</text:p>
          </table:table-cell>
          <table:table-cell table:style-name="ce83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2" table:formula="of:=[.B62]" office:value-type="string" office:string-value="REG_AIO168_WCM_019">
            <text:p>REG_AIO168_WCM_019</text:p>
          </table:table-cell>
          <table:table-cell table:style-name="ce58" office:value-type="string">
            <text:p>Check show HTML link in a printed document</text:p>
          </table:table-cell>
          <table:table-cell table:style-name="ce211" office:value-type="string">
            <text:p>Step 4: show HTML link when printing</text:p>
          </table:table-cell>
          <table:table-cell table:style-name="ce211" office:value-type="string">
            <text:p>- Click Print icon to print this document</text:p>
            <text:p>Choose to print to a file. </text:p>
          </table:table-cell>
          <table:table-cell table:style-name="ce211" office:value-type="string">
            <text:p>The HTML link is shown in the document</text:p>
          </table:table-cell>
          <table:table-cell table:style-name="ce185"/>
          <table:table-cell table:style-name="ce185" office:value-type="string">
            <text:p>WCM-2946</text:p>
            <text:p>CPP-692</text:p>
          </table:table-cell>
          <table:table-cell table:style-name="ce207"/>
          <table:table-cell table:style-name="ce185" table:number-columns-repeated="245"/>
          <table:table-cell table:number-columns-repeated="768"/>
        </table:table-row>
        <table:table-row table:style-name="ro1" table:number-rows-repeated="2">
          <table:table-cell table:style-name="ce185" table:number-columns-repeated="5"/>
          <table:table-cell table:style-name="ce211" table:number-columns-repeated="3"/>
          <table:table-cell table:style-name="ce185" table:number-columns-repeated="2"/>
          <table:table-cell table:style-name="ce207"/>
          <table:table-cell table:style-name="ce185" table:number-columns-repeated="245"/>
          <table:table-cell table:number-columns-repeated="768"/>
        </table:table-row>
        <table:table-row table:style-name="ro1" table:number-rows-repeated="46">
          <table:table-cell table:style-name="ce185" table:number-columns-repeated="10"/>
          <table:table-cell table:style-name="ce207"/>
          <table:table-cell table:style-name="ce185" table:number-columns-repeated="245"/>
          <table:table-cell table:number-columns-repeated="768"/>
        </table:table-row>
        <table:table-row table:style-name="ro1" table:number-rows-repeated="65426">
          <table:table-cell table:style-name="ce18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_6_9" table:style-name="ta1" table:print="false">
        <office:forms form:automatic-focus="false" form:apply-design-mode="false"/>
        <table:table-column table:style-name="co8" table:number-columns-repeated="2" table:default-cell-style-name="ce228"/>
        <table:table-column table:style-name="co8" table:default-cell-style-name="ce244"/>
        <table:table-column table:style-name="co8" table:default-cell-style-name="ce228"/>
        <table:table-column table:style-name="co28" table:default-cell-style-name="ce228"/>
        <table:table-column table:style-name="co29" table:default-cell-style-name="ce228"/>
        <table:table-column table:style-name="co30" table:default-cell-style-name="ce228"/>
        <table:table-column table:style-name="co31" table:default-cell-style-name="ce228"/>
        <table:table-column table:style-name="co8" table:number-columns-repeated="2" table:default-cell-style-name="ce228"/>
        <table:table-column table:style-name="co32" table:default-cell-style-name="ce228"/>
        <table:table-column table:style-name="co8" table:number-columns-repeated="1013" table:default-cell-style-name="ce228"/>
        <table:table-row table:style-name="ro7">
          <table:table-cell/>
          <table:table-cell table:style-name="ce233" office:value-type="string">
            <text:p>TEST CASES</text:p>
          </table:table-cell>
          <table:table-cell table:style-name="ce240"/>
          <table:table-cell table:style-name="ce234" table:number-columns-repeated="2"/>
          <table:table-cell/>
          <table:table-cell table:style-name="ce234" table:number-columns-repeated="3"/>
          <table:table-cell table:style-name="ce270"/>
          <table:table-cell/>
          <table:table-cell table:style-name="ce274" office:value-type="string">
            <text:p>Passed</text:p>
          </table:table-cell>
          <table:table-cell table:style-name="ce274" table:formula="of:=COUNTIF([.L$7:.L$1022];[.$L1])" office:value-type="float" office:value="0">
            <text:p>0</text:p>
          </table:table-cell>
          <table:table-cell table:style-name="ce274" table:number-columns-repeated="2"/>
          <table:table-cell table:style-name="ce270" table:number-columns-repeated="215"/>
          <table:table-cell table:number-columns-repeated="794"/>
        </table:table-row>
        <table:table-row table:style-name="ro29">
          <table:table-cell/>
          <table:table-cell table:style-name="ce234"/>
          <table:table-cell table:style-name="ce241"/>
          <table:table-cell table:style-name="ce234" table:number-columns-repeated="2"/>
          <table:table-cell/>
          <table:table-cell table:style-name="ce234" table:number-columns-repeated="3"/>
          <table:table-cell table:number-columns-repeated="2"/>
          <table:table-cell table:style-name="ce274" office:value-type="string">
            <text:p>Failed</text:p>
          </table:table-cell>
          <table:table-cell table:style-name="ce274" table:formula="of:=COUNTIF([.L$7:.L$1022];[.$L2])" office:value-type="float" office:value="0">
            <text:p>0</text:p>
          </table:table-cell>
          <table:table-cell table:style-name="ce274" table:number-columns-repeated="2"/>
          <table:table-cell table:style-name="ce270" table:number-columns-repeated="215"/>
          <table:table-cell table:number-columns-repeated="794"/>
        </table:table-row>
        <table:table-row table:style-name="ro15">
          <table:table-cell/>
          <table:table-cell table:style-name="ce235" office:value-type="string">
            <text:p>Function List:</text:p>
          </table:table-cell>
          <table:table-cell table:style-name="ce242" office:value-type="string" table:number-columns-spanned="3" table:number-rows-spanned="1">
            <text:p>Bugs fixed WCM 1.2.9 for regression test</text:p>
          </table:table-cell>
          <table:covered-table-cell table:style-name="ce250"/>
          <table:covered-table-cell table:style-name="ce256"/>
          <table:table-cell/>
          <table:table-cell table:style-name="ce266"/>
          <table:table-cell table:style-name="ce268" table:number-columns-repeated="2"/>
          <table:table-cell table:number-columns-repeated="2"/>
          <table:table-cell table:style-name="ce274" office:value-type="string">
            <text:p>Blocked</text:p>
          </table:table-cell>
          <table:table-cell table:style-name="ce274" table:formula="of:=COUNTIF([.L$7:.L$1022];[.$L3])" office:value-type="float" office:value="0">
            <text:p>0</text:p>
          </table:table-cell>
          <table:table-cell table:style-name="ce274" table:number-columns-repeated="2"/>
          <table:table-cell table:style-name="ce270" table:number-columns-repeated="215"/>
          <table:table-cell table:number-columns-repeated="794"/>
        </table:table-row>
        <table:table-row table:style-name="ro7">
          <table:table-cell/>
          <table:table-cell table:style-name="ce235" office:value-type="string">
            <text:p>Total Main Cases:</text:p>
          </table:table-cell>
          <table:table-cell table:style-name="ce243" table:formula="of:=MAX([.A7:.A1005])" office:value-type="float" office:value="10" table:number-columns-spanned="3" table:number-rows-spanned="1">
            <text:p>10</text:p>
          </table:table-cell>
          <table:covered-table-cell table:style-name="ce250"/>
          <table:covered-table-cell table:style-name="ce256"/>
          <table:table-cell/>
          <table:table-cell table:style-name="ce266"/>
          <table:table-cell table:style-name="ce268" table:number-columns-repeated="2"/>
          <table:table-cell table:number-columns-repeated="2"/>
          <table:table-cell table:style-name="ce270" office:value-type="string">
            <text:p>Untested</text:p>
          </table:table-cell>
          <table:table-cell table:style-name="ce274" table:formula="of:=COUNTIF([.L$7:.L$1022];[.$L4])" office:value-type="float" office:value="0">
            <text:p>0</text:p>
          </table:table-cell>
          <table:table-cell table:style-name="ce274" table:number-columns-repeated="2"/>
          <table:table-cell table:style-name="ce270" table:number-columns-repeated="215"/>
          <table:table-cell table:number-columns-repeated="794"/>
        </table:table-row>
        <table:table-row table:style-name="ro29">
          <table:table-cell/>
          <table:table-cell table:style-name="ce236"/>
          <table:table-cell/>
          <table:table-cell table:style-name="ce251" table:number-columns-repeated="2"/>
          <table:table-cell table:style-name="ce251" office:value-type="string">
            <text:p><text:s/></text:p>
          </table:table-cell>
          <table:table-cell table:style-name="ce251" table:number-columns-repeated="3"/>
          <table:table-cell table:number-columns-repeated="2"/>
          <table:table-cell office:value-type="string">
            <text:p>N/A</text:p>
          </table:table-cell>
          <table:table-cell table:style-name="ce274" table:formula="of:=COUNTIF([.L$7:.L$1022];[.$L5])" office:value-type="float" office:value="0">
            <text:p>0</text:p>
          </table:table-cell>
          <table:table-cell table:style-name="ce274" table:number-columns-repeated="2"/>
          <table:table-cell table:number-columns-repeated="1009"/>
        </table:table-row>
        <table:table-row table:style-name="ro7">
          <table:table-cell table:style-name="ce229" office:value-type="string">
            <text:p>Case No</text:p>
          </table:table-cell>
          <table:table-cell table:style-name="ce229" office:value-type="string">
            <text:p>Related function</text:p>
          </table:table-cell>
          <table:table-cell table:style-name="ce245" office:value-type="string">
            <text:p>Case ID</text:p>
          </table:table-cell>
          <table:table-cell table:style-name="ce229" office:value-type="string">
            <text:p>Path</text:p>
          </table:table-cell>
          <table:table-cell table:style-name="ce229" office:value-type="string">
            <text:p>Case Description</text:p>
          </table:table-cell>
          <table:table-cell table:style-name="ce229" office:value-type="string">
            <text:p>Step Description</text:p>
          </table:table-cell>
          <table:table-cell table:style-name="ce229" office:value-type="string">
            <text:p>Steps to produce</text:p>
          </table:table-cell>
          <table:table-cell table:style-name="ce229" office:value-type="string">
            <text:p>Expected Output</text:p>
          </table:table-cell>
          <table:table-cell table:style-name="ce229" office:value-type="string">
            <text:p>Priority</text:p>
          </table:table-cell>
          <table:table-cell table:style-name="ce229" office:value-type="string">
            <text:p>Link</text:p>
          </table:table-cell>
          <table:table-cell table:style-name="ce229" office:value-type="string">
            <text:p>Bug description</text:p>
          </table:table-cell>
          <table:table-cell table:style-name="ce229"/>
          <table:table-cell table:style-name="ce276" table:number-columns-repeated="7"/>
          <table:table-cell table:style-name="ce266" table:number-columns-repeated="211"/>
          <table:table-cell table:style-name="ce251" table:number-columns-repeated="25"/>
          <table:table-cell table:number-columns-repeated="769"/>
        </table:table-row>
        <table:table-row table:style-name="ro12">
          <table:table-cell table:style-name="ce230" office:value-type="float" office:value="1">
            <text:p>001</text:p>
          </table:table-cell>
          <table:table-cell table:style-name="ce237" office:value-type="string">
            <text:p>REG_AIO169_WCM_001</text:p>
          </table:table-cell>
          <table:table-cell table:style-name="ce246" office:value-type="float" office:value="1">
            <text:p>001</text:p>
          </table:table-cell>
          <table:table-cell table:style-name="ce252" table:formula="of:=[.B7]" office:value-type="string" office:string-value="REG_AIO169_WCM_001">
            <text:p>REG_AIO169_WCM_001</text:p>
          </table:table-cell>
          <table:table-cell table:style-name="ce257" office:value-type="string">
            <text:p>Links are displayed not underlined when visited </text:p>
          </table:table-cell>
          <table:table-cell office:value-type="string">
            <text:p>Step 1: inserting web links</text:p>
          </table:table-cell>
          <table:table-cell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office:value-type="string">
            <text:p><text:s/>Free layout web content form appear </text:p>
          </table:table-cell>
          <table:table-cell office:value-type="string">
            <text:p>High</text:p>
          </table:table-cell>
          <table:table-cell table:style-name="ce252" office:value-type="string">
            <text:p>WCM-2992</text:p>
            <text:p>CCP-810</text:p>
          </table:table-cell>
          <table:table-cell table:style-name="ce252"/>
          <table:table-cell table:number-columns-repeated="1013"/>
        </table:table-row>
        <table:table-row table:style-name="ro11">
          <table:table-cell table:style-name="ce2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38" office:value-type="string">
            <text:p>REG_AIO169_WCM_001</text:p>
          </table:table-cell>
          <table:table-cell table:style-name="ce24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52" table:formula="of:=[.B8]" office:value-type="string" office:string-value="REG_AIO169_WCM_001">
            <text:p>REG_AIO169_WCM_001</text:p>
          </table:table-cell>
          <table:table-cell table:style-name="ce258" office:value-type="string">
            <text:p>Links are displayed not underlined when visited </text:p>
          </table:table-cell>
          <table:table-cell office:value-type="string">
            <text:p>Step 2: Show insert/edit link form</text:p>
          </table:table-cell>
          <table:table-cell office:value-type="string">
            <text:p>- Click Insert/Edit link on Main content</text:p>
            <text:p>- Input value for URL and click OK button</text:p>
            <text:p>- Click on this link </text:p>
          </table:table-cell>
          <table:table-cell table:style-name="ce258" office:value-type="string">
            <text:p><text:span text:style-name="T17">- The link appear underlined</text:span></text:p>
            <text:p><text:span text:style-name="T17">- The link is changed color</text:span></text:p>
          </table:table-cell>
          <table:table-cell office:value-type="string">
            <text:p>High</text:p>
          </table:table-cell>
          <table:table-cell table:style-name="ce252" office:value-type="string">
            <text:p>WCM-2992</text:p>
            <text:p>CCP-810</text:p>
          </table:table-cell>
          <table:table-cell table:style-name="ce271"/>
          <table:table-cell table:number-columns-repeated="1013"/>
        </table:table-row>
        <table:table-row table:style-name="ro12">
          <table:table-cell table:style-name="ce23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38" office:value-type="string">
            <text:p>REG_AIO169_WCM_001</text:p>
          </table:table-cell>
          <table:table-cell table:style-name="ce24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252" table:formula="of:=[.B9]" office:value-type="string" office:string-value="REG_AIO169_WCM_001">
            <text:p>REG_AIO169_WCM_001</text:p>
          </table:table-cell>
          <table:table-cell table:style-name="ce258" office:value-type="string">
            <text:p>Links are displayed not underlined when visited </text:p>
          </table:table-cell>
          <table:table-cell office:value-type="string">
            <text:p>Step 3: inserting portal links</text:p>
          </table:table-cell>
          <table:table-cell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office:value-type="string">
            <text:p><text:s/>Free layout web content form appear </text:p>
          </table:table-cell>
          <table:table-cell office:value-type="string">
            <text:p>High</text:p>
          </table:table-cell>
          <table:table-cell table:style-name="ce252" office:value-type="string">
            <text:p>WCM-2992</text:p>
            <text:p>CCP-810</text:p>
          </table:table-cell>
          <table:table-cell table:style-name="ce252"/>
          <table:table-cell table:number-columns-repeated="1013"/>
        </table:table-row>
        <table:table-row table:style-name="ro12">
          <table:table-cell table:style-name="ce23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38" office:value-type="string">
            <text:p>REG_AIO169_WCM_001</text:p>
          </table:table-cell>
          <table:table-cell table:style-name="ce24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252" table:formula="of:=[.B10]" office:value-type="string" office:string-value="REG_AIO169_WCM_001">
            <text:p>REG_AIO169_WCM_001</text:p>
          </table:table-cell>
          <table:table-cell table:style-name="ce258" office:value-type="string">
            <text:p>Links are displayed not underlined when visited </text:p>
          </table:table-cell>
          <table:table-cell office:value-type="string">
            <text:p>Step 4: Show insert link to a site page form</text:p>
          </table:table-cell>
          <table:table-cell office:value-type="string">
            <text:p>- Click insert link to a site page form on Main content</text:p>
            <text:p>- Click Get portal link button</text:p>
            <text:p>- Select one page in list and Click Save</text:p>
            <text:p>- Click on this link </text:p>
          </table:table-cell>
          <table:table-cell table:style-name="ce258" office:value-type="string">
            <text:p><text:span text:style-name="T17">- The link appear underlined</text:span></text:p>
            <text:p><text:span text:style-name="T17">- The link is changed color</text:span></text:p>
          </table:table-cell>
          <table:table-cell office:value-type="string">
            <text:p>High</text:p>
          </table:table-cell>
          <table:table-cell table:style-name="ce252" office:value-type="string">
            <text:p>WCM-2992</text:p>
            <text:p>CCP-810</text:p>
          </table:table-cell>
          <table:table-cell table:style-name="ce252"/>
          <table:table-cell table:number-columns-repeated="1013"/>
        </table:table-row>
        <table:table-row table:style-name="ro12">
          <table:table-cell table:style-name="ce23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38" office:value-type="string">
            <text:p>REG_AIO169_WCM_001</text:p>
          </table:table-cell>
          <table:table-cell table:style-name="ce24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252" table:formula="of:=[.B11]" office:value-type="string" office:string-value="REG_AIO169_WCM_001">
            <text:p>REG_AIO169_WCM_001</text:p>
          </table:table-cell>
          <table:table-cell table:style-name="ce258" office:value-type="string">
            <text:p>Links are displayed not underlined when visited </text:p>
          </table:table-cell>
          <table:table-cell office:value-type="string">
            <text:p>Step 5: inserting content</text:p>
          </table:table-cell>
          <table:table-cell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office:value-type="string">
            <text:p><text:s/>Free layout web content form appear </text:p>
          </table:table-cell>
          <table:table-cell office:value-type="string">
            <text:p>High</text:p>
          </table:table-cell>
          <table:table-cell table:style-name="ce252" office:value-type="string">
            <text:p>WCM-2992</text:p>
            <text:p>CCP-810</text:p>
          </table:table-cell>
          <table:table-cell table:style-name="ce252"/>
          <table:table-cell table:number-columns-repeated="1013"/>
        </table:table-row>
        <table:table-row table:style-name="ro11">
          <table:table-cell table:style-name="ce23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38" office:value-type="string">
            <text:p>REG_AIO169_WCM_001</text:p>
          </table:table-cell>
          <table:table-cell table:style-name="ce24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52" table:formula="of:=[.B12]" office:value-type="string" office:string-value="REG_AIO169_WCM_001">
            <text:p>REG_AIO169_WCM_001</text:p>
          </table:table-cell>
          <table:table-cell table:style-name="ce258" office:value-type="string">
            <text:p>Links are displayed not underlined when visited </text:p>
          </table:table-cell>
          <table:table-cell office:value-type="string">
            <text:p>Step 6: Show insert contents form</text:p>
          </table:table-cell>
          <table:table-cell office:value-type="string">
            <text:p>- Click insert contents on Main content</text:p>
            <text:p>- In content selector form choose <text:s/>one content </text:p>
            <text:p>- Click on this link </text:p>
          </table:table-cell>
          <table:table-cell table:style-name="ce258" office:value-type="string">
            <text:p><text:span text:style-name="T17">- The link appear underlined</text:span></text:p>
            <text:p><text:span text:style-name="T17">- The link is changed color</text:span></text:p>
          </table:table-cell>
          <table:table-cell office:value-type="string">
            <text:p>High</text:p>
          </table:table-cell>
          <table:table-cell table:style-name="ce252" office:value-type="string">
            <text:p>WCM-2992</text:p>
            <text:p>CCP-810</text:p>
          </table:table-cell>
          <table:table-cell table:style-name="ce252"/>
          <table:table-cell table:number-columns-repeated="1013"/>
        </table:table-row>
        <table:table-row table:style-name="ro13">
          <table:table-cell table:style-name="ce230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237" office:value-type="string">
            <text:p>REG_AIO169_WCM_002</text:p>
          </table:table-cell>
          <table:table-cell table:style-name="ce247" office:value-type="float" office:value="1">
            <text:p>001</text:p>
          </table:table-cell>
          <table:table-cell table:style-name="ce252" table:formula="of:=[.B13]" office:value-type="string" office:string-value="REG_AIO169_WCM_002">
            <text:p>REG_AIO169_WCM_002</text:p>
          </table:table-cell>
          <table:table-cell table:style-name="ce259" office:value-type="string">
            <text:p>Check if User workspace is closed after edited page using edit page wizard</text:p>
          </table:table-cell>
          <table:table-cell office:value-type="string">
            <text:p>Step 1: Show edit page wizard</text:p>
          </table:table-cell>
          <table:table-cell office:value-type="string">
            <text:p>- Login</text:p>
            <text:p>- Go to Sites Editor/Edit page wizard</text:p>
          </table:table-cell>
          <table:table-cell office:value-type="string">
            <text:p>Edit page wizard form is shown, User workspace panel is shown on the left</text:p>
          </table:table-cell>
          <table:table-cell office:value-type="string">
            <text:p>Low</text:p>
          </table:table-cell>
          <table:table-cell office:value-type="string">
            <text:p>WCM-2959</text:p>
            <text:p>CCP-711</text:p>
          </table:table-cell>
          <table:table-cell table:number-columns-repeated="1014"/>
        </table:table-row>
        <table:table-row table:style-name="ro7">
          <table:table-cell table:style-name="ce23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38" office:value-type="string">
            <text:p>REG_AIO169_WCM_002</text:p>
          </table:table-cell>
          <table:table-cell table:style-name="ce24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52" table:formula="of:=[.B14]" office:value-type="string" office:string-value="REG_AIO169_WCM_002">
            <text:p>REG_AIO169_WCM_002</text:p>
          </table:table-cell>
          <table:table-cell table:style-name="ce260" office:value-type="string">
            <text:p>Check if User workspace is closed after edited page using edit page wizard</text:p>
          </table:table-cell>
          <table:table-cell office:value-type="string">
            <text:p>Step 2: Save changes</text:p>
          </table:table-cell>
          <table:table-cell office:value-type="string">
            <text:p>- Click Next then Save</text:p>
          </table:table-cell>
          <table:table-cell office:value-type="string">
            <text:p>Edit page wizard form is closed, User workspace is closed also</text:p>
          </table:table-cell>
          <table:table-cell office:value-type="string">
            <text:p>Low</text:p>
          </table:table-cell>
          <table:table-cell office:value-type="string">
            <text:p>WCM-2959</text:p>
            <text:p>CCP-711</text:p>
          </table:table-cell>
          <table:table-cell table:style-name="ce269" office:value-type="string">
            <text:p>User workspace is not closed also</text:p>
          </table:table-cell>
          <table:table-cell table:number-columns-repeated="1013"/>
        </table:table-row>
        <table:table-row table:style-name="ro13">
          <table:table-cell table:style-name="ce230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237" office:value-type="string">
            <text:p>REG_AIO169_WCM_002</text:p>
          </table:table-cell>
          <table:table-cell table:style-name="ce247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252" table:formula="of:=[.B15]" office:value-type="string" office:string-value="REG_AIO169_WCM_002">
            <text:p>REG_AIO169_WCM_002</text:p>
          </table:table-cell>
          <table:table-cell table:style-name="ce259" office:value-type="string">
            <text:p>Check if User workspace is closed after escape edit page wizard</text:p>
          </table:table-cell>
          <table:table-cell office:value-type="string">
            <text:p>Step 1: Show edit page wizard</text:p>
          </table:table-cell>
          <table:table-cell office:value-type="string">
            <text:p>- Login</text:p>
            <text:p>- Go to Sites Editor/Edit page wizard</text:p>
          </table:table-cell>
          <table:table-cell office:value-type="string">
            <text:p>Edit page wizard form is shown, User workspace panel is shown on the left</text:p>
          </table:table-cell>
          <table:table-cell office:value-type="string">
            <text:p>Low</text:p>
          </table:table-cell>
          <table:table-cell office:value-type="string">
            <text:p>WCM-2959</text:p>
            <text:p>CCP-711</text:p>
          </table:table-cell>
          <table:table-cell table:number-columns-repeated="1014"/>
        </table:table-row>
        <table:table-row table:style-name="ro7">
          <table:table-cell table:style-name="ce23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38" office:value-type="string">
            <text:p>REG_AIO169_WCM_002</text:p>
          </table:table-cell>
          <table:table-cell table:style-name="ce247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252" table:formula="of:=[.B16]" office:value-type="string" office:string-value="REG_AIO169_WCM_002">
            <text:p>REG_AIO169_WCM_002</text:p>
          </table:table-cell>
          <table:table-cell table:style-name="ce260" office:value-type="string">
            <text:p>Check if User workspace is closed after escape edit page wizard</text:p>
          </table:table-cell>
          <table:table-cell office:value-type="string">
            <text:p>Step 2: Cancel editing page</text:p>
          </table:table-cell>
          <table:table-cell office:value-type="string">
            <text:p>Click Abort</text:p>
          </table:table-cell>
          <table:table-cell office:value-type="string">
            <text:p>Edit page wizard is closed</text:p>
            <text:p>User workspace is closed also</text:p>
          </table:table-cell>
          <table:table-cell office:value-type="string">
            <text:p>Low</text:p>
          </table:table-cell>
          <table:table-cell office:value-type="string">
            <text:p>WCM-2959</text:p>
            <text:p>CCP-711</text:p>
          </table:table-cell>
          <table:table-cell table:style-name="ce269" office:value-type="string">
            <text:p>User workspace is not closed also</text:p>
          </table:table-cell>
          <table:table-cell table:number-columns-repeated="1013"/>
        </table:table-row>
        <table:table-row table:style-name="ro13">
          <table:table-cell table:style-name="ce230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237" office:value-type="string">
            <text:p>REG_AIO169_WCM_003</text:p>
          </table:table-cell>
          <table:table-cell table:style-name="ce247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252" table:formula="of:=[.B17]" office:value-type="string" office:string-value="REG_AIO169_WCM_003">
            <text:p>REG_AIO169_WCM_003</text:p>
          </table:table-cell>
          <table:table-cell table:style-name="ce259" office:value-type="string">
            <text:p>Check if User workspace is closed after edited site</text:p>
          </table:table-cell>
          <table:table-cell office:value-type="string">
            <text:p>Step 1: Show edit site form</text:p>
          </table:table-cell>
          <table:table-cell office:value-type="string">
            <text:p>- Login</text:p>
            <text:p>- Go to Sites Editor/Edit site</text:p>
          </table:table-cell>
          <table:table-cell office:value-type="string">
            <text:p>Edit current site form is shown</text:p>
            <text:p><text:span text:style-name="T18">User workspace panel is shown on the left</text:span></text:p>
          </table:table-cell>
          <table:table-cell office:value-type="string">
            <text:p>Low</text:p>
          </table:table-cell>
          <table:table-cell table:style-name="ce252" office:value-type="string">
            <text:p>WCM-2962</text:p>
            <text:p><text:span text:style-name="T18">CCP-711</text:span></text:p>
          </table:table-cell>
          <table:table-cell table:number-columns-repeated="1014"/>
        </table:table-row>
        <table:table-row table:style-name="ro7">
          <table:table-cell table:style-name="ce23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38" office:value-type="string">
            <text:p>REG_AIO169_WCM_003</text:p>
          </table:table-cell>
          <table:table-cell table:style-name="ce247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252" table:formula="of:=[.B18]" office:value-type="string" office:string-value="REG_AIO169_WCM_003">
            <text:p>REG_AIO169_WCM_003</text:p>
          </table:table-cell>
          <table:table-cell table:style-name="ce260" office:value-type="string">
            <text:p>Check if User workspace is closed after edited site</text:p>
          </table:table-cell>
          <table:table-cell office:value-type="string">
            <text:p>Step 2: Save changes</text:p>
          </table:table-cell>
          <table:table-cell office:value-type="string">
            <text:p>- Click Save <text:s/>&amp; Finish icon</text:p>
          </table:table-cell>
          <table:table-cell table:style-name="ce269" office:value-type="string">
            <text:p><text:span text:style-name="T19">Edit current site form is closed</text:span></text:p>
            <text:p><text:span text:style-name="T19">User workspace panel is closed</text:span></text:p>
          </table:table-cell>
          <table:table-cell office:value-type="string">
            <text:p>Low</text:p>
          </table:table-cell>
          <table:table-cell table:style-name="ce252" office:value-type="string">
            <text:p>WCM-2962</text:p>
            <text:p><text:span text:style-name="T18">CCP-711</text:span></text:p>
          </table:table-cell>
          <table:table-cell table:style-name="ce269" office:value-type="string">
            <text:p>User workspace is not closed also</text:p>
          </table:table-cell>
          <table:table-cell table:number-columns-repeated="1013"/>
        </table:table-row>
        <table:table-row table:style-name="ro13">
          <table:table-cell table:style-name="ce230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238" office:value-type="string">
            <text:p>REG_AIO169_WCM_003</text:p>
          </table:table-cell>
          <table:table-cell table:style-name="ce247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252" table:formula="of:=[.B19]" office:value-type="string" office:string-value="REG_AIO169_WCM_003">
            <text:p>REG_AIO169_WCM_003</text:p>
          </table:table-cell>
          <table:table-cell table:style-name="ce259" office:value-type="string">
            <text:p>Check if User workspace is closed after escape edit site</text:p>
          </table:table-cell>
          <table:table-cell office:value-type="string">
            <text:p>Step 1: Show edit site form</text:p>
          </table:table-cell>
          <table:table-cell office:value-type="string">
            <text:p>- Login</text:p>
            <text:p>- Go to Sites Editor/Edit site</text:p>
          </table:table-cell>
          <table:table-cell office:value-type="string">
            <text:p>Edit current site form is shown</text:p>
            <text:p><text:span text:style-name="T18">User workspace panel is shown on the left</text:span></text:p>
          </table:table-cell>
          <table:table-cell office:value-type="string">
            <text:p>Low</text:p>
          </table:table-cell>
          <table:table-cell table:style-name="ce252" office:value-type="string">
            <text:p>WCM-2962</text:p>
            <text:p><text:span text:style-name="T18">CCP-711</text:span></text:p>
          </table:table-cell>
          <table:table-cell table:style-name="ce252"/>
          <table:table-cell table:number-columns-repeated="1013"/>
        </table:table-row>
        <table:table-row table:style-name="ro28">
          <table:table-cell table:style-name="ce23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38" office:value-type="string">
            <text:p>REG_AIO169_WCM_003</text:p>
          </table:table-cell>
          <table:table-cell table:style-name="ce247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252" table:formula="of:=[.B20]" office:value-type="string" office:string-value="REG_AIO169_WCM_003">
            <text:p>REG_AIO169_WCM_003</text:p>
          </table:table-cell>
          <table:table-cell table:style-name="ce260" office:value-type="string">
            <text:p>Check if User workspace is closed after escape edit site</text:p>
          </table:table-cell>
          <table:table-cell office:value-type="string">
            <text:p>Step 2: Quit edit site</text:p>
          </table:table-cell>
          <table:table-cell office:value-type="string">
            <text:p>Click Discard icon</text:p>
          </table:table-cell>
          <table:table-cell table:style-name="ce269" office:value-type="string">
            <text:p><text:span text:style-name="T19">Edit current site form is closed</text:span></text:p>
            <text:p><text:span text:style-name="T19">User workspace panel is closed</text:span></text:p>
          </table:table-cell>
          <table:table-cell office:value-type="string">
            <text:p>Low</text:p>
          </table:table-cell>
          <table:table-cell table:style-name="ce252" office:value-type="string">
            <text:p>WCM-2962</text:p>
            <text:p><text:span text:style-name="T18">CCP-711</text:span></text:p>
          </table:table-cell>
          <table:table-cell table:style-name="ce269" office:value-type="string">
            <text:p>User workspace is not closed also</text:p>
          </table:table-cell>
          <table:table-cell table:number-columns-repeated="1013"/>
        </table:table-row>
        <table:table-row table:style-name="ro28">
          <table:table-cell table:style-name="ce230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237" office:value-type="string">
            <text:p>REG_AIO169_WCM_004</text:p>
          </table:table-cell>
          <table:table-cell table:style-name="ce247" office:value-type="float" office:value="1">
            <text:p>001</text:p>
          </table:table-cell>
          <table:table-cell table:style-name="ce253" table:formula="of:=[.B21]" office:value-type="string" office:string-value="REG_AIO169_WCM_004">
            <text:p>REG_AIO169_WCM_004</text:p>
          </table:table-cell>
          <table:table-cell table:style-name="ce259" office:value-type="string">
            <text:p>Check when download document with <text:s/>apostrophes in name while viewing it form search result</text:p>
          </table:table-cell>
          <table:table-cell office:value-type="string">
            <text:p>Step 1: Upload file</text:p>
          </table:table-cell>
          <table:table-cell office:value-type="string">
            <text:p>- Login acme site</text:p>
            <text:p>- Go to Sites Explorer/Sites Management/acme/document</text:p>
            <text:p>- Upload a document named: family's</text:p>
          </table:table-cell>
          <table:table-cell office:value-type="string">
            <text:p>File is uploaded</text:p>
          </table:table-cell>
          <table:table-cell office:value-type="string">
            <text:p>Low</text:p>
          </table:table-cell>
          <table:table-cell table:style-name="ce252" office:value-type="string">
            <text:p>WCM-2997</text:p>
            <text:p>CCP-884</text:p>
          </table:table-cell>
          <table:table-cell table:style-name="ce252"/>
          <table:table-cell table:number-columns-repeated="1013"/>
        </table:table-row>
        <table:table-row table:style-name="ro28">
          <table:table-cell table:style-name="ce23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38" office:value-type="string">
            <text:p>REG_AIO169_WCM_004</text:p>
          </table:table-cell>
          <table:table-cell table:style-name="ce247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252" table:formula="of:=[.B22]" office:value-type="string" office:string-value="REG_AIO169_WCM_004">
            <text:p>REG_AIO169_WCM_004</text:p>
          </table:table-cell>
          <table:table-cell table:style-name="ce260" office:value-type="string">
            <text:p>Check when download document with <text:s/>apostrophes in name while viewing it form search result</text:p>
          </table:table-cell>
          <table:table-cell office:value-type="string">
            <text:p>Step 2: Publish</text:p>
          </table:table-cell>
          <table:table-cell office:value-type="string">
            <text:p>- Select uploaded file</text:p>
            <text:p>- Click Manage Publications</text:p>
            <text:p>- Choose Live</text:p>
          </table:table-cell>
          <table:table-cell office:value-type="string">
            <text:p>Document is published</text:p>
          </table:table-cell>
          <table:table-cell office:value-type="string">
            <text:p>Low</text:p>
          </table:table-cell>
          <table:table-cell table:style-name="ce252" office:value-type="string">
            <text:p>WCM-2997</text:p>
            <text:p>CCP-884</text:p>
          </table:table-cell>
          <table:table-cell table:style-name="ce252"/>
          <table:table-cell table:number-columns-repeated="1013"/>
        </table:table-row>
        <table:table-row table:style-name="ro28">
          <table:table-cell table:style-name="ce23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38" office:value-type="string">
            <text:p>REG_AIO169_WCM_004</text:p>
          </table:table-cell>
          <table:table-cell table:style-name="ce24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252" table:formula="of:=[.B23]" office:value-type="string" office:string-value="REG_AIO169_WCM_004">
            <text:p>REG_AIO169_WCM_004</text:p>
          </table:table-cell>
          <table:table-cell table:style-name="ce260" office:value-type="string">
            <text:p>Check when download document with <text:s/>apostrophes in name while viewing it form search result</text:p>
          </table:table-cell>
          <table:table-cell office:value-type="string">
            <text:p>Step 3: Search</text:p>
          </table:table-cell>
          <table:table-cell office:value-type="string">
            <text:p>Input search keyword in search text box at the banner &amp; hit enter (that will return uploaded document)</text:p>
          </table:table-cell>
          <table:table-cell office:value-type="string">
            <text:p>Document is returned in search result</text:p>
          </table:table-cell>
          <table:table-cell office:value-type="string">
            <text:p>Low</text:p>
          </table:table-cell>
          <table:table-cell table:style-name="ce252" office:value-type="string">
            <text:p>WCM-2997</text:p>
            <text:p>CCP-884</text:p>
          </table:table-cell>
          <table:table-cell table:style-name="ce252"/>
          <table:table-cell table:number-columns-repeated="1013"/>
        </table:table-row>
        <table:table-row table:style-name="ro28">
          <table:table-cell table:style-name="ce23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38" office:value-type="string">
            <text:p>REG_AIO169_WCM_004</text:p>
          </table:table-cell>
          <table:table-cell table:style-name="ce24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252" table:formula="of:=[.B24]" office:value-type="string" office:string-value="REG_AIO169_WCM_004">
            <text:p>REG_AIO169_WCM_004</text:p>
          </table:table-cell>
          <table:table-cell table:style-name="ce260" office:value-type="string">
            <text:p>Check when download document with <text:s/>apostrophes in name while viewing it form search result</text:p>
          </table:table-cell>
          <table:table-cell office:value-type="string">
            <text:p>Step 4: Download</text:p>
          </table:table-cell>
          <table:table-cell office:value-type="string">
            <text:p>- Click to view document</text:p>
            <text:p>- Click Download this file link</text:p>
          </table:table-cell>
          <table:table-cell office:value-type="string">
            <text:p>Form to download file is shown &amp; download successfully</text:p>
          </table:table-cell>
          <table:table-cell office:value-type="string">
            <text:p>Low</text:p>
          </table:table-cell>
          <table:table-cell table:style-name="ce252" office:value-type="string">
            <text:p>WCM-2997</text:p>
            <text:p>CCP-884</text:p>
          </table:table-cell>
          <table:table-cell table:style-name="ce252" office:value-type="string">
            <text:p>Can not dl file</text:p>
          </table:table-cell>
          <table:table-cell table:number-columns-repeated="1013"/>
        </table:table-row>
        <table:table-row table:style-name="ro28">
          <table:table-cell table:style-name="ce230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238" office:value-type="string">
            <text:p>REG_AIO169_WCM_005</text:p>
          </table:table-cell>
          <table:table-cell table:style-name="ce247" office:value-type="float" office:value="1">
            <text:p>001</text:p>
          </table:table-cell>
          <table:table-cell table:style-name="ce252" table:formula="of:=[.B25]" office:value-type="string" office:string-value="REG_AIO169_WCM_005">
            <text:p>REG_AIO169_WCM_005</text:p>
          </table:table-cell>
          <table:table-cell table:style-name="ce259" office:value-type="string">
            <text:p>Check if can change to another page of CLV portlets</text:p>
          </table:table-cell>
          <table:table-cell office:value-type="string">
            <text:p>Step 1: Add documents</text:p>
          </table:table-cell>
          <table:table-cell office:value-type="string">
            <text:p>- Login</text:p>
            <text:p>- Go to Sites Explorer/Sites management/acme/documents</text:p>
            <text:p>- Add some documents</text:p>
          </table:table-cell>
          <table:table-cell office:value-type="string">
            <text:p>Documents are added</text:p>
          </table:table-cell>
          <table:table-cell office:value-type="string">
            <text:p>High</text:p>
          </table:table-cell>
          <table:table-cell table:style-name="ce252" office:value-type="string">
            <text:p>WCM-2944</text:p>
            <text:p>CCP-877</text:p>
          </table:table-cell>
          <table:table-cell table:style-name="ce252"/>
          <table:table-cell table:number-columns-repeated="1013"/>
        </table:table-row>
        <table:table-row table:style-name="ro28">
          <table:table-cell table:style-name="ce23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38" office:value-type="string">
            <text:p>REG_AIO169_WCM_005</text:p>
          </table:table-cell>
          <table:table-cell table:style-name="ce24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252" table:formula="of:=[.B26]" office:value-type="string" office:string-value="REG_AIO169_WCM_005">
            <text:p>REG_AIO169_WCM_005</text:p>
          </table:table-cell>
          <table:table-cell table:style-name="ce260" office:value-type="string">
            <text:p>Check if can change to another page of CLV portlets</text:p>
          </table:table-cell>
          <table:table-cell office:value-type="string">
            <text:p>Step 2: Publish</text:p>
          </table:table-cell>
          <table:table-cell office:value-type="string">
            <text:p>- Select added document</text:p>
            <text:p>- Publish</text:p>
          </table:table-cell>
          <table:table-cell office:value-type="string">
            <text:p>Documents are published</text:p>
          </table:table-cell>
          <table:table-cell office:value-type="string">
            <text:p>High</text:p>
          </table:table-cell>
          <table:table-cell table:style-name="ce252" office:value-type="string">
            <text:p>WCM-2944</text:p>
            <text:p>CCP-877</text:p>
          </table:table-cell>
          <table:table-cell table:style-name="ce252"/>
          <table:table-cell table:number-columns-repeated="1013"/>
        </table:table-row>
        <table:table-row table:style-name="ro28">
          <table:table-cell table:style-name="ce23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38" office:value-type="string">
            <text:p>REG_AIO169_WCM_005</text:p>
          </table:table-cell>
          <table:table-cell table:style-name="ce247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252" table:formula="of:=[.B27]" office:value-type="string" office:string-value="REG_AIO169_WCM_005">
            <text:p>REG_AIO169_WCM_005</text:p>
          </table:table-cell>
          <table:table-cell table:style-name="ce260" office:value-type="string">
            <text:p>Check if can change to another page of CLV portlets</text:p>
          </table:table-cell>
          <table:table-cell office:value-type="string">
            <text:p>Step 3: View document in FO</text:p>
          </table:table-cell>
          <table:table-cell office:value-type="string">
            <text:p>- Go to acme Overview page</text:p>
            <text:p>- In DOCUMENTS part: there's paginator to divide documents list in pages</text:p>
            <text:p>- Click on the page number to go to other page</text:p>
          </table:table-cell>
          <table:table-cell office:value-type="string">
            <text:p>- Documents list of selected page No is shown</text:p>
          </table:table-cell>
          <table:table-cell office:value-type="string">
            <text:p>High</text:p>
          </table:table-cell>
          <table:table-cell table:style-name="ce252" office:value-type="string">
            <text:p>WCM-2944</text:p>
            <text:p>CCP-877</text:p>
          </table:table-cell>
          <table:table-cell table:style-name="ce252" office:value-type="string">
            <text:p>a message is shown: "The blockId to update is not found: UICLVPresentation"</text:p>
          </table:table-cell>
          <table:table-cell table:number-columns-repeated="1013"/>
        </table:table-row>
        <table:table-row table:style-name="ro28">
          <table:table-cell table:style-name="ce230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238" office:value-type="string">
            <text:p>REG_AIO169_WCM_006</text:p>
          </table:table-cell>
          <table:table-cell table:style-name="ce247" office:value-type="float" office:value="1">
            <text:p>001</text:p>
          </table:table-cell>
          <table:table-cell table:style-name="ce252" table:formula="of:=[.B28]" office:value-type="string" office:string-value="REG_AIO169_WCM_006">
            <text:p>REG_AIO169_WCM_006</text:p>
          </table:table-cell>
          <table:table-cell table:style-name="ce259" office:value-type="string">
            <text:p>Check translation in French when viewing documents list</text:p>
          </table:table-cell>
          <table:table-cell office:value-type="string">
            <text:p>Step 1: Add documents</text:p>
          </table:table-cell>
          <table:table-cell office:value-type="string">
            <text:p>- Login</text:p>
            <text:p>- Change language to French</text:p>
            <text:p>- Go to Sites Explorer/Sites management/acme/documents</text:p>
            <text:p>- Add some documents</text:p>
          </table:table-cell>
          <table:table-cell office:value-type="string">
            <text:p>Documents are added</text:p>
          </table:table-cell>
          <table:table-cell office:value-type="string">
            <text:p>Low</text:p>
          </table:table-cell>
          <table:table-cell table:style-name="ce252" office:value-type="string">
            <text:p>WCM-2968</text:p>
            <text:p>CCP-737</text:p>
          </table:table-cell>
          <table:table-cell table:style-name="ce252"/>
          <table:table-cell table:number-columns-repeated="1013"/>
        </table:table-row>
        <table:table-row table:style-name="ro28">
          <table:table-cell table:style-name="ce23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38" office:value-type="string">
            <text:p>REG_AIO169_WCM_006</text:p>
          </table:table-cell>
          <table:table-cell table:style-name="ce24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252" table:formula="of:=[.B29]" office:value-type="string" office:string-value="REG_AIO169_WCM_006">
            <text:p>REG_AIO169_WCM_006</text:p>
          </table:table-cell>
          <table:table-cell table:style-name="ce260" office:value-type="string">
            <text:p>Check translation in French when viewing documents list</text:p>
          </table:table-cell>
          <table:table-cell office:value-type="string">
            <text:p>Step 2: Public</text:p>
          </table:table-cell>
          <table:table-cell office:value-type="string">
            <text:p>- Select a document &amp; Publish it</text:p>
            <text:p/>
          </table:table-cell>
          <table:table-cell office:value-type="string">
            <text:p>Document is published</text:p>
          </table:table-cell>
          <table:table-cell office:value-type="string">
            <text:p>Low</text:p>
          </table:table-cell>
          <table:table-cell table:style-name="ce252" office:value-type="string">
            <text:p>WCM-2968</text:p>
            <text:p>CCP-737</text:p>
          </table:table-cell>
          <table:table-cell table:style-name="ce252"/>
          <table:table-cell table:number-columns-repeated="1013"/>
        </table:table-row>
        <table:table-row table:style-name="ro28">
          <table:table-cell table:style-name="ce23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38" office:value-type="string">
            <text:p>REG_AIO169_WCM_006</text:p>
          </table:table-cell>
          <table:table-cell table:style-name="ce24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252" table:formula="of:=[.B30]" office:value-type="string" office:string-value="REG_AIO169_WCM_006">
            <text:p>REG_AIO169_WCM_006</text:p>
          </table:table-cell>
          <table:table-cell table:style-name="ce260" office:value-type="string">
            <text:p>Check translation in French when viewing documents list</text:p>
          </table:table-cell>
          <table:table-cell office:value-type="string">
            <text:p>Step 3: Check documents list</text:p>
          </table:table-cell>
          <table:table-cell office:value-type="string">
            <text:p>- Select documents folder</text:p>
          </table:table-cell>
          <table:table-cell office:value-type="string">
            <text:p>Add documents are listed with some informations, all are in French</text:p>
            <text:p>"published", "draft" should be "publié", "brouillon"</text:p>
          </table:table-cell>
          <table:table-cell office:value-type="string">
            <text:p>Low</text:p>
          </table:table-cell>
          <table:table-cell table:style-name="ce252" office:value-type="string">
            <text:p>WCM-2968</text:p>
            <text:p>CCP-737</text:p>
          </table:table-cell>
          <table:table-cell table:style-name="ce272" office:value-type="string">
            <text:p>"published", "draft" <text:s/>have no change</text:p>
          </table:table-cell>
          <table:table-cell table:number-columns-repeated="1013"/>
        </table:table-row>
        <table:table-row table:style-name="ro28">
          <table:table-cell table:style-name="ce230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238" office:value-type="string">
            <text:p>REG_AIO169_WCM_006</text:p>
          </table:table-cell>
          <table:table-cell table:style-name="ce247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252" table:formula="of:=[.B31]" office:value-type="string" office:string-value="REG_AIO169_WCM_006">
            <text:p>REG_AIO169_WCM_006</text:p>
          </table:table-cell>
          <table:table-cell table:style-name="ce259" office:value-type="string">
            <text:p>Check translation in French when viewing publish history</text:p>
          </table:table-cell>
          <table:table-cell office:value-type="string">
            <text:p>Step 1: Add document</text:p>
          </table:table-cell>
          <table:table-cell office:value-type="string">
            <text:p>- Login</text:p>
            <text:p>- Change language to French</text:p>
            <text:p>- Go to Sites Explorer/Sites management/acme/documents</text:p>
            <text:p>- Add a document</text:p>
          </table:table-cell>
          <table:table-cell office:value-type="string">
            <text:p>Document is added</text:p>
          </table:table-cell>
          <table:table-cell office:value-type="string">
            <text:p>Low</text:p>
          </table:table-cell>
          <table:table-cell table:style-name="ce252" office:value-type="string">
            <text:p>WCM-2968</text:p>
            <text:p>CCP-737</text:p>
          </table:table-cell>
          <table:table-cell table:style-name="ce252"/>
          <table:table-cell table:number-columns-repeated="1013"/>
        </table:table-row>
        <table:table-row table:style-name="ro28">
          <table:table-cell table:style-name="ce23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38" office:value-type="string">
            <text:p>REG_AIO169_WCM_006</text:p>
          </table:table-cell>
          <table:table-cell table:style-name="ce247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252" table:formula="of:=[.B32]" office:value-type="string" office:string-value="REG_AIO169_WCM_006">
            <text:p>REG_AIO169_WCM_006</text:p>
          </table:table-cell>
          <table:table-cell table:style-name="ce260" office:value-type="string">
            <text:p>Check translation in French when viewing publish history</text:p>
          </table:table-cell>
          <table:table-cell office:value-type="string">
            <text:p>Step 2: Open publish form</text:p>
          </table:table-cell>
          <table:table-cell office:value-type="string">
            <text:p>- Select added document</text:p>
            <text:p>- Click Manage Publication</text:p>
            <text:p>- Choose History tab</text:p>
          </table:table-cell>
          <table:table-cell office:value-type="string">
            <text:p>Publish information is shown in French</text:p>
            <text:p>"published", "draft", "enrolled" should be "publié", "brouillon", "créé" </text:p>
          </table:table-cell>
          <table:table-cell office:value-type="string">
            <text:p>Low</text:p>
          </table:table-cell>
          <table:table-cell table:style-name="ce252" office:value-type="string">
            <text:p>WCM-2968</text:p>
            <text:p>CCP-737</text:p>
          </table:table-cell>
          <table:table-cell table:style-name="ce252"/>
          <table:table-cell table:number-columns-repeated="1013"/>
        </table:table-row>
        <table:table-row table:style-name="ro28">
          <table:table-cell table:style-name="ce230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238" office:value-type="string">
            <text:p>REG_AIO169_WCM_007</text:p>
          </table:table-cell>
          <table:table-cell table:style-name="ce247" office:value-type="float" office:value="1">
            <text:p>001</text:p>
          </table:table-cell>
          <table:table-cell table:style-name="ce252" table:formula="of:=[.B33]" office:value-type="string" office:string-value="REG_AIO169_WCM_007">
            <text:p>REG_AIO169_WCM_007</text:p>
          </table:table-cell>
          <table:table-cell table:style-name="ce259" office:value-type="string">
            <text:p>Check if can drag container</text:p>
          </table:table-cell>
          <table:table-cell office:value-type="string">
            <text:p>Step 1: Add page </text:p>
          </table:table-cell>
          <table:table-cell office:value-type="string">
            <text:p>- Create a new page by wizard</text:p>
            <text:p>- At step 3: Insert containers on it</text:p>
            <text:p>Select containers in order to drag them</text:p>
            <text:p/>
          </table:table-cell>
          <table:table-cell office:value-type="string">
            <text:p>Drag &amp; drop container successfully</text:p>
          </table:table-cell>
          <table:table-cell office:value-type="string">
            <text:p>High</text:p>
          </table:table-cell>
          <table:table-cell table:style-name="ce252" office:value-type="string">
            <text:p>WCM-2903</text:p>
            <text:p>WCM-2945</text:p>
            <text:p>CCP-790</text:p>
          </table:table-cell>
          <table:table-cell office:value-type="string">
            <text:p>Containers are not dragued</text:p>
          </table:table-cell>
          <table:table-cell table:number-columns-repeated="1013"/>
        </table:table-row>
        <table:table-row table:style-name="ro28">
          <table:table-cell table:style-name="ce230"/>
          <table:table-cell table:style-name="ce237"/>
          <table:table-cell table:style-name="ce247"/>
          <table:table-cell table:style-name="ce252"/>
          <table:table-cell table:style-name="ce259"/>
          <table:table-cell table:number-columns-repeated="4"/>
          <table:table-cell table:style-name="ce252" table:number-columns-repeated="2"/>
          <table:table-cell table:number-columns-repeated="1013"/>
        </table:table-row>
        <table:table-row table:style-name="ro28">
          <table:table-cell table:style-name="ce230"/>
          <table:table-cell table:style-name="ce238"/>
          <table:table-cell table:style-name="ce247"/>
          <table:table-cell table:style-name="ce252"/>
          <table:table-cell table:style-name="ce260"/>
          <table:table-cell table:number-columns-repeated="4"/>
          <table:table-cell table:style-name="ce252" table:number-columns-repeated="2"/>
          <table:table-cell table:number-columns-repeated="1013"/>
        </table:table-row>
        <table:table-row table:style-name="ro28">
          <table:table-cell table:style-name="ce230"/>
          <table:table-cell table:style-name="ce237"/>
          <table:table-cell table:style-name="ce247"/>
          <table:table-cell table:style-name="ce252"/>
          <table:table-cell table:style-name="ce259"/>
          <table:table-cell table:number-columns-repeated="4"/>
          <table:table-cell table:style-name="ce252" table:number-columns-repeated="2"/>
          <table:table-cell table:number-columns-repeated="1013"/>
        </table:table-row>
        <table:table-row table:style-name="ro28">
          <table:table-cell table:style-name="ce230"/>
          <table:table-cell table:style-name="ce238"/>
          <table:table-cell table:style-name="ce247"/>
          <table:table-cell table:style-name="ce252"/>
          <table:table-cell table:style-name="ce260"/>
          <table:table-cell table:number-columns-repeated="4"/>
          <table:table-cell table:style-name="ce252" table:number-columns-repeated="2"/>
          <table:table-cell table:number-columns-repeated="1013"/>
        </table:table-row>
        <table:table-row table:style-name="ro28">
          <table:table-cell table:style-name="ce231"/>
          <table:table-cell table:style-name="ce239"/>
          <table:table-cell table:style-name="ce248"/>
          <table:table-cell table:style-name="ce254"/>
          <table:table-cell table:style-name="ce261"/>
          <table:table-cell table:style-name="ce265" table:number-columns-repeated="4"/>
          <table:table-cell table:style-name="ce254" table:number-columns-repeated="2"/>
          <table:table-cell table:style-name="ce265" table:number-columns-repeated="245"/>
          <table:table-cell table:number-columns-repeated="768"/>
        </table:table-row>
        <table:table-row table:style-name="ro29">
          <table:table-cell table:style-name="ce232"/>
          <table:table-cell table:style-name="ce237"/>
          <table:table-cell table:style-name="ce247"/>
          <table:table-cell table:style-name="ce252"/>
          <table:table-cell table:style-name="ce262"/>
          <table:table-cell table:style-name="ce263" table:number-columns-repeated="3"/>
          <table:table-cell/>
          <table:table-cell table:style-name="ce263"/>
          <table:table-cell table:number-columns-repeated="1014"/>
        </table:table-row>
        <table:table-row table:style-name="ro29" table:number-rows-repeated="3">
          <table:table-cell table:style-name="ce232"/>
          <table:table-cell table:style-name="ce238"/>
          <table:table-cell table:style-name="ce247"/>
          <table:table-cell table:style-name="ce252"/>
          <table:table-cell table:style-name="ce263" table:number-columns-repeated="4"/>
          <table:table-cell/>
          <table:table-cell table:style-name="ce263" table:number-columns-repeated="2"/>
          <table:table-cell table:number-columns-repeated="1013"/>
        </table:table-row>
        <table:table-row table:style-name="ro29">
          <table:table-cell table:style-name="ce232"/>
          <table:table-cell table:style-name="ce237"/>
          <table:table-cell table:style-name="ce247"/>
          <table:table-cell table:style-name="ce252"/>
          <table:table-cell table:style-name="ce264"/>
          <table:table-cell table:style-name="ce263" table:number-columns-repeated="2"/>
          <table:table-cell table:number-columns-repeated="3"/>
          <table:table-cell table:style-name="ce263"/>
          <table:table-cell table:number-columns-repeated="1013"/>
        </table:table-row>
        <table:table-row table:style-name="ro29">
          <table:table-cell table:style-name="ce232"/>
          <table:table-cell table:style-name="ce238"/>
          <table:table-cell table:style-name="ce247"/>
          <table:table-cell table:style-name="ce252"/>
          <table:table-cell table:style-name="ce263" table:number-columns-repeated="4"/>
          <table:table-cell table:number-columns-repeated="2"/>
          <table:table-cell table:style-name="ce263"/>
          <table:table-cell table:number-columns-repeated="1013"/>
        </table:table-row>
        <table:table-row table:style-name="ro29">
          <table:table-cell table:style-name="ce232"/>
          <table:table-cell table:style-name="ce237"/>
          <table:table-cell table:style-name="ce246"/>
          <table:table-cell table:style-name="ce255"/>
          <table:table-cell table:style-name="ce93"/>
          <table:table-cell table:style-name="ce58"/>
          <table:table-cell table:style-name="ce267"/>
          <table:table-cell table:style-name="ce58"/>
          <table:table-cell table:style-name="ce136" table:number-columns-repeated="2"/>
          <table:table-cell table:style-name="ce273"/>
          <table:table-cell table:number-columns-repeated="1013"/>
        </table:table-row>
        <table:table-row table:style-name="ro29">
          <table:table-cell table:style-name="ce232"/>
          <table:table-cell table:style-name="ce238"/>
          <table:table-cell table:style-name="ce246"/>
          <table:table-cell table:style-name="ce252"/>
          <table:table-cell table:style-name="ce58" table:number-columns-repeated="4"/>
          <table:table-cell table:style-name="ce136" table:number-columns-repeated="2"/>
          <table:table-cell table:style-name="ce273"/>
          <table:table-cell table:number-columns-repeated="1013"/>
        </table:table-row>
        <table:table-row table:style-name="ro29">
          <table:table-cell table:style-name="ce232"/>
          <table:table-cell table:style-name="ce238"/>
          <table:table-cell table:style-name="ce246"/>
          <table:table-cell table:style-name="ce252"/>
          <table:table-cell table:style-name="ce93"/>
          <table:table-cell table:style-name="ce263"/>
          <table:table-cell table:style-name="ce58"/>
          <table:table-cell table:style-name="ce263"/>
          <table:table-cell/>
          <table:table-cell table:style-name="ce263"/>
          <table:table-cell table:style-name="ce222"/>
          <table:table-cell table:number-columns-repeated="1013"/>
        </table:table-row>
        <table:table-row table:style-name="ro29">
          <table:table-cell table:style-name="ce232"/>
          <table:table-cell table:style-name="ce237"/>
          <table:table-cell table:style-name="ce246"/>
          <table:table-cell table:style-name="ce255"/>
          <table:table-cell table:style-name="ce93"/>
          <table:table-cell table:style-name="ce58" table:number-columns-repeated="3"/>
          <table:table-cell table:style-name="ce136"/>
          <table:table-cell table:style-name="ce238"/>
          <table:table-cell table:style-name="ce273"/>
          <table:table-cell table:style-name="ce275"/>
          <table:table-cell table:style-name="ce277" table:number-columns-repeated="235"/>
          <table:table-cell table:number-columns-repeated="777"/>
        </table:table-row>
        <table:table-row table:style-name="ro29" table:number-rows-repeated="3">
          <table:table-cell table:style-name="ce232"/>
          <table:table-cell table:style-name="ce238"/>
          <table:table-cell table:style-name="ce246"/>
          <table:table-cell table:style-name="ce255"/>
          <table:table-cell table:style-name="ce58" table:number-columns-repeated="4"/>
          <table:table-cell table:style-name="ce136"/>
          <table:table-cell table:style-name="ce238"/>
          <table:table-cell table:style-name="ce273"/>
          <table:table-cell table:style-name="ce275"/>
          <table:table-cell table:style-name="ce277" table:number-columns-repeated="235"/>
          <table:table-cell table:number-columns-repeated="777"/>
        </table:table-row>
        <table:table-row table:style-name="ro29">
          <table:table-cell table:style-name="ce232"/>
          <table:table-cell table:style-name="ce238"/>
          <table:table-cell table:style-name="ce246"/>
          <table:table-cell table:style-name="ce255"/>
          <table:table-cell table:style-name="ce58" table:number-columns-repeated="3"/>
          <table:table-cell table:style-name="ce215"/>
          <table:table-cell table:style-name="ce136"/>
          <table:table-cell table:style-name="ce238"/>
          <table:table-cell table:style-name="ce273"/>
          <table:table-cell table:style-name="ce275"/>
          <table:table-cell table:style-name="ce277" table:number-columns-repeated="235"/>
          <table:table-cell table:number-columns-repeated="777"/>
        </table:table-row>
        <table:table-row table:style-name="ro29" table:number-rows-repeated="2">
          <table:table-cell table:style-name="ce232"/>
          <table:table-cell table:style-name="ce238"/>
          <table:table-cell table:style-name="ce246"/>
          <table:table-cell table:style-name="ce255"/>
          <table:table-cell table:style-name="ce58" table:number-columns-repeated="4"/>
          <table:table-cell table:style-name="ce136"/>
          <table:table-cell table:style-name="ce238"/>
          <table:table-cell table:style-name="ce273"/>
          <table:table-cell table:style-name="ce275"/>
          <table:table-cell table:style-name="ce277" table:number-columns-repeated="235"/>
          <table:table-cell table:number-columns-repeated="777"/>
        </table:table-row>
        <table:table-row table:style-name="ro29">
          <table:table-cell table:style-name="ce232"/>
          <table:table-cell table:style-name="ce238"/>
          <table:table-cell table:style-name="ce249"/>
          <table:table-cell table:style-name="ce255"/>
          <table:table-cell table:style-name="ce58" table:number-columns-repeated="4"/>
          <table:table-cell table:style-name="ce136"/>
          <table:table-cell table:style-name="ce238"/>
          <table:table-cell table:style-name="ce273" table:number-columns-repeated="2"/>
          <table:table-cell table:style-name="ce278" table:number-columns-repeated="235"/>
          <table:table-cell table:style-name="ce279" table:number-columns-repeated="9"/>
          <table:table-cell table:number-columns-repeated="768"/>
        </table:table-row>
        <table:table-row table:style-name="ro29" table:number-rows-repeated="4">
          <table:table-cell table:style-name="ce230"/>
          <table:table-cell table:number-columns-repeated="9"/>
          <table:table-cell table:style-name="ce263"/>
          <table:table-cell table:number-columns-repeated="1013"/>
        </table:table-row>
        <table:table-row table:style-name="ro29" table:number-rows-repeated="49">
          <table:table-cell table:number-columns-repeated="10"/>
          <table:table-cell table:style-name="ce263"/>
          <table:table-cell table:number-columns-repeated="1013"/>
        </table:table-row>
        <table:table-row table:style-name="ro29" table:number-rows-repeated="1048467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8" table:default-cell-style-name="Default"/>
        <table:table-column table:style-name="co33" table:default-cell-style-name="Default"/>
        <table:table-column table:style-name="co24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number-columns-repeated="249" table:default-cell-style-name="Default"/>
        <table:table-column table:style-name="co8" table:default-cell-style-name="Default"/>
        <table:table-row table:style-name="ro30">
          <table:table-cell table:style-name="ce280" office:value-type="string" table:number-columns-spanned="4" table:number-rows-spanned="2">
            <text:p>WCM Regression Tests List in AIO</text:p>
          </table:table-cell>
          <table:covered-table-cell table:style-name="ce280"/>
          <table:covered-table-cell table:style-name="ce280"/>
          <table:covered-table-cell table:style-name="ce291"/>
          <table:table-cell table:style-name="ce291"/>
          <table:table-cell table:style-name="ce290" office:value-type="string" table:number-columns-spanned="1" table:number-rows-spanned="3">
            <text:p>Total cases</text:p>
          </table:table-cell>
          <table:table-cell table:number-columns-repeated="2"/>
          <table:table-cell table:style-name="ce227"/>
          <table:table-cell table:number-columns-repeated="247"/>
        </table:table-row>
        <table:table-row table:style-name="ro30">
          <table:covered-table-cell table:style-name="ce281"/>
          <table:covered-table-cell table:style-name="ce281"/>
          <table:covered-table-cell table:style-name="ce281"/>
          <table:covered-table-cell table:style-name="ce291"/>
          <table:table-cell table:style-name="ce291"/>
          <table:covered-table-cell table:style-name="ce296"/>
          <table:table-cell table:number-columns-repeated="2"/>
          <table:table-cell table:style-name="ce227"/>
          <table:table-cell table:number-columns-repeated="247"/>
        </table:table-row>
        <table:table-row table:style-name="ro31">
          <table:table-cell table:style-name="ce282" office:value-type="string">
            <text:p>Id</text:p>
          </table:table-cell>
          <table:table-cell table:style-name="ce282" office:value-type="string">
            <text:p>Product</text:p>
          </table:table-cell>
          <table:table-cell table:style-name="ce290" office:value-type="string">
            <text:p>Functionality</text:p>
          </table:table-cell>
          <table:table-cell table:style-name="ce290" office:value-type="string">
            <text:p>Bug summary</text:p>
          </table:table-cell>
          <table:table-cell table:style-name="ce290" office:value-type="string">
            <text:p>Product bugID</text:p>
          </table:table-cell>
          <table:covered-table-cell table:style-name="ce296"/>
          <table:table-cell table:number-columns-repeated="2"/>
          <table:table-cell table:style-name="ce227"/>
          <table:table-cell table:number-columns-repeated="247"/>
        </table:table-row>
        <table:table-row table:style-name="ro31">
          <table:table-cell table:style-name="ce283" office:value-type="string" table:number-columns-spanned="6" table:number-rows-spanned="1">
            <text:p>Bugs v.1.6.5</text:p>
          </table:table-cell>
          <table:covered-table-cell table:style-name="ce282"/>
          <table:covered-table-cell table:style-name="ce290"/>
          <table:covered-table-cell table:style-name="ce290"/>
          <table:covered-table-cell table:style-name="ce290"/>
          <table:covered-table-cell table:style-name="ce296"/>
          <table:table-cell table:number-columns-repeated="2"/>
          <table:table-cell table:style-name="ce227"/>
          <table:table-cell table:number-columns-repeated="247"/>
        </table:table-row>
        <table:table-row table:style-name="ro7">
          <table:table-cell table:style-name="ce284" office:value-type="string">
            <text:p>REG_AIO165_WCM_001</text:p>
          </table:table-cell>
          <table:table-cell table:style-name="ce287" office:value-type="string">
            <text:p>WCM</text:p>
          </table:table-cell>
          <table:table-cell table:style-name="ce287" office:value-type="string">
            <text:p>Download</text:p>
          </table:table-cell>
          <table:table-cell table:style-name="ce292" office:value-type="string">
            <text:p>Can not download an uploaded document in PCV portlet</text:p>
          </table:table-cell>
          <table:table-cell table:style-name="ce292" office:value-type="string">
            <text:p>WCM-2157 CCP-147</text:p>
          </table:table-cell>
          <table:table-cell table:style-name="ce297" table:formula="of:=SUMPRODUCT(([Bugs_v1_6_5.B$7:Bugs_v1_6_5.B$931]=[.$A5])*([Bugs_v1_6_5.A$7:Bugs_v1_6_5.A$931]&lt;&gt;&quot;&quot;))" office:value-type="float" office:value="1">
            <text:p>1</text:p>
          </table:table-cell>
          <table:table-cell table:style-name="ce300"/>
          <table:table-cell table:style-name="ce302"/>
          <table:table-cell table:style-name="ce304" table:number-columns-repeated="243"/>
          <table:table-cell table:style-name="ce227" table:number-columns-repeated="5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Publish</text:p>
          </table:table-cell>
          <table:table-cell table:style-name="ce160" office:value-type="string">
            <text:p>Content edition is not considered after publication</text:p>
          </table:table-cell>
          <table:table-cell table:style-name="ce160" office:value-type="string">
            <text:p>WCM-2727 CCP-346</text:p>
          </table:table-cell>
          <table:table-cell table:style-name="ce298" table:formula="of:=SUMPRODUCT(([Bugs_v1_6_5.B$7:Bugs_v1_6_5.B$931]=[.$A6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32">
          <table:table-cell table:style-name="ce47" office:value-type="string">
            <text:p>REG_AIO165_WCM_004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Newsletter</text:p>
          </table:table-cell>
          <table:table-cell table:style-name="ce160" office:value-type="string">
            <text:p>Newsletter mail's validator does not REG_WCM_ALLow a multiple domain names in address mail</text:p>
          </table:table-cell>
          <table:table-cell table:style-name="ce160" office:value-type="string">
            <text:p>WCM-2782 CCP-386</text:p>
          </table:table-cell>
          <table:table-cell table:style-name="ce298" table:formula="of:=SUMPRODUCT(([Bugs_v1_6_5.B$7:Bugs_v1_6_5.B$931]=[.$A7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5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Publish</text:p>
          </table:table-cell>
          <table:table-cell table:style-name="ce160" office:value-type="string">
            <text:p>IE 7 crash when publishing content after image resize with Shift button pressed</text:p>
          </table:table-cell>
          <table:table-cell table:style-name="ce160" office:value-type="string">
            <text:p>WCM-2715 CCP-329</text:p>
          </table:table-cell>
          <table:table-cell table:style-name="ce298" table:formula="of:=SUMPRODUCT(([Bugs_v1_6_5.B$7:Bugs_v1_6_5.B$931]=[.$A8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6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CLV</text:p>
          </table:table-cell>
          <table:table-cell table:style-name="ce162" office:value-type="string">
            <text:p>Label categories are not traduced in clv edition</text:p>
          </table:table-cell>
          <table:table-cell table:style-name="ce162" office:value-type="string">
            <text:p>WCM-2781 CCP-384</text:p>
          </table:table-cell>
          <table:table-cell table:style-name="ce299" table:formula="of:=SUMPRODUCT(([Bugs_v1_6_5.B$7:Bugs_v1_6_5.B$931]=[.$A9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Localized content</text:p>
          </table:table-cell>
          <table:table-cell table:style-name="ce160" office:value-type="string">
            <text:p>Patch for "Cannot view localised wcm content ( exo:webcontent .... )"</text:p>
          </table:table-cell>
          <table:table-cell table:style-name="ce160" office:value-type="string">
            <text:p>WCM-2628 CCP-247</text:p>
          </table:table-cell>
          <table:table-cell table:style-name="ce298" table:formula="of:=SUMPRODUCT(([Bugs_v1_6_5.B$7:Bugs_v1_6_5.B$931]=[.$A10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Search</text:p>
          </table:table-cell>
          <table:table-cell table:style-name="ce160" office:value-type="string">
            <text:p>Search result - wrong translation of results' number</text:p>
          </table:table-cell>
          <table:table-cell table:style-name="ce160" office:value-type="string">
            <text:p>WCM-2757 CCP-377</text:p>
          </table:table-cell>
          <table:table-cell table:style-name="ce298" table:formula="of:=SUMPRODUCT(([Bugs_v1_6_5.B$7:Bugs_v1_6_5.B$931]=[.$A11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Search</text:p>
          </table:table-cell>
          <table:table-cell table:style-name="ce160" office:value-type="string">
            <text:p>Search result - wrong traduction when there's no result</text:p>
          </table:table-cell>
          <table:table-cell table:style-name="ce160" office:value-type="string">
            <text:p>WCM-2754 CCP-373</text:p>
          </table:table-cell>
          <table:table-cell table:style-name="ce298" table:formula="of:=SUMPRODUCT(([Bugs_v1_6_5.B$7:Bugs_v1_6_5.B$931]=[.$A12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Form Generator</text:p>
          </table:table-cell>
          <table:table-cell table:style-name="ce160" office:value-type="string">
            <text:p>A bad translation of a label in Form Generator Portlet</text:p>
          </table:table-cell>
          <table:table-cell table:style-name="ce160" office:value-type="string">
            <text:p>WCM-2755 CCP-374</text:p>
          </table:table-cell>
          <table:table-cell table:style-name="ce298" table:formula="of:=SUMPRODUCT(([Bugs_v1_6_5.B$7:Bugs_v1_6_5.B$931]=[.$A13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Language</text:p>
          </table:table-cell>
          <table:table-cell table:style-name="ce160" office:value-type="string">
            <text:p>Mistakes in french internationalization</text:p>
          </table:table-cell>
          <table:table-cell table:style-name="ce160" office:value-type="string">
            <text:p>WCM-2687 CCP-300</text:p>
          </table:table-cell>
          <table:table-cell table:style-name="ce298" table:formula="of:=SUMPRODUCT(([Bugs_v1_6_5.B$7:Bugs_v1_6_5.B$931]=[.$A14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Sorting</text:p>
          </table:table-cell>
          <table:table-cell table:style-name="ce160" office:value-type="string">
            <text:p>Problems with Sorting Mechanism</text:p>
          </table:table-cell>
          <table:table-cell table:style-name="ce160" office:value-type="string">
            <text:p>WCM-2728 CCP-347</text:p>
          </table:table-cell>
          <table:table-cell table:style-name="ce298" table:formula="of:=SUMPRODUCT(([Bugs_v1_6_5.B$7:Bugs_v1_6_5.B$931]=[.$A15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160" office:value-type="string">
            <text:p>Problem with portlet presentation:StringIndexOutOfBoundsException</text:p>
          </table:table-cell>
          <table:table-cell table:style-name="ce160" office:value-type="string">
            <text:p>WCM-2744 CCP-359</text:p>
          </table:table-cell>
          <table:table-cell table:style-name="ce298" table:formula="of:=SUMPRODUCT(([Bugs_v1_6_5.B$7:Bugs_v1_6_5.B$931]=[.$A16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Manage taxonomy</text:p>
          </table:table-cell>
          <table:table-cell table:style-name="ce160" office:value-type="string">
            <text:p>Problem with manage taxonomy</text:p>
          </table:table-cell>
          <table:table-cell table:style-name="ce160" office:value-type="string">
            <text:p>WCM-2745 CCP-360</text:p>
          </table:table-cell>
          <table:table-cell table:style-name="ce298" table:formula="of:=SUMPRODUCT(([Bugs_v1_6_5.B$7:Bugs_v1_6_5.B$931]=[.$A17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PCLV</text:p>
          </table:table-cell>
          <table:table-cell table:style-name="ce160" office:value-type="string">
            <text:p>Error while setting a page with PCLV portlet</text:p>
          </table:table-cell>
          <table:table-cell table:style-name="ce160" office:value-type="string">
            <text:p>WCM-2753 CCP-368</text:p>
          </table:table-cell>
          <table:table-cell table:style-name="ce298" table:formula="of:=SUMPRODUCT(([Bugs_v1_6_5.B$7:Bugs_v1_6_5.B$931]=[.$A18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PCLV</text:p>
          </table:table-cell>
          <table:table-cell table:style-name="ce160" office:value-type="string">
            <text:p>Problem in downloading binary from PCLV</text:p>
          </table:table-cell>
          <table:table-cell table:style-name="ce160" office:value-type="string">
            <text:p>WCM-2746 CCP-362</text:p>
          </table:table-cell>
          <table:table-cell table:style-name="ce298" table:formula="of:=SUMPRODUCT(([Bugs_v1_6_5.B$7:Bugs_v1_6_5.B$931]=[.$A19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160" office:value-type="string">
            <text:p>Problem with "Add a site page link " on FCKEDITOR</text:p>
          </table:table-cell>
          <table:table-cell table:style-name="ce160" office:value-type="string">
            <text:p>WCM-2717 CCP-332</text:p>
          </table:table-cell>
          <table:table-cell table:style-name="ce298" table:formula="of:=SUMPRODUCT(([Bugs_v1_6_5.B$7:Bugs_v1_6_5.B$931]=[.$A20])*([Bugs_v1_6_5.A$7:Bugs_v1_6_5.A$931]&lt;&gt;&quot;&quot;))" office:value-type="float" office:value="1">
            <text:p>1</text:p>
          </table:table-cell>
          <table:table-cell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Publish</text:p>
          </table:table-cell>
          <table:table-cell table:style-name="ce160" office:value-type="string">
            <text:p>Publication problems</text:p>
          </table:table-cell>
          <table:table-cell table:style-name="ce160" office:value-type="string">
            <text:p>WCM-2723 CCP-344</text:p>
          </table:table-cell>
          <table:table-cell table:style-name="ce298" table:formula="of:=SUMPRODUCT(([Bugs_v1_6_5.B$7:Bugs_v1_6_5.B$931]=[.$A21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293" office:value-type="string">
            <text:p>WCM Content Selector: does not show content of a folder when switchin</text:p>
          </table:table-cell>
          <table:table-cell table:style-name="ce160" office:value-type="string">
            <text:p>WCM-2788 CCP-392</text:p>
          </table:table-cell>
          <table:table-cell table:style-name="ce298" table:formula="of:=SUMPRODUCT(([Bugs_v1_6_5.B$7:Bugs_v1_6_5.B$931]=[.$A22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160" office:value-type="string">
            <text:p>Links in viewMode are not underlined</text:p>
          </table:table-cell>
          <table:table-cell table:style-name="ce160" office:value-type="string">
            <text:p>WCM-2227 CCP-328</text:p>
          </table:table-cell>
          <table:table-cell table:style-name="ce298" table:formula="of:=SUMPRODUCT(([Bugs_v1_6_5.B$7:Bugs_v1_6_5.B$931]=[.$A23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33">
          <table:table-cell table:style-name="ce47" office:value-type="string">
            <text:p>REG_AIO165_WCM_022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CLV</text:p>
          </table:table-cell>
          <table:table-cell table:style-name="ce293" office:value-type="string">
            <text:p>Error when selecting a content in search result tab of CLV</text:p>
          </table:table-cell>
          <table:table-cell table:style-name="ce160" office:value-type="string">
            <text:p>WCM-2751 CCP-371</text:p>
          </table:table-cell>
          <table:table-cell table:style-name="ce298" table:formula="of:=SUMPRODUCT(([Bugs_v1_6_5.B$7:Bugs_v1_6_5.B$931]=[.$A24])*([Bugs_v1_6_5.A$7:Bugs_v1_6_5.A$931]&lt;&gt;&quot;&quot;))" office:value-type="float" office:value="1">
            <text:p>1</text:p>
          </table:table-cell>
          <table:table-cell table:style-name="ce301"/>
          <table:table-cell table:style-name="ce303"/>
          <table:table-cell table:style-name="ce304"/>
          <table:table-cell table:style-name="ce301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CLV</text:p>
          </table:table-cell>
          <table:table-cell table:style-name="ce293" office:value-type="string">
            <text:p>Inversion of content's list in CLV at every validation</text:p>
          </table:table-cell>
          <table:table-cell table:style-name="ce160" office:value-type="string">
            <text:p>WCM-2721 CCP-343</text:p>
          </table:table-cell>
          <table:table-cell table:style-name="ce298" table:formula="of:=SUMPRODUCT(([Bugs_v1_6_5.B$7:Bugs_v1_6_5.B$931]=[.$A25])*([Bugs_v1_6_5.A$7:Bugs_v1_6_5.A$931]&lt;&gt;&quot;&quot;))" office:value-type="float" office:value="1">
            <text:p>1</text:p>
          </table:table-cell>
          <table:table-cell/>
          <table:table-cell table:style-name="ce303"/>
          <table:table-cell table:style-name="ce304"/>
          <table:table-cell table:number-columns-repeated="247"/>
        </table:table-row>
        <table:table-row table:style-name="ro32">
          <table:table-cell table:style-name="ce47" office:value-type="string">
            <text:p>REG_AIO165_WCM_024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FCC</text:p>
          </table:table-cell>
          <table:table-cell table:style-name="ce160" office:value-type="string">
            <text:p>Changes in FCC action's parameters are not taken in consideration</text:p>
          </table:table-cell>
          <table:table-cell table:style-name="ce160" office:value-type="string">
            <text:p>WCM-2689</text:p>
            <text:p>ECM-5237 CCP-303</text:p>
          </table:table-cell>
          <table:table-cell table:style-name="ce298" table:formula="of:=SUMPRODUCT(([Bugs_v1_6_5.B$7:Bugs_v1_6_5.B$931]=[.$A26])*([Bugs_v1_6_5.A$7:Bugs_v1_6_5.A$931]&lt;&gt;&quot;&quot;))" office:value-type="float" office:value="1">
            <text:p>1</text:p>
          </table:table-cell>
          <table:table-cell/>
          <table:table-cell table:style-name="ce303"/>
          <table:table-cell table:style-name="ce304"/>
          <table:table-cell table:number-columns-repeated="247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Search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7" office:value-type="string">
            <text:p>WCM-2822 CCP-426</text:p>
          </table:table-cell>
          <table:table-cell table:style-name="ce298" table:formula="of:=SUMPRODUCT(([Bugs_v1_6_5.B$7:Bugs_v1_6_5.B$931]=[.$A27])*([Bugs_v1_6_5.A$7:Bugs_v1_6_5.A$931]&lt;&gt;&quot;&quot;))" office:value-type="float" office:value="1">
            <text:p>1</text:p>
          </table:table-cell>
          <table:table-cell/>
          <table:table-cell table:style-name="ce303"/>
          <table:table-cell table:style-name="ce304"/>
          <table:table-cell table:number-columns-repeated="247"/>
        </table:table-row>
        <table:table-row table:style-name="ro1">
          <table:table-cell table:style-name="ce283" office:value-type="string" table:number-columns-spanned="8" table:number-rows-spanned="1">
            <text:p>Bugs v.1.6.6</text:p>
          </table:table-cell>
          <table:covered-table-cell table:style-name="ce288"/>
          <table:covered-table-cell table:style-name="ce288"/>
          <table:covered-table-cell table:style-name="ce51"/>
          <table:covered-table-cell table:style-name="ce57"/>
          <table:covered-table-cell table:style-name="ce298"/>
          <table:covered-table-cell/>
          <table:covered-table-cell table:style-name="ce303"/>
          <table:table-cell table:style-name="ce304" table:formula="of:=CONCATENATE([.E28];&quot; &quot;;[.H28])" office:value-type="string" office:string-value=" ">
            <text:p><text:s/></text:p>
          </table:table-cell>
          <table:table-cell table:number-columns-repeated="247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8" office:value-type="string">
            <text:p>WCM-2816 CCP-422</text:p>
          </table:table-cell>
          <table:table-cell table:style-name="ce298" table:formula="of:=SUMPRODUCT(([Bugs_v1_6_6.B$7:Bugs_v1_6_6.B$854]=[.$A29])*([Bugs_v1_6_6.A$7:Bugs_v1_6_6.A$854]&lt;&gt;&quot;&quot;))" office:value-type="float" office:value="1">
            <text:p>1</text:p>
          </table:table-cell>
          <table:table-cell table:style-name="ce286"/>
          <table:table-cell table:style-name="ce303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6_WCM_002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298" table:formula="of:=SUMPRODUCT(([Bugs_v1_6_6.B$7:Bugs_v1_6_6.B$854]=[.$A30])*([Bugs_v1_6_6.A$7:Bugs_v1_6_6.A$854]&lt;&gt;&quot;&quot;))" office:value-type="float" office:value="1">
            <text:p>1</text:p>
          </table:table-cell>
          <table:table-cell table:style-name="ce286"/>
          <table:table-cell table:style-name="ce303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298" table:formula="of:=SUMPRODUCT(([Bugs_v1_6_6.B$7:Bugs_v1_6_6.B$854]=[.$A31])*([Bugs_v1_6_6.A$7:Bugs_v1_6_6.A$854]&lt;&gt;&quot;&quot;))" office:value-type="float" office:value="1">
            <text:p>1</text:p>
          </table:table-cell>
          <table:table-cell table:style-name="ce286"/>
          <table:table-cell table:style-name="ce303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298" table:formula="of:=SUMPRODUCT(([Bugs_v1_6_6.B$7:Bugs_v1_6_6.B$854]=[.$A32])*([Bugs_v1_6_6.A$7:Bugs_v1_6_6.A$854]&lt;&gt;&quot;&quot;))" office:value-type="float" office:value="1">
            <text:p>1</text:p>
          </table:table-cell>
          <table:table-cell table:style-name="ce286"/>
          <table:table-cell table:style-name="ce48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298" table:formula="of:=SUMPRODUCT(([Bugs_v1_6_6.B$7:Bugs_v1_6_6.B$854]=[.$A33])*([Bugs_v1_6_6.A$7:Bugs_v1_6_6.A$854]&lt;&gt;&quot;&quot;))" office:value-type="float" office:value="1">
            <text:p>1</text:p>
          </table:table-cell>
          <table:table-cell table:style-name="ce286"/>
          <table:table-cell table:style-name="ce48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298" table:formula="of:=SUMPRODUCT(([Bugs_v1_6_6.B$7:Bugs_v1_6_6.B$854]=[.$A34])*([Bugs_v1_6_6.A$7:Bugs_v1_6_6.A$854]&lt;&gt;&quot;&quot;))" office:value-type="float" office:value="1">
            <text:p>1</text:p>
          </table:table-cell>
          <table:table-cell table:style-name="ce286"/>
          <table:table-cell table:style-name="ce303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298" table:formula="of:=SUMPRODUCT(([Bugs_v1_6_6.B$7:Bugs_v1_6_6.B$854]=[.$A35])*([Bugs_v1_6_6.A$7:Bugs_v1_6_6.A$854]&lt;&gt;&quot;&quot;))" office:value-type="float" office:value="1">
            <text:p>1</text:p>
          </table:table-cell>
          <table:table-cell table:style-name="ce286"/>
          <table:table-cell table:style-name="ce303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298" table:formula="of:=SUMPRODUCT(([Bugs_v1_6_6.B$7:Bugs_v1_6_6.B$854]=[.$A36])*([Bugs_v1_6_6.A$7:Bugs_v1_6_6.A$854]&lt;&gt;&quot;&quot;))" office:value-type="float" office:value="1">
            <text:p>1</text:p>
          </table:table-cell>
          <table:table-cell table:style-name="ce286"/>
          <table:table-cell table:style-name="ce303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6_WCM_009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298" table:formula="of:=SUMPRODUCT(([Bugs_v1_6_6.B$7:Bugs_v1_6_6.B$854]=[.$A37])*([Bugs_v1_6_6.A$7:Bugs_v1_6_6.A$854]&lt;&gt;&quot;&quot;))" office:value-type="float" office:value="1">
            <text:p>1</text:p>
          </table:table-cell>
          <table:table-cell table:style-name="ce286"/>
          <table:table-cell table:style-name="ce48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6_WCM_010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298" table:formula="of:=SUMPRODUCT(([Bugs_v1_6_6.B$7:Bugs_v1_6_6.B$854]=[.$A38])*([Bugs_v1_6_6.A$7:Bugs_v1_6_6.A$854]&lt;&gt;&quot;&quot;))" office:value-type="float" office:value="1">
            <text:p>1</text:p>
          </table:table-cell>
          <table:table-cell table:style-name="ce286"/>
          <table:table-cell table:style-name="ce49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298" table:formula="of:=SUMPRODUCT(([Bugs_v1_6_6.B$7:Bugs_v1_6_6.B$854]=[.$A39])*([Bugs_v1_6_6.A$7:Bugs_v1_6_6.A$854]&lt;&gt;&quot;&quot;))" office:value-type="float" office:value="1">
            <text:p>1</text:p>
          </table:table-cell>
          <table:table-cell table:style-name="ce286"/>
          <table:table-cell table:style-name="ce49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298" table:formula="of:=SUMPRODUCT(([Bugs_v1_6_6.B$7:Bugs_v1_6_6.B$854]=[.$A40])*([Bugs_v1_6_6.A$7:Bugs_v1_6_6.A$854]&lt;&gt;&quot;&quot;))" office:value-type="float" office:value="1">
            <text:p>1</text:p>
          </table:table-cell>
          <table:table-cell table:style-name="ce286"/>
          <table:table-cell table:style-name="ce48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298" table:formula="of:=SUMPRODUCT(([Bugs_v1_6_6.B$7:Bugs_v1_6_6.B$854]=[.$A41])*([Bugs_v1_6_6.A$7:Bugs_v1_6_6.A$854]&lt;&gt;&quot;&quot;))" office:value-type="float" office:value="1">
            <text:p>1</text:p>
          </table:table-cell>
          <table:table-cell table:style-name="ce286"/>
          <table:table-cell table:style-name="ce48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298" table:formula="of:=SUMPRODUCT(([Bugs_v1_6_6.B$7:Bugs_v1_6_6.B$854]=[.$A42])*([Bugs_v1_6_6.A$7:Bugs_v1_6_6.A$854]&lt;&gt;&quot;&quot;))" office:value-type="float" office:value="1">
            <text:p>1</text:p>
          </table:table-cell>
          <table:table-cell table:style-name="ce286"/>
          <table:table-cell table:style-name="ce48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298" table:formula="of:=SUMPRODUCT(([Bugs_v1_6_6.B$7:Bugs_v1_6_6.B$854]=[.$A43])*([Bugs_v1_6_6.A$7:Bugs_v1_6_6.A$854]&lt;&gt;&quot;&quot;))" office:value-type="float" office:value="1">
            <text:p>1</text:p>
          </table:table-cell>
          <table:table-cell table:style-name="ce286"/>
          <table:table-cell table:style-name="ce48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6_WCM_016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298" table:formula="of:=SUMPRODUCT(([Bugs_v1_6_6.B$7:Bugs_v1_6_6.B$854]=[.$A44])*([Bugs_v1_6_6.A$7:Bugs_v1_6_6.A$854]&lt;&gt;&quot;&quot;))" office:value-type="float" office:value="1">
            <text:p>1</text:p>
          </table:table-cell>
          <table:table-cell table:style-name="ce286"/>
          <table:table-cell table:style-name="ce48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298" table:formula="of:=SUMPRODUCT(([Bugs_v1_6_6.B$7:Bugs_v1_6_6.B$854]=[.$A45])*([Bugs_v1_6_6.A$7:Bugs_v1_6_6.A$854]&lt;&gt;&quot;&quot;))" office:value-type="float" office:value="1">
            <text:p>1</text:p>
          </table:table-cell>
          <table:table-cell table:style-name="ce286"/>
          <table:table-cell table:style-name="ce48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298" table:formula="of:=SUMPRODUCT(([Bugs_v1_6_6.B$7:Bugs_v1_6_6.B$854]=[.$A46])*([Bugs_v1_6_6.A$7:Bugs_v1_6_6.A$854]&lt;&gt;&quot;&quot;))" office:value-type="float" office:value="1">
            <text:p>1</text:p>
          </table:table-cell>
          <table:table-cell table:style-name="ce286"/>
          <table:table-cell table:style-name="ce48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1">
          <table:table-cell table:style-name="ce283" office:value-type="string" table:number-columns-spanned="8" table:number-rows-spanned="1">
            <text:p>Bugs v.1.6.8</text:p>
          </table:table-cell>
          <table:covered-table-cell table:style-name="ce288"/>
          <table:covered-table-cell table:style-name="ce288"/>
          <table:covered-table-cell table:style-name="ce53"/>
          <table:covered-table-cell table:style-name="ce52"/>
          <table:covered-table-cell table:style-name="ce298"/>
          <table:covered-table-cell table:style-name="ce286"/>
          <table:covered-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298" table:formula="of:=SUMPRODUCT(([Bugs_v1_6_8.B$7:Bugs_v1_6_8.B$854]=[.$A48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298" table:formula="of:=SUMPRODUCT(([Bugs_v1_6_8.B$7:Bugs_v1_6_8.B$854]=[.$A49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298" table:formula="of:=SUMPRODUCT(([Bugs_v1_6_8.B$7:Bugs_v1_6_8.B$854]=[.$A50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8_WCM_004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298" table:formula="of:=SUMPRODUCT(([Bugs_v1_6_8.B$7:Bugs_v1_6_8.B$854]=[.$A51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Newsletter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298" table:formula="of:=SUMPRODUCT(([Bugs_v1_6_8.B$7:Bugs_v1_6_8.B$854]=[.$A52])*([Bugs_v1_6_8.A$7:Bugs_v1_6_8.A$854]&lt;&gt;&quot;&quot;))" office:value-type="float" office:value="4">
            <text:p>4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298" table:formula="of:=SUMPRODUCT(([Bugs_v1_6_8.B$7:Bugs_v1_6_8.B$854]=[.$A53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298" table:formula="of:=SUMPRODUCT(([Bugs_v1_6_8.B$7:Bugs_v1_6_8.B$854]=[.$A54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8_WCM_008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298" table:formula="of:=SUMPRODUCT(([Bugs_v1_6_8.B$7:Bugs_v1_6_8.B$854]=[.$A55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8_WCM_009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298" table:formula="of:=SUMPRODUCT(([Bugs_v1_6_8.B$7:Bugs_v1_6_8.B$854]=[.$A56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Language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298" table:formula="of:=SUMPRODUCT(([Bugs_v1_6_8.B$7:Bugs_v1_6_8.B$854]=[.$A57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298" table:formula="of:=SUMPRODUCT(([Bugs_v1_6_8.B$7:Bugs_v1_6_8.B$854]=[.$A58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13">
          <table:table-cell table:style-name="ce48" office:value-type="string">
            <text:p>REG_AIO168_WCM_012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298" table:formula="of:=SUMPRODUCT(([Bugs_v1_6_8.B$7:Bugs_v1_6_8.B$854]=[.$A59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298" table:formula="of:=SUMPRODUCT(([Bugs_v1_6_8.B$7:Bugs_v1_6_8.B$854]=[.$A60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4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294" office:value-type="string">
            <text:p>Quick edit icons of portlet in column container lost when editing page using IE7 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4">CCP-590</text:span></text:p>
          </table:table-cell>
          <table:table-cell table:style-name="ce298" table:formula="of:=SUMPRODUCT(([Bugs_v1_6_8.B$7:Bugs_v1_6_8.B$854]=[.$A61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5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SCV</text:p>
          </table:table-cell>
          <table:table-cell table:style-name="ce294" office:value-type="string">
            <text:p>Link can't be distinguished in fck editor edit mode</text:p>
          </table:table-cell>
          <table:table-cell table:style-name="ce185" office:value-type="string">
            <text:p><text:span text:style-name="T15"><text:a xlink:href="https://jira.exoplatform.org/browse/WCM-2823">WCM-2823</text:a></text:span><text:span text:style-name="T15"> </text:span></text:p>
            <text:p>CCP-427</text:p>
          </table:table-cell>
          <table:table-cell table:style-name="ce298" table:formula="of:=SUMPRODUCT(([Bugs_v1_6_8.B$7:Bugs_v1_6_8.B$854]=[.$A62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6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CLV</text:p>
          </table:table-cell>
          <table:table-cell table:style-name="ce160" office:value-type="string">
            <text:p>Taxonomy display error in the CLV categories:encoding problem</text:p>
          </table:table-cell>
          <table:table-cell table:style-name="ce160" office:value-type="string">
            <text:p>WCM-2688</text:p>
            <text:p>CCP-302</text:p>
          </table:table-cell>
          <table:table-cell table:style-name="ce298" table:formula="of:=SUMPRODUCT(([Bugs_v1_6_8.B$7:Bugs_v1_6_8.B$854]=[.$A63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7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CLV</text:p>
          </table:table-cell>
          <table:table-cell table:style-name="ce160" office:value-type="string">
            <text:p>Error in research when writing characters * and -</text:p>
          </table:table-cell>
          <table:table-cell table:style-name="ce59" office:value-type="string">
            <text:p><text:a xlink:href="https://jira.exoplatform.org/browse/WCM-2956">WCM-2956</text:a> </text:p>
            <text:p><text:span text:style-name="T4">CCP-713</text:span></text:p>
          </table:table-cell>
          <table:table-cell table:style-name="ce298" table:formula="of:=SUMPRODUCT(([Bugs_v1_6_8.B$7:Bugs_v1_6_8.B$854]=[.$A64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8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Publish</text:p>
          </table:table-cell>
          <table:table-cell table:style-name="ce160" office:value-type="string">
            <text:p>Cache &amp; Categories with publication errors</text:p>
          </table:table-cell>
          <table:table-cell table:style-name="ce160" office:value-type="string">
            <text:p>WCM-2725 CCP-345</text:p>
          </table:table-cell>
          <table:table-cell table:style-name="ce298" table:formula="of:=SUMPRODUCT(([Bugs_v1_6_8.B$7:Bugs_v1_6_8.B$854]=[.$A65])*([Bugs_v1_6_8.A$7:Bugs_v1_6_8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1">
          <table:table-cell table:style-name="ce283" office:value-type="string" table:number-columns-spanned="8" table:number-rows-spanned="1">
            <text:p>Bugs v.1.6.9</text:p>
          </table:table-cell>
          <table:covered-table-cell table:style-name="ce288"/>
          <table:covered-table-cell table:style-name="ce288"/>
          <table:covered-table-cell table:style-name="ce53"/>
          <table:covered-table-cell table:style-name="ce52"/>
          <table:covered-table-cell table:style-name="ce298"/>
          <table:covered-table-cell table:style-name="ce286"/>
          <table:covered-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9_WCM_001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5" office:value-type="string">
            <text:p>Links are displayed not underlined when visited </text:p>
          </table:table-cell>
          <table:table-cell table:style-name="ce60" office:value-type="string">
            <text:p>WCM-2992</text:p>
            <text:p>CCP-810</text:p>
          </table:table-cell>
          <table:table-cell table:style-name="ce298" table:formula="of:=SUMPRODUCT(([Bugs_v1_6_9.B$7:Bugs_v1_6_9.B$854]=[.$A67])*([Bugs_v1_6_9.A$7:Bugs_v1_6_9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237" office:value-type="string">
            <text:p>REG_AIO169_WCM_002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5" office:value-type="string">
            <text:p>The user workspace panel remains visible after editing the current page.</text:p>
          </table:table-cell>
          <table:table-cell table:style-name="ce228" office:value-type="string">
            <text:p>WCM-2959</text:p>
            <text:p>CCP-711</text:p>
          </table:table-cell>
          <table:table-cell table:style-name="ce298" table:formula="of:=SUMPRODUCT(([Bugs_v1_6_9.B$7:Bugs_v1_6_9.B$854]=[.$A68])*([Bugs_v1_6_9.A$7:Bugs_v1_6_9.A$854]&lt;&gt;&quot;&quot;))" office:value-type="float" office:value="2">
            <text:p>2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237" office:value-type="string">
            <text:p>REG_AIO169_WCM_003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5" office:value-type="string">
            <text:p>The user workspace panel remains visible after editing the current page.</text:p>
          </table:table-cell>
          <table:table-cell table:style-name="ce252" office:value-type="string">
            <text:p>WCM-2962</text:p>
            <text:p><text:span text:style-name="T18">CCP-711</text:span></text:p>
          </table:table-cell>
          <table:table-cell table:style-name="ce298" table:formula="of:=SUMPRODUCT(([Bugs_v1_6_9.B$7:Bugs_v1_6_9.B$854]=[.$A69])*([Bugs_v1_6_9.A$7:Bugs_v1_6_9.A$854]&lt;&gt;&quot;&quot;))" office:value-type="float" office:value="2">
            <text:p>2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7">
          <table:table-cell table:style-name="ce237" office:value-type="string">
            <text:p>REG_AIO169_WCM_004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55" office:value-type="string">
            <text:p>Bugs when search and download documents which names contain apostrophes.</text:p>
          </table:table-cell>
          <table:table-cell table:style-name="ce252" office:value-type="string">
            <text:p>WCM-2997</text:p>
            <text:p>CCP-884</text:p>
          </table:table-cell>
          <table:table-cell table:style-name="ce298" table:formula="of:=SUMPRODUCT(([Bugs_v1_6_9.B$7:Bugs_v1_6_9.B$854]=[.$A70])*([Bugs_v1_6_9.A$7:Bugs_v1_6_9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34">
          <table:table-cell table:style-name="ce237" office:value-type="string">
            <text:p>REG_AIO169_WCM_005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260" office:value-type="string">
            <text:p>Check if can change to another page of CLV portlets</text:p>
          </table:table-cell>
          <table:table-cell table:style-name="ce252" office:value-type="string">
            <text:p><text:span text:style-name="T20">WCM-2944</text:span></text:p>
            <text:p><text:span text:style-name="T20">CCP-877</text:span></text:p>
          </table:table-cell>
          <table:table-cell table:style-name="ce298" table:formula="of:=SUMPRODUCT(([Bugs_v1_6_9.B$7:Bugs_v1_6_9.B$854]=[.$A71])*([Bugs_v1_6_9.A$7:Bugs_v1_6_9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34">
          <table:table-cell table:style-name="ce237" office:value-type="string">
            <text:p>REG_AIO169_WCM_006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260" office:value-type="string">
            <text:p>Labels aren't translated in French when managing publications</text:p>
          </table:table-cell>
          <table:table-cell table:style-name="ce252" office:value-type="string">
            <text:p>WCM-2968</text:p>
            <text:p>CCP-737</text:p>
          </table:table-cell>
          <table:table-cell table:style-name="ce298" table:formula="of:=SUMPRODUCT(([Bugs_v1_6_9.B$7:Bugs_v1_6_9.B$854]=[.$A72])*([Bugs_v1_6_9.A$7:Bugs_v1_6_9.A$854]&lt;&gt;&quot;&quot;))" office:value-type="float" office:value="2">
            <text:p>2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35">
          <table:table-cell table:style-name="ce237" office:value-type="string">
            <text:p>REG_AIO169_WCM_007</text:p>
          </table:table-cell>
          <table:table-cell table:style-name="ce288" office:value-type="string">
            <text:p>WCM</text:p>
          </table:table-cell>
          <table:table-cell table:style-name="ce288" office:value-type="string">
            <text:p>WCM</text:p>
          </table:table-cell>
          <table:table-cell table:style-name="ce295" office:value-type="string">
            <text:p>Check if can drag container</text:p>
          </table:table-cell>
          <table:table-cell table:style-name="ce252" office:value-type="string">
            <text:p>WCM-2903</text:p>
            <text:p>WCM-2945</text:p>
            <text:p>CCP-790</text:p>
          </table:table-cell>
          <table:table-cell table:style-name="ce298" table:formula="of:=SUMPRODUCT(([Bugs_v1_6_9.B$7:Bugs_v1_6_9.B$854]=[.$A73])*([Bugs_v1_6_9.A$7:Bugs_v1_6_9.A$854]&lt;&gt;&quot;&quot;))" office:value-type="float" office:value="1">
            <text:p>1</text:p>
          </table:table-cell>
          <table:table-cell table:style-name="ce286"/>
          <table:table-cell table:style-name="ce52"/>
          <table:table-cell table:style-name="ce304"/>
          <table:table-cell table:style-name="ce286" table:number-columns-repeated="242"/>
          <table:table-cell table:number-columns-repeated="5"/>
        </table:table-row>
        <table:table-row table:style-name="ro36">
          <table:table-cell table:style-name="ce285" office:value-type="string" table:number-columns-spanned="5" table:number-rows-spanned="1">
            <text:p>Total</text:p>
          </table:table-cell>
          <table:covered-table-cell table:style-name="ce289"/>
          <table:covered-table-cell table:style-name="ce289"/>
          <table:covered-table-cell table:style-name="ce289"/>
          <table:covered-table-cell table:style-name="ce288"/>
          <table:table-cell table:style-name="ce285" table:formula="of:=SUM([.F5:.F73])" office:value-type="float" office:value="72">
            <text:p>72</text:p>
          </table:table-cell>
          <table:table-cell table:style-name="ce286"/>
          <table:table-cell table:style-name="ce49"/>
          <table:table-cell table:style-name="ce305"/>
          <table:table-cell table:style-name="ce286" table:number-columns-repeated="242"/>
          <table:table-cell table:number-columns-repeated="5"/>
        </table:table-row>
        <table:table-row table:style-name="ro1" table:number-rows-repeated="65466">
          <table:table-cell table:style-name="ce286" table:number-columns-repeated="8"/>
          <table:table-cell table:style-name="ce305"/>
          <table:table-cell table:style-name="ce286" table:number-columns-repeated="242"/>
          <table:table-cell table:number-columns-repeated="5"/>
        </table:table-row>
        <table:table-row table:style-name="ro1" table:number-rows-repeated="4">
          <table:table-cell table:number-columns-repeated="8"/>
          <table:table-cell table:style-name="ce227"/>
          <table:table-cell table:number-columns-repeated="247"/>
        </table:table-row>
        <table:table-row table:style-name="ro1" table:number-rows-repeated="98303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range table:name="Cont_30" table:base-cell-address="$Cover.$G$19" table:cell-range-address="$Bugs_v1_6_5.$B$7:.$H$14"/>
        <table:named-range table:name="Cont_31" table:base-cell-address="$Cover.$G$36" table:cell-range-address="$Bugs_v1_6_5.$B$15:.$H$69"/>
        <table:named-range table:name="Search_contact" table:base-cell-address="$Cover.$H$82" table:cell-range-address="$Bugs_v1_6_5.$E$7:.$H$69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5/03/2011</text:date>, <text:time>11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5-03T11:51:03</dc:date>
    <meta:print-date>2008-06-17T00:45:47</meta:print-date>
    <meta:editing-cycles>922</meta:editing-cycles>
    <meta:editing-duration>PT375H53M39S</meta:editing-duration>
    <dc:creator>exoplatform </dc:creator>
    <meta:document-statistic meta:table-count="7" meta:cell-count="3019" meta:object-count="1"/>
    <meta:user-defined meta:name="Info 1"/>
    <meta:user-defined meta:name="Info 2"/>
    <meta:user-defined meta:name="Info 3"/>
    <meta:user-defined meta:name="Info 4"/>
  </office:meta>
</office:document-meta>
</file>